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3.976" calcext:value-type="float">
            <text:p>103,976</text:p>
          </table:table-cell>
          <table:table-cell office:value-type="float" office:value="40.097" calcext:value-type="float">
            <text:p>40,097</text:p>
          </table:table-cell>
          <table:table-cell/>
          <table:table-cell office:value-type="float" office:value="2240.276" calcext:value-type="float">
            <text:p>2240,276</text:p>
          </table:table-cell>
          <table:table-cell office:value-type="float" office:value="2097.902" calcext:value-type="float">
            <text:p>2097,902</text:p>
          </table:table-cell>
          <table:table-cell/>
          <table:table-cell office:value-type="float" office:value="235410.858" calcext:value-type="float">
            <text:p>235410,858</text:p>
          </table:table-cell>
          <table:table-cell office:value-type="float" office:value="235301.257" calcext:value-type="float">
            <text:p>235301,257</text:p>
          </table:table-cell>
          <table:table-cell table:number-columns-repeated="5"/>
          <table:table-cell table:formula="of:=['PY37-128MB'.N7]-['PY37-128MB'.$L7]" office:value-type="float" office:value="-0.240318681318682" calcext:value-type="float">
            <text:p>-0,2403186813</text:p>
          </table:table-cell>
          <table:table-cell table:formula="of:=['PY37-128MB'.O7]-['PY37-128MB'.$L7]" office:value-type="float" office:value="0.595681318681318" calcext:value-type="float">
            <text:p>0,5956813187</text:p>
          </table:table-cell>
        </table:table-row>
        <table:table-row table:style-name="ro1">
          <table:table-cell office:value-type="float" office:value="66.837" calcext:value-type="float">
            <text:p>66,837</text:p>
          </table:table-cell>
          <table:table-cell office:value-type="float" office:value="22.265" calcext:value-type="float">
            <text:p>22,265</text:p>
          </table:table-cell>
          <table:table-cell/>
          <table:table-cell office:value-type="float" office:value="2126.228" calcext:value-type="float">
            <text:p>2126,228</text:p>
          </table:table-cell>
          <table:table-cell office:value-type="float" office:value="2069.297" calcext:value-type="float">
            <text:p>2069,297</text:p>
          </table:table-cell>
          <table:table-cell/>
          <table:table-cell office:value-type="float" office:value="231763.136" calcext:value-type="float">
            <text:p>231763,136</text:p>
          </table:table-cell>
          <table:table-cell office:value-type="float" office:value="231402.711" calcext:value-type="float">
            <text:p>231402,71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341" calcext:value-type="float">
            <text:p>56,341</text:p>
          </table:table-cell>
          <table:table-cell office:value-type="float" office:value="11.815" calcext:value-type="float">
            <text:p>11,815</text:p>
          </table:table-cell>
          <table:table-cell/>
          <table:table-cell office:value-type="float" office:value="2120.525" calcext:value-type="float">
            <text:p>2120,525</text:p>
          </table:table-cell>
          <table:table-cell office:value-type="float" office:value="2058.264" calcext:value-type="float">
            <text:p>2058,264</text:p>
          </table:table-cell>
          <table:table-cell/>
          <table:table-cell office:value-type="float" office:value="226879.03" calcext:value-type="float">
            <text:p>226879,03</text:p>
          </table:table-cell>
          <table:table-cell office:value-type="float" office:value="226397.211" calcext:value-type="float">
            <text:p>226397,2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28MB'.$B$14:.$B$104])" office:value-type="float" office:value="1.28831868131868" calcext:value-type="float">
            <text:p>1,2883186813</text:p>
          </table:table-cell>
          <table:table-cell table:formula="of:=STDEV(['PY37-128MB'.$B$14:.$B$104])" office:value-type="float" office:value="0.177721810024098" calcext:value-type="float">
            <text:p>0,17772181</text:p>
          </table:table-cell>
          <table:table-cell table:formula="of:=MIN(['PY37-128MB'.$B$14:.$B$104])" office:value-type="float" office:value="1.048" calcext:value-type="float">
            <text:p>1,048</text:p>
          </table:table-cell>
          <table:table-cell table:formula="of:=MAX(['PY37-128MB'.$B$14:.$B$104])" office:value-type="float" office:value="1.884" calcext:value-type="float">
            <text:p>1,884</text:p>
          </table:table-cell>
        </table:table-row>
        <table:table-row table:style-name="ro1">
          <table:table-cell office:value-type="float" office:value="56.176" calcext:value-type="float">
            <text:p>56,176</text:p>
          </table:table-cell>
          <table:table-cell office:value-type="float" office:value="11.085" calcext:value-type="float">
            <text:p>11,085</text:p>
          </table:table-cell>
          <table:table-cell/>
          <table:table-cell office:value-type="float" office:value="2126.717" calcext:value-type="float">
            <text:p>2126,717</text:p>
          </table:table-cell>
          <table:table-cell office:value-type="float" office:value="2055.707" calcext:value-type="float">
            <text:p>2055,707</text:p>
          </table:table-cell>
          <table:table-cell/>
          <table:table-cell office:value-type="float" office:value="224892.236" calcext:value-type="float">
            <text:p>224892,236</text:p>
          </table:table-cell>
          <table:table-cell office:value-type="float" office:value="224500.644" calcext:value-type="float">
            <text:p>224500,6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1707.64521590909" calcext:value-type="float">
            <text:p>1707,6452159091</text:p>
          </table:table-cell>
          <table:table-cell table:formula="of:=STDEV(['PY37-128MB'.$E$17:.$E$104])" office:value-type="float" office:value="79.4014101042233" calcext:value-type="float">
            <text:p>79,4014101042</text:p>
          </table:table-cell>
          <table:table-cell table:formula="of:=MIN(['PY37-128MB'.$E$17:.$E$104])" office:value-type="float" office:value="1500.391" calcext:value-type="float">
            <text:p>1500,391</text:p>
          </table:table-cell>
          <table:table-cell table:formula="of:=MAX(['PY37-128MB'.$E$17:.$E$104])" office:value-type="float" office:value="1886.093" calcext:value-type="float">
            <text:p>1886,093</text:p>
          </table:table-cell>
        </table:table-row>
        <table:table-row table:style-name="ro1">
          <table:table-cell office:value-type="float" office:value="55.578" calcext:value-type="float">
            <text:p>55,578</text:p>
          </table:table-cell>
          <table:table-cell office:value-type="float" office:value="8.262" calcext:value-type="float">
            <text:p>8,262</text:p>
          </table:table-cell>
          <table:table-cell/>
          <table:table-cell office:value-type="float" office:value="2147.05" calcext:value-type="float">
            <text:p>2147,05</text:p>
          </table:table-cell>
          <table:table-cell office:value-type="float" office:value="2012.491" calcext:value-type="float">
            <text:p>2012,491</text:p>
          </table:table-cell>
          <table:table-cell/>
          <table:table-cell office:value-type="float" office:value="221257.101" calcext:value-type="float">
            <text:p>221257,101</text:p>
          </table:table-cell>
          <table:table-cell office:value-type="float" office:value="219996.652" calcext:value-type="float">
            <text:p>219996,6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28MB'.$H$5:.$H$8])" office:value-type="float" office:value="229400.45575" calcext:value-type="float">
            <text:p>229400,45575</text:p>
          </table:table-cell>
          <table:table-cell table:formula="of:=STDEV(['PY37-128MB'.$H$5:.$H$8])" office:value-type="float" office:value="4894.08199400033" calcext:value-type="float">
            <text:p>4894,0819940003</text:p>
          </table:table-cell>
          <table:table-cell table:formula="of:=MIN(['PY37-128MB'.$H$5:.$H$8])" office:value-type="float" office:value="224500.644" calcext:value-type="float">
            <text:p>224500,644</text:p>
          </table:table-cell>
          <table:table-cell table:formula="of:=MAX(['PY37-128MB'.$H$5:.$H$8])" office:value-type="float" office:value="235301.257" calcext:value-type="float">
            <text:p>235301,257</text:p>
          </table:table-cell>
        </table:table-row>
        <table:table-row table:style-name="ro1">
          <table:table-cell office:value-type="float" office:value="52.278" calcext:value-type="float">
            <text:p>52,278</text:p>
          </table:table-cell>
          <table:table-cell office:value-type="float" office:value="7.584" calcext:value-type="float">
            <text:p>7,584</text:p>
          </table:table-cell>
          <table:table-cell/>
          <table:table-cell office:value-type="float" office:value="1989.36" calcext:value-type="float">
            <text:p>1989,36</text:p>
          </table:table-cell>
          <table:table-cell office:value-type="float" office:value="1944.659" calcext:value-type="float">
            <text:p>1944,659</text:p>
          </table:table-cell>
          <table:table-cell/>
          <table:table-cell office:value-type="float" office:value="19801.84" calcext:value-type="float">
            <text:p>19801,84</text:p>
          </table:table-cell>
          <table:table-cell office:value-type="float" office:value="17437.27" calcext:value-type="float">
            <text:p>17437,27</text:p>
          </table:table-cell>
          <table:table-cell table:number-columns-repeated="7"/>
        </table:table-row>
        <table:table-row table:style-name="ro1">
          <table:table-cell office:value-type="float" office:value="46.923" calcext:value-type="float">
            <text:p>46,923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float" office:value="1984.288" calcext:value-type="float">
            <text:p>1984,288</text:p>
          </table:table-cell>
          <table:table-cell office:value-type="float" office:value="1933.488" calcext:value-type="float">
            <text:p>1933,488</text:p>
          </table:table-cell>
          <table:table-cell table:number-columns-repeated="8"/>
          <table:table-cell table:formula="of:=[.L8]-[.N8]" office:value-type="float" office:value="207.254215909091" calcext:value-type="float">
            <text:p>207,2542159091</text:p>
          </table:table-cell>
          <table:table-cell table:formula="of:=[.L8]-[.O8]" office:value-type="float" office:value="-178.447784090909" calcext:value-type="float">
            <text:p>-178,4477840909</text:p>
          </table:table-cell>
        </table:table-row>
        <table:table-row table:style-name="ro1">
          <table:table-cell office:value-type="float" office:value="47.402" calcext:value-type="float">
            <text:p>47,402</text:p>
          </table:table-cell>
          <table:table-cell office:value-type="float" office:value="3.375" calcext:value-type="float">
            <text:p>3,375</text:p>
          </table:table-cell>
          <table:table-cell/>
          <table:table-cell office:value-type="float" office:value="2006.179" calcext:value-type="float">
            <text:p>2006,179</text:p>
          </table:table-cell>
          <table:table-cell office:value-type="float" office:value="1929.444" calcext:value-type="float">
            <text:p>1929,444</text:p>
          </table:table-cell>
          <table:table-cell table:number-columns-repeated="10"/>
        </table:table-row>
        <table:table-row table:style-name="ro1">
          <table:table-cell office:value-type="float" office:value="47.123" calcext:value-type="float">
            <text:p>47,123</text:p>
          </table:table-cell>
          <table:table-cell office:value-type="float" office:value="2.556" calcext:value-type="float">
            <text:p>2,556</text:p>
          </table:table-cell>
          <table:table-cell/>
          <table:table-cell office:value-type="float" office:value="2410.145" calcext:value-type="float">
            <text:p>2410,145</text:p>
          </table:table-cell>
          <table:table-cell office:value-type="float" office:value="1907.184" calcext:value-type="float">
            <text:p>1907,184</text:p>
          </table:table-cell>
          <table:table-cell table:number-columns-repeated="10"/>
        </table:table-row>
        <table:table-row table:style-name="ro1">
          <table:table-cell office:value-type="float" office:value="53.196" calcext:value-type="float">
            <text:p>53,196</text:p>
          </table:table-cell>
          <table:table-cell office:value-type="float" office:value="1.884" calcext:value-type="float">
            <text:p>1,884</text:p>
          </table:table-cell>
          <table:table-cell office:value-type="string" calcext:value-type="string">
            <text:p>←</text:p>
          </table:table-cell>
          <table:table-cell office:value-type="float" office:value="2037.769" calcext:value-type="float">
            <text:p>2037,769</text:p>
          </table:table-cell>
          <table:table-cell office:value-type="float" office:value="1901.611" calcext:value-type="float">
            <text:p>1901,611</text:p>
          </table:table-cell>
          <table:table-cell table:number-columns-repeated="10"/>
        </table:table-row>
        <table:table-row table:style-name="ro1">
          <table:table-cell office:value-type="float" office:value="96.995" calcext:value-type="float">
            <text:p>96,995</text:p>
          </table:table-cell>
          <table:table-cell office:value-type="float" office:value="1.839" calcext:value-type="float">
            <text:p>1,839</text:p>
          </table:table-cell>
          <table:table-cell/>
          <table:table-cell office:value-type="float" office:value="1997.628" calcext:value-type="float">
            <text:p>1997,628</text:p>
          </table:table-cell>
          <table:table-cell office:value-type="float" office:value="1901.388" calcext:value-type="float">
            <text:p>1901,388</text:p>
          </table:table-cell>
          <table:table-cell table:number-columns-repeated="10"/>
        </table:table-row>
        <table:table-row table:style-name="ro1">
          <table:table-cell office:value-type="float" office:value="49.109" calcext:value-type="float">
            <text:p>49,109</text:p>
          </table:table-cell>
          <table:table-cell office:value-type="float" office:value="1.829" calcext:value-type="float">
            <text:p>1,829</text:p>
          </table:table-cell>
          <table:table-cell/>
          <table:table-cell office:value-type="float" office:value="2007.77" calcext:value-type="float">
            <text:p>2007,77</text:p>
          </table:table-cell>
          <table:table-cell office:value-type="float" office:value="1892.716" calcext:value-type="float">
            <text:p>1892,716</text:p>
          </table:table-cell>
          <table:table-cell table:number-columns-repeated="10"/>
        </table:table-row>
        <table:table-row table:style-name="ro1">
          <table:table-cell office:value-type="float" office:value="45.813" calcext:value-type="float">
            <text:p>45,813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2275.277" calcext:value-type="float">
            <text:p>2275,277</text:p>
          </table:table-cell>
          <table:table-cell office:value-type="float" office:value="1886.093" calcext:value-type="float">
            <text:p>1886,093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95.069" calcext:value-type="float">
            <text:p>95,069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006.868" calcext:value-type="float">
            <text:p>2006,868</text:p>
          </table:table-cell>
          <table:table-cell office:value-type="float" office:value="1880.699" calcext:value-type="float">
            <text:p>1880,699</text:p>
          </table:table-cell>
          <table:table-cell table:number-columns-repeated="10"/>
        </table:table-row>
        <table:table-row table:style-name="ro1">
          <table:table-cell office:value-type="float" office:value="46.297" calcext:value-type="float">
            <text:p>46,297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2008.945" calcext:value-type="float">
            <text:p>2008,945</text:p>
          </table:table-cell>
          <table:table-cell office:value-type="float" office:value="1856.948" calcext:value-type="float">
            <text:p>1856,948</text:p>
          </table:table-cell>
          <table:table-cell table:number-columns-repeated="10"/>
        </table:table-row>
        <table:table-row table:style-name="ro1">
          <table:table-cell office:value-type="float" office:value="46.158" calcext:value-type="float">
            <text:p>46,158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1905.004" calcext:value-type="float">
            <text:p>1905,004</text:p>
          </table:table-cell>
          <table:table-cell office:value-type="float" office:value="1853.566" calcext:value-type="float">
            <text:p>1853,566</text:p>
          </table:table-cell>
          <table:table-cell table:number-columns-repeated="10"/>
        </table:table-row>
        <table:table-row table:style-name="ro1">
          <table:table-cell office:value-type="float" office:value="45.42" calcext:value-type="float">
            <text:p>45,42</text:p>
          </table:table-cell>
          <table:table-cell office:value-type="float" office:value="1.596" calcext:value-type="float">
            <text:p>1,596</text:p>
          </table:table-cell>
          <table:table-cell/>
          <table:table-cell office:value-type="float" office:value="1907.116" calcext:value-type="float">
            <text:p>1907,116</text:p>
          </table:table-cell>
          <table:table-cell office:value-type="float" office:value="1843.767" calcext:value-type="float">
            <text:p>1843,767</text:p>
          </table:table-cell>
          <table:table-cell table:number-columns-repeated="10"/>
        </table:table-row>
        <table:table-row table:style-name="ro1">
          <table:table-cell office:value-type="float" office:value="62.341" calcext:value-type="float">
            <text:p>62,341</text:p>
          </table:table-cell>
          <table:table-cell office:value-type="float" office:value="1.513" calcext:value-type="float">
            <text:p>1,513</text:p>
          </table:table-cell>
          <table:table-cell/>
          <table:table-cell office:value-type="float" office:value="1993.696" calcext:value-type="float">
            <text:p>1993,696</text:p>
          </table:table-cell>
          <table:table-cell office:value-type="float" office:value="1826.606" calcext:value-type="float">
            <text:p>1826,606</text:p>
          </table:table-cell>
          <table:table-cell table:number-columns-repeated="10"/>
        </table:table-row>
        <table:table-row table:style-name="ro1">
          <table:table-cell office:value-type="float" office:value="45.627" calcext:value-type="float">
            <text:p>45,627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1894.372" calcext:value-type="float">
            <text:p>1894,372</text:p>
          </table:table-cell>
          <table:table-cell office:value-type="float" office:value="1812.47" calcext:value-type="float">
            <text:p>1812,47</text:p>
          </table:table-cell>
          <table:table-cell table:number-columns-repeated="10"/>
        </table:table-row>
        <table:table-row table:style-name="ro1">
          <table:table-cell office:value-type="float" office:value="53.098" calcext:value-type="float">
            <text:p>53,098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2179.661" calcext:value-type="float">
            <text:p>2179,661</text:p>
          </table:table-cell>
          <table:table-cell office:value-type="float" office:value="1809.294" calcext:value-type="float">
            <text:p>1809,294</text:p>
          </table:table-cell>
          <table:table-cell table:number-columns-repeated="10"/>
        </table:table-row>
        <table:table-row table:style-name="ro1">
          <table:table-cell office:value-type="float" office:value="49.913" calcext:value-type="float">
            <text:p>49,913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1897.544" calcext:value-type="float">
            <text:p>1897,544</text:p>
          </table:table-cell>
          <table:table-cell office:value-type="float" office:value="1805.771" calcext:value-type="float">
            <text:p>1805,771</text:p>
          </table:table-cell>
          <table:table-cell table:number-columns-repeated="10"/>
        </table:table-row>
        <table:table-row table:style-name="ro1">
          <table:table-cell office:value-type="float" office:value="47.146" calcext:value-type="float">
            <text:p>47,146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1993.006" calcext:value-type="float">
            <text:p>1993,006</text:p>
          </table:table-cell>
          <table:table-cell office:value-type="float" office:value="1804.158" calcext:value-type="float">
            <text:p>1804,158</text:p>
          </table:table-cell>
          <table:table-cell table:number-columns-repeated="10"/>
        </table:table-row>
        <table:table-row table:style-name="ro1">
          <table:table-cell office:value-type="float" office:value="53.525" calcext:value-type="float">
            <text:p>53,525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2104.094" calcext:value-type="float">
            <text:p>2104,094</text:p>
          </table:table-cell>
          <table:table-cell office:value-type="float" office:value="1801.026" calcext:value-type="float">
            <text:p>1801,026</text:p>
          </table:table-cell>
          <table:table-cell table:number-columns-repeated="10"/>
        </table:table-row>
        <table:table-row table:style-name="ro1">
          <table:table-cell office:value-type="float" office:value="55.347" calcext:value-type="float">
            <text:p>55,347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06.855" calcext:value-type="float">
            <text:p>2006,855</text:p>
          </table:table-cell>
          <table:table-cell office:value-type="float" office:value="1801.018" calcext:value-type="float">
            <text:p>1801,018</text:p>
          </table:table-cell>
          <table:table-cell table:number-columns-repeated="10"/>
        </table:table-row>
        <table:table-row table:style-name="ro1">
          <table:table-cell office:value-type="float" office:value="58.416" calcext:value-type="float">
            <text:p>58,416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2373.833" calcext:value-type="float">
            <text:p>2373,833</text:p>
          </table:table-cell>
          <table:table-cell office:value-type="float" office:value="1800.561" calcext:value-type="float">
            <text:p>1800,561</text:p>
          </table:table-cell>
          <table:table-cell table:number-columns-repeated="10"/>
        </table:table-row>
        <table:table-row table:style-name="ro1">
          <table:table-cell office:value-type="float" office:value="44.086" calcext:value-type="float">
            <text:p>44,086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1896.644" calcext:value-type="float">
            <text:p>1896,644</text:p>
          </table:table-cell>
          <table:table-cell office:value-type="float" office:value="1796.687" calcext:value-type="float">
            <text:p>1796,687</text:p>
          </table:table-cell>
          <table:table-cell table:number-columns-repeated="10"/>
        </table:table-row>
        <table:table-row table:style-name="ro1">
          <table:table-cell office:value-type="float" office:value="48.757" calcext:value-type="float">
            <text:p>48,757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2012.09" calcext:value-type="float">
            <text:p>2012,09</text:p>
          </table:table-cell>
          <table:table-cell office:value-type="float" office:value="1796.001" calcext:value-type="float">
            <text:p>1796,001</text:p>
          </table:table-cell>
          <table:table-cell table:number-columns-repeated="10"/>
        </table:table-row>
        <table:table-row table:style-name="ro1">
          <table:table-cell office:value-type="float" office:value="46.893" calcext:value-type="float">
            <text:p>46,893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012.14" calcext:value-type="float">
            <text:p>2012,14</text:p>
          </table:table-cell>
          <table:table-cell office:value-type="float" office:value="1795.641" calcext:value-type="float">
            <text:p>1795,641</text:p>
          </table:table-cell>
          <table:table-cell table:number-columns-repeated="10"/>
        </table:table-row>
        <table:table-row table:style-name="ro1">
          <table:table-cell office:value-type="float" office:value="45.867" calcext:value-type="float">
            <text:p>45,86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2008.451" calcext:value-type="float">
            <text:p>2008,451</text:p>
          </table:table-cell>
          <table:table-cell office:value-type="float" office:value="1781.578" calcext:value-type="float">
            <text:p>1781,578</text:p>
          </table:table-cell>
          <table:table-cell table:number-columns-repeated="10"/>
        </table:table-row>
        <table:table-row table:style-name="ro1">
          <table:table-cell office:value-type="float" office:value="45.725" calcext:value-type="float">
            <text:p>45,725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5.776" calcext:value-type="float">
            <text:p>2005,776</text:p>
          </table:table-cell>
          <table:table-cell office:value-type="float" office:value="1768.46" calcext:value-type="float">
            <text:p>1768,46</text:p>
          </table:table-cell>
          <table:table-cell table:number-columns-repeated="10"/>
        </table:table-row>
        <table:table-row table:style-name="ro1">
          <table:table-cell office:value-type="float" office:value="46.141" calcext:value-type="float">
            <text:p>46,141</text:p>
          </table:table-cell>
          <table:table-cell office:value-type="float" office:value="1.357" calcext:value-type="float">
            <text:p>1,357</text:p>
          </table:table-cell>
          <table:table-cell/>
          <table:table-cell office:value-type="float" office:value="1898.794" calcext:value-type="float">
            <text:p>1898,794</text:p>
          </table:table-cell>
          <table:table-cell office:value-type="float" office:value="1762.556" calcext:value-type="float">
            <text:p>1762,556</text:p>
          </table:table-cell>
          <table:table-cell table:number-columns-repeated="10"/>
        </table:table-row>
        <table:table-row table:style-name="ro1">
          <table:table-cell office:value-type="float" office:value="52.643" calcext:value-type="float">
            <text:p>52,643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2014.546" calcext:value-type="float">
            <text:p>2014,546</text:p>
          </table:table-cell>
          <table:table-cell office:value-type="float" office:value="1762.107" calcext:value-type="float">
            <text:p>1762,107</text:p>
          </table:table-cell>
          <table:table-cell table:number-columns-repeated="10"/>
        </table:table-row>
        <table:table-row table:style-name="ro1">
          <table:table-cell office:value-type="float" office:value="47.103" calcext:value-type="float">
            <text:p>47,10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1808.463" calcext:value-type="float">
            <text:p>1808,463</text:p>
          </table:table-cell>
          <table:table-cell office:value-type="float" office:value="1760.288" calcext:value-type="float">
            <text:p>1760,288</text:p>
          </table:table-cell>
          <table:table-cell table:number-columns-repeated="10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1.342" calcext:value-type="float">
            <text:p>1,342</text:p>
          </table:table-cell>
          <table:table-cell/>
          <table:table-cell office:value-type="float" office:value="1902.079" calcext:value-type="float">
            <text:p>1902,079</text:p>
          </table:table-cell>
          <table:table-cell office:value-type="float" office:value="1758.638" calcext:value-type="float">
            <text:p>1758,638</text:p>
          </table:table-cell>
          <table:table-cell table:number-columns-repeated="10"/>
        </table:table-row>
        <table:table-row table:style-name="ro1">
          <table:table-cell office:value-type="float" office:value="46.078" calcext:value-type="float">
            <text:p>46,07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1825.684" calcext:value-type="float">
            <text:p>1825,684</text:p>
          </table:table-cell>
          <table:table-cell office:value-type="float" office:value="1757.387" calcext:value-type="float">
            <text:p>1757,387</text:p>
          </table:table-cell>
          <table:table-cell table:number-columns-repeated="10"/>
        </table:table-row>
        <table:table-row table:style-name="ro1">
          <table:table-cell office:value-type="float" office:value="44.849" calcext:value-type="float">
            <text:p>44,849</text:p>
          </table:table-cell>
          <table:table-cell office:value-type="float" office:value="1.331" calcext:value-type="float">
            <text:p>1,331</text:p>
          </table:table-cell>
          <table:table-cell/>
          <table:table-cell office:value-type="float" office:value="1803.473" calcext:value-type="float">
            <text:p>1803,473</text:p>
          </table:table-cell>
          <table:table-cell office:value-type="float" office:value="1756.559" calcext:value-type="float">
            <text:p>1756,559</text:p>
          </table:table-cell>
          <table:table-cell table:number-columns-repeated="10"/>
        </table:table-row>
        <table:table-row table:style-name="ro1">
          <table:table-cell office:value-type="float" office:value="45.49" calcext:value-type="float">
            <text:p>45,49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1801.936" calcext:value-type="float">
            <text:p>1801,936</text:p>
          </table:table-cell>
          <table:table-cell office:value-type="float" office:value="1755.443" calcext:value-type="float">
            <text:p>1755,443</text:p>
          </table:table-cell>
          <table:table-cell table:number-columns-repeated="10"/>
        </table:table-row>
        <table:table-row table:style-name="ro1">
          <table:table-cell office:value-type="float" office:value="45.727" calcext:value-type="float">
            <text:p>45,727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800.383" calcext:value-type="float">
            <text:p>1800,383</text:p>
          </table:table-cell>
          <table:table-cell office:value-type="float" office:value="1754.835" calcext:value-type="float">
            <text:p>1754,835</text:p>
          </table:table-cell>
          <table:table-cell table:number-columns-repeated="10"/>
        </table:table-row>
        <table:table-row table:style-name="ro1">
          <table:table-cell office:value-type="float" office:value="50.137" calcext:value-type="float">
            <text:p>50,137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1802.227" calcext:value-type="float">
            <text:p>1802,227</text:p>
          </table:table-cell>
          <table:table-cell office:value-type="float" office:value="1754.005" calcext:value-type="float">
            <text:p>1754,005</text:p>
          </table:table-cell>
          <table:table-cell table:number-columns-repeated="10"/>
        </table:table-row>
        <table:table-row table:style-name="ro1">
          <table:table-cell office:value-type="float" office:value="46.072" calcext:value-type="float">
            <text:p>46,072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797.755" calcext:value-type="float">
            <text:p>1797,755</text:p>
          </table:table-cell>
          <table:table-cell office:value-type="float" office:value="1753.525" calcext:value-type="float">
            <text:p>1753,525</text:p>
          </table:table-cell>
          <table:table-cell table:number-columns-repeated="10"/>
        </table:table-row>
        <table:table-row table:style-name="ro1">
          <table:table-cell office:value-type="float" office:value="45.128" calcext:value-type="float">
            <text:p>45,128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1798.702" calcext:value-type="float">
            <text:p>1798,702</text:p>
          </table:table-cell>
          <table:table-cell office:value-type="float" office:value="1752.739" calcext:value-type="float">
            <text:p>1752,739</text:p>
          </table:table-cell>
          <table:table-cell table:number-columns-repeated="10"/>
        </table:table-row>
        <table:table-row table:style-name="ro1">
          <table:table-cell office:value-type="float" office:value="48.411" calcext:value-type="float">
            <text:p>48,411</text:p>
          </table:table-cell>
          <table:table-cell office:value-type="float" office:value="1.316" calcext:value-type="float">
            <text:p>1,316</text:p>
          </table:table-cell>
          <table:table-cell/>
          <table:table-cell office:value-type="float" office:value="1799.175" calcext:value-type="float">
            <text:p>1799,175</text:p>
          </table:table-cell>
          <table:table-cell office:value-type="float" office:value="1748.972" calcext:value-type="float">
            <text:p>1748,972</text:p>
          </table:table-cell>
          <table:table-cell table:number-columns-repeated="10"/>
        </table:table-row>
        <table:table-row table:style-name="ro1">
          <table:table-cell office:value-type="float" office:value="46.847" calcext:value-type="float">
            <text:p>46,847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1893.706" calcext:value-type="float">
            <text:p>1893,706</text:p>
          </table:table-cell>
          <table:table-cell office:value-type="float" office:value="1747.386" calcext:value-type="float">
            <text:p>1747,386</text:p>
          </table:table-cell>
          <table:table-cell table:number-columns-repeated="10"/>
        </table:table-row>
        <table:table-row table:style-name="ro1">
          <table:table-cell office:value-type="float" office:value="44.893" calcext:value-type="float">
            <text:p>44,893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1794.391" calcext:value-type="float">
            <text:p>1794,391</text:p>
          </table:table-cell>
          <table:table-cell office:value-type="float" office:value="1744.996" calcext:value-type="float">
            <text:p>1744,996</text:p>
          </table:table-cell>
          <table:table-cell table:number-columns-repeated="10"/>
        </table:table-row>
        <table:table-row table:style-name="ro1">
          <table:table-cell office:value-type="float" office:value="45.671" calcext:value-type="float">
            <text:p>45,671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790.205" calcext:value-type="float">
            <text:p>1790,205</text:p>
          </table:table-cell>
          <table:table-cell office:value-type="float" office:value="1744.636" calcext:value-type="float">
            <text:p>1744,636</text:p>
          </table:table-cell>
          <table:table-cell table:number-columns-repeated="10"/>
        </table:table-row>
        <table:table-row table:style-name="ro1">
          <table:table-cell office:value-type="float" office:value="53.537" calcext:value-type="float">
            <text:p>53,537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847.609" calcext:value-type="float">
            <text:p>1847,609</text:p>
          </table:table-cell>
          <table:table-cell office:value-type="float" office:value="1735.351" calcext:value-type="float">
            <text:p>1735,351</text:p>
          </table:table-cell>
          <table:table-cell table:number-columns-repeated="10"/>
        </table:table-row>
        <table:table-row table:style-name="ro1">
          <table:table-cell office:value-type="float" office:value="47.804" calcext:value-type="float">
            <text:p>47,804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1978.627" calcext:value-type="float">
            <text:p>1978,627</text:p>
          </table:table-cell>
          <table:table-cell office:value-type="float" office:value="1732.873" calcext:value-type="float">
            <text:p>1732,873</text:p>
          </table:table-cell>
          <table:table-cell table:number-columns-repeated="10"/>
        </table:table-row>
        <table:table-row table:style-name="ro1">
          <table:table-cell office:value-type="float" office:value="45.388" calcext:value-type="float">
            <text:p>45,388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003.186" calcext:value-type="float">
            <text:p>2003,186</text:p>
          </table:table-cell>
          <table:table-cell office:value-type="float" office:value="1729.113" calcext:value-type="float">
            <text:p>1729,113</text:p>
          </table:table-cell>
          <table:table-cell table:number-columns-repeated="10"/>
        </table:table-row>
        <table:table-row table:style-name="ro1">
          <table:table-cell office:value-type="float" office:value="57.389" calcext:value-type="float">
            <text:p>57,389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1873.248" calcext:value-type="float">
            <text:p>1873,248</text:p>
          </table:table-cell>
          <table:table-cell office:value-type="float" office:value="1712.844" calcext:value-type="float">
            <text:p>1712,844</text:p>
          </table:table-cell>
          <table:table-cell table:number-columns-repeated="10"/>
        </table:table-row>
        <table:table-row table:style-name="ro1">
          <table:table-cell office:value-type="float" office:value="45.426" calcext:value-type="float">
            <text:p>45,426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1763.097" calcext:value-type="float">
            <text:p>1763,097</text:p>
          </table:table-cell>
          <table:table-cell office:value-type="float" office:value="1708.413" calcext:value-type="float">
            <text:p>1708,413</text:p>
          </table:table-cell>
          <table:table-cell table:number-columns-repeated="10"/>
        </table:table-row>
        <table:table-row table:style-name="ro1">
          <table:table-cell office:value-type="float" office:value="46.895" calcext:value-type="float">
            <text:p>46,895</text:p>
          </table:table-cell>
          <table:table-cell office:value-type="float" office:value="1.273" calcext:value-type="float">
            <text:p>1,273</text:p>
          </table:table-cell>
          <table:table-cell/>
          <table:table-cell office:value-type="float" office:value="1890.65" calcext:value-type="float">
            <text:p>1890,65</text:p>
          </table:table-cell>
          <table:table-cell office:value-type="float" office:value="1708.396" calcext:value-type="float">
            <text:p>1708,396</text:p>
          </table:table-cell>
          <table:table-cell table:number-columns-repeated="10"/>
        </table:table-row>
        <table:table-row table:style-name="ro1">
          <table:table-cell office:value-type="float" office:value="51.647" calcext:value-type="float">
            <text:p>51,647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1793.148" calcext:value-type="float">
            <text:p>1793,148</text:p>
          </table:table-cell>
          <table:table-cell office:value-type="float" office:value="1705.8" calcext:value-type="float">
            <text:p>1705,8</text:p>
          </table:table-cell>
          <table:table-cell table:number-columns-repeated="10"/>
        </table:table-row>
        <table:table-row table:style-name="ro1">
          <table:table-cell office:value-type="float" office:value="570.178" calcext:value-type="float">
            <text:p>570,178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008.189" calcext:value-type="float">
            <text:p>2008,189</text:p>
          </table:table-cell>
          <table:table-cell office:value-type="float" office:value="1705.561" calcext:value-type="float">
            <text:p>1705,561</text:p>
          </table:table-cell>
          <table:table-cell table:number-columns-repeated="10"/>
        </table:table-row>
        <table:table-row table:style-name="ro1">
          <table:table-cell office:value-type="float" office:value="47.98" calcext:value-type="float">
            <text:p>47,98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2007.132" calcext:value-type="float">
            <text:p>2007,132</text:p>
          </table:table-cell>
          <table:table-cell office:value-type="float" office:value="1705.416" calcext:value-type="float">
            <text:p>1705,416</text:p>
          </table:table-cell>
          <table:table-cell table:number-columns-repeated="10"/>
        </table:table-row>
        <table:table-row table:style-name="ro1">
          <table:table-cell office:value-type="float" office:value="45.863" calcext:value-type="float">
            <text:p>45,863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2004.983" calcext:value-type="float">
            <text:p>2004,983</text:p>
          </table:table-cell>
          <table:table-cell office:value-type="float" office:value="1704.206" calcext:value-type="float">
            <text:p>1704,206</text:p>
          </table:table-cell>
          <table:table-cell table:number-columns-repeated="10"/>
        </table:table-row>
        <table:table-row table:style-name="ro1">
          <table:table-cell office:value-type="float" office:value="49.658" calcext:value-type="float">
            <text:p>49,65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007.682" calcext:value-type="float">
            <text:p>2007,682</text:p>
          </table:table-cell>
          <table:table-cell office:value-type="float" office:value="1703.579" calcext:value-type="float">
            <text:p>1703,579</text:p>
          </table:table-cell>
          <table:table-cell table:number-columns-repeated="10"/>
        </table:table-row>
        <table:table-row table:style-name="ro1">
          <table:table-cell office:value-type="float" office:value="45.875" calcext:value-type="float">
            <text:p>45,875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1986.277" calcext:value-type="float">
            <text:p>1986,277</text:p>
          </table:table-cell>
          <table:table-cell office:value-type="float" office:value="1703.559" calcext:value-type="float">
            <text:p>1703,559</text:p>
          </table:table-cell>
          <table:table-cell table:number-columns-repeated="10"/>
        </table:table-row>
        <table:table-row table:style-name="ro1">
          <table:table-cell office:value-type="float" office:value="51.771" calcext:value-type="float">
            <text:p>51,771</text:p>
          </table:table-cell>
          <table:table-cell office:value-type="float" office:value="1.225" calcext:value-type="float">
            <text:p>1,225</text:p>
          </table:table-cell>
          <table:table-cell/>
          <table:table-cell office:value-type="float" office:value="1800.359" calcext:value-type="float">
            <text:p>1800,359</text:p>
          </table:table-cell>
          <table:table-cell office:value-type="float" office:value="1703.482" calcext:value-type="float">
            <text:p>1703,482</text:p>
          </table:table-cell>
          <table:table-cell table:number-columns-repeated="10"/>
        </table:table-row>
        <table:table-row table:style-name="ro1">
          <table:table-cell office:value-type="float" office:value="44.595" calcext:value-type="float">
            <text:p>44,595</text:p>
          </table:table-cell>
          <table:table-cell office:value-type="float" office:value="1.224" calcext:value-type="float">
            <text:p>1,224</text:p>
          </table:table-cell>
          <table:table-cell/>
          <table:table-cell office:value-type="float" office:value="1797.565" calcext:value-type="float">
            <text:p>1797,565</text:p>
          </table:table-cell>
          <table:table-cell office:value-type="float" office:value="1703.021" calcext:value-type="float">
            <text:p>1703,021</text:p>
          </table:table-cell>
          <table:table-cell table:number-columns-repeated="10"/>
        </table:table-row>
        <table:table-row table:style-name="ro1">
          <table:table-cell office:value-type="float" office:value="90.621" calcext:value-type="float">
            <text:p>90,621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2033.228" calcext:value-type="float">
            <text:p>2033,228</text:p>
          </table:table-cell>
          <table:table-cell office:value-type="float" office:value="1702.766" calcext:value-type="float">
            <text:p>1702,766</text:p>
          </table:table-cell>
          <table:table-cell table:number-columns-repeated="10"/>
        </table:table-row>
        <table:table-row table:style-name="ro1">
          <table:table-cell office:value-type="float" office:value="94.099" calcext:value-type="float">
            <text:p>94,099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2008.069" calcext:value-type="float">
            <text:p>2008,069</text:p>
          </table:table-cell>
          <table:table-cell office:value-type="float" office:value="1701.908" calcext:value-type="float">
            <text:p>1701,908</text:p>
          </table:table-cell>
          <table:table-cell table:number-columns-repeated="10"/>
        </table:table-row>
        <table:table-row table:style-name="ro1">
          <table:table-cell office:value-type="float" office:value="45.448" calcext:value-type="float">
            <text:p>45,448</text:p>
          </table:table-cell>
          <table:table-cell office:value-type="float" office:value="1.213" calcext:value-type="float">
            <text:p>1,213</text:p>
          </table:table-cell>
          <table:table-cell/>
          <table:table-cell office:value-type="float" office:value="1799.207" calcext:value-type="float">
            <text:p>1799,207</text:p>
          </table:table-cell>
          <table:table-cell office:value-type="float" office:value="1701.772" calcext:value-type="float">
            <text:p>1701,772</text:p>
          </table:table-cell>
          <table:table-cell table:number-columns-repeated="10"/>
        </table:table-row>
        <table:table-row table:style-name="ro1">
          <table:table-cell office:value-type="float" office:value="45.784" calcext:value-type="float">
            <text:p>45,784</text:p>
          </table:table-cell>
          <table:table-cell office:value-type="float" office:value="1.212" calcext:value-type="float">
            <text:p>1,212</text:p>
          </table:table-cell>
          <table:table-cell/>
          <table:table-cell office:value-type="float" office:value="1758.028" calcext:value-type="float">
            <text:p>1758,028</text:p>
          </table:table-cell>
          <table:table-cell office:value-type="float" office:value="1700.623" calcext:value-type="float">
            <text:p>1700,62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1793.169" calcext:value-type="float">
            <text:p>1793,169</text:p>
          </table:table-cell>
          <table:table-cell office:value-type="float" office:value="1700.397" calcext:value-type="float">
            <text:p>1700,397</text:p>
          </table:table-cell>
          <table:table-cell table:number-columns-repeated="10"/>
        </table:table-row>
        <table:table-row table:style-name="ro1">
          <table:table-cell office:value-type="float" office:value="44.288" calcext:value-type="float">
            <text:p>44,288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008.006" calcext:value-type="float">
            <text:p>2008,006</text:p>
          </table:table-cell>
          <table:table-cell office:value-type="float" office:value="1698.967" calcext:value-type="float">
            <text:p>1698,967</text:p>
          </table:table-cell>
          <table:table-cell table:number-columns-repeated="10"/>
        </table:table-row>
        <table:table-row table:style-name="ro1">
          <table:table-cell office:value-type="float" office:value="46.112" calcext:value-type="float">
            <text:p>46,112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1793.956" calcext:value-type="float">
            <text:p>1793,956</text:p>
          </table:table-cell>
          <table:table-cell office:value-type="float" office:value="1695.93" calcext:value-type="float">
            <text:p>1695,93</text:p>
          </table:table-cell>
          <table:table-cell table:number-columns-repeated="10"/>
        </table:table-row>
        <table:table-row table:style-name="ro1">
          <table:table-cell office:value-type="float" office:value="53.819" calcext:value-type="float">
            <text:p>53,819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2009.688" calcext:value-type="float">
            <text:p>2009,688</text:p>
          </table:table-cell>
          <table:table-cell office:value-type="float" office:value="1694.469" calcext:value-type="float">
            <text:p>1694,469</text:p>
          </table:table-cell>
          <table:table-cell table:number-columns-repeated="10"/>
        </table:table-row>
        <table:table-row table:style-name="ro1">
          <table:table-cell office:value-type="float" office:value="45.055" calcext:value-type="float">
            <text:p>45,055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2006.534" calcext:value-type="float">
            <text:p>2006,534</text:p>
          </table:table-cell>
          <table:table-cell office:value-type="float" office:value="1684.254" calcext:value-type="float">
            <text:p>1684,254</text:p>
          </table:table-cell>
          <table:table-cell table:number-columns-repeated="10"/>
        </table:table-row>
        <table:table-row table:style-name="ro1">
          <table:table-cell office:value-type="float" office:value="63.377" calcext:value-type="float">
            <text:p>63,377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006.215" calcext:value-type="float">
            <text:p>2006,215</text:p>
          </table:table-cell>
          <table:table-cell office:value-type="float" office:value="1680.432" calcext:value-type="float">
            <text:p>1680,432</text:p>
          </table:table-cell>
          <table:table-cell table:number-columns-repeated="10"/>
        </table:table-row>
        <table:table-row table:style-name="ro1">
          <table:table-cell office:value-type="float" office:value="48.016" calcext:value-type="float">
            <text:p>48,016</text:p>
          </table:table-cell>
          <table:table-cell office:value-type="float" office:value="1.185" calcext:value-type="float">
            <text:p>1,185</text:p>
          </table:table-cell>
          <table:table-cell/>
          <table:table-cell office:value-type="float" office:value="2009.555" calcext:value-type="float">
            <text:p>2009,555</text:p>
          </table:table-cell>
          <table:table-cell office:value-type="float" office:value="1679.455" calcext:value-type="float">
            <text:p>1679,455</text:p>
          </table:table-cell>
          <table:table-cell table:number-columns-repeated="10"/>
        </table:table-row>
        <table:table-row table:style-name="ro1">
          <table:table-cell office:value-type="float" office:value="50.753" calcext:value-type="float">
            <text:p>50,753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2005.542" calcext:value-type="float">
            <text:p>2005,542</text:p>
          </table:table-cell>
          <table:table-cell office:value-type="float" office:value="1673.224" calcext:value-type="float">
            <text:p>1673,224</text:p>
          </table:table-cell>
          <table:table-cell table:number-columns-repeated="10"/>
        </table:table-row>
        <table:table-row table:style-name="ro1">
          <table:table-cell office:value-type="float" office:value="45.178" calcext:value-type="float">
            <text:p>45,178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3902.071" calcext:value-type="float">
            <text:p>3902,071</text:p>
          </table:table-cell>
          <table:table-cell office:value-type="float" office:value="1671.193" calcext:value-type="float">
            <text:p>1671,193</text:p>
          </table:table-cell>
          <table:table-cell table:number-columns-repeated="10"/>
        </table:table-row>
        <table:table-row table:style-name="ro1">
          <table:table-cell office:value-type="float" office:value="47.349" calcext:value-type="float">
            <text:p>47,349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705.676" calcext:value-type="float">
            <text:p>1705,676</text:p>
          </table:table-cell>
          <table:table-cell office:value-type="float" office:value="1661.442" calcext:value-type="float">
            <text:p>1661,442</text:p>
          </table:table-cell>
          <table:table-cell table:number-columns-repeated="10"/>
        </table:table-row>
        <table:table-row table:style-name="ro1">
          <table:table-cell office:value-type="float" office:value="50.251" calcext:value-type="float">
            <text:p>50,251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1704.972" calcext:value-type="float">
            <text:p>1704,972</text:p>
          </table:table-cell>
          <table:table-cell office:value-type="float" office:value="1659.269" calcext:value-type="float">
            <text:p>1659,269</text:p>
          </table:table-cell>
          <table:table-cell table:number-columns-repeated="10"/>
        </table:table-row>
        <table:table-row table:style-name="ro1">
          <table:table-cell office:value-type="float" office:value="200.647" calcext:value-type="float">
            <text:p>200,647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701.705" calcext:value-type="float">
            <text:p>1701,705</text:p>
          </table:table-cell>
          <table:table-cell office:value-type="float" office:value="1656.899" calcext:value-type="float">
            <text:p>1656,899</text:p>
          </table:table-cell>
          <table:table-cell table:number-columns-repeated="10"/>
        </table:table-row>
        <table:table-row table:style-name="ro1">
          <table:table-cell office:value-type="float" office:value="46.314" calcext:value-type="float">
            <text:p>46,314</text:p>
          </table:table-cell>
          <table:table-cell office:value-type="float" office:value="1.167" calcext:value-type="float">
            <text:p>1,167</text:p>
          </table:table-cell>
          <table:table-cell/>
          <table:table-cell office:value-type="float" office:value="2600.582" calcext:value-type="float">
            <text:p>2600,582</text:p>
          </table:table-cell>
          <table:table-cell office:value-type="float" office:value="1656.387" calcext:value-type="float">
            <text:p>1656,387</text:p>
          </table:table-cell>
          <table:table-cell table:number-columns-repeated="10"/>
        </table:table-row>
        <table:table-row table:style-name="ro1">
          <table:table-cell office:value-type="float" office:value="49.917" calcext:value-type="float">
            <text:p>49,917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1708.374" calcext:value-type="float">
            <text:p>1708,374</text:p>
          </table:table-cell>
          <table:table-cell office:value-type="float" office:value="1655.323" calcext:value-type="float">
            <text:p>1655,323</text:p>
          </table:table-cell>
          <table:table-cell table:number-columns-repeated="10"/>
        </table:table-row>
        <table:table-row table:style-name="ro1">
          <table:table-cell office:value-type="float" office:value="45.47" calcext:value-type="float">
            <text:p>45,47</text:p>
          </table:table-cell>
          <table:table-cell office:value-type="float" office:value="1.163" calcext:value-type="float">
            <text:p>1,163</text:p>
          </table:table-cell>
          <table:table-cell/>
          <table:table-cell office:value-type="float" office:value="1788.879" calcext:value-type="float">
            <text:p>1788,879</text:p>
          </table:table-cell>
          <table:table-cell office:value-type="float" office:value="1654.549" calcext:value-type="float">
            <text:p>1654,549</text:p>
          </table:table-cell>
          <table:table-cell table:number-columns-repeated="10"/>
        </table:table-row>
        <table:table-row table:style-name="ro1">
          <table:table-cell office:value-type="float" office:value="44.711" calcext:value-type="float">
            <text:p>44,711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698.576" calcext:value-type="float">
            <text:p>1698,576</text:p>
          </table:table-cell>
          <table:table-cell office:value-type="float" office:value="1653.032" calcext:value-type="float">
            <text:p>1653,032</text:p>
          </table:table-cell>
          <table:table-cell table:number-columns-repeated="10"/>
        </table:table-row>
        <table:table-row table:style-name="ro1">
          <table:table-cell office:value-type="float" office:value="51.708" calcext:value-type="float">
            <text:p>51,708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1703.804" calcext:value-type="float">
            <text:p>1703,804</text:p>
          </table:table-cell>
          <table:table-cell office:value-type="float" office:value="1652.807" calcext:value-type="float">
            <text:p>1652,807</text:p>
          </table:table-cell>
          <table:table-cell table:number-columns-repeated="10"/>
        </table:table-row>
        <table:table-row table:style-name="ro1">
          <table:table-cell office:value-type="float" office:value="44.651" calcext:value-type="float">
            <text:p>44,651</text:p>
          </table:table-cell>
          <table:table-cell office:value-type="float" office:value="1.158" calcext:value-type="float">
            <text:p>1,158</text:p>
          </table:table-cell>
          <table:table-cell/>
          <table:table-cell office:value-type="float" office:value="2007.635" calcext:value-type="float">
            <text:p>2007,635</text:p>
          </table:table-cell>
          <table:table-cell office:value-type="float" office:value="1651.564" calcext:value-type="float">
            <text:p>1651,564</text:p>
          </table:table-cell>
          <table:table-cell table:number-columns-repeated="10"/>
        </table:table-row>
        <table:table-row table:style-name="ro1">
          <table:table-cell office:value-type="float" office:value="52.256" calcext:value-type="float">
            <text:p>52,256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004.976" calcext:value-type="float">
            <text:p>2004,976</text:p>
          </table:table-cell>
          <table:table-cell office:value-type="float" office:value="1650.675" calcext:value-type="float">
            <text:p>1650,675</text:p>
          </table:table-cell>
          <table:table-cell table:number-columns-repeated="10"/>
        </table:table-row>
        <table:table-row table:style-name="ro1">
          <table:table-cell office:value-type="float" office:value="47.47" calcext:value-type="float">
            <text:p>47,47</text:p>
          </table:table-cell>
          <table:table-cell office:value-type="float" office:value="1.149" calcext:value-type="float">
            <text:p>1,149</text:p>
          </table:table-cell>
          <table:table-cell/>
          <table:table-cell office:value-type="float" office:value="2003.907" calcext:value-type="float">
            <text:p>2003,907</text:p>
          </table:table-cell>
          <table:table-cell office:value-type="float" office:value="1645.664" calcext:value-type="float">
            <text:p>1645,664</text:p>
          </table:table-cell>
          <table:table-cell table:number-columns-repeated="10"/>
        </table:table-row>
        <table:table-row table:style-name="ro1">
          <table:table-cell office:value-type="float" office:value="45.571" calcext:value-type="float">
            <text:p>45,57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1904.924" calcext:value-type="float">
            <text:p>1904,924</text:p>
          </table:table-cell>
          <table:table-cell office:value-type="float" office:value="1638.717" calcext:value-type="float">
            <text:p>1638,717</text:p>
          </table:table-cell>
          <table:table-cell table:number-columns-repeated="10"/>
        </table:table-row>
        <table:table-row table:style-name="ro1">
          <table:table-cell office:value-type="float" office:value="47.736" calcext:value-type="float">
            <text:p>47,736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011.206" calcext:value-type="float">
            <text:p>2011,206</text:p>
          </table:table-cell>
          <table:table-cell office:value-type="float" office:value="1626.255" calcext:value-type="float">
            <text:p>1626,255</text:p>
          </table:table-cell>
          <table:table-cell table:number-columns-repeated="10"/>
        </table:table-row>
        <table:table-row table:style-name="ro1">
          <table:table-cell office:value-type="float" office:value="80.531" calcext:value-type="float">
            <text:p>80,531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800.887" calcext:value-type="float">
            <text:p>1800,887</text:p>
          </table:table-cell>
          <table:table-cell office:value-type="float" office:value="1625.219" calcext:value-type="float">
            <text:p>1625,219</text:p>
          </table:table-cell>
          <table:table-cell table:number-columns-repeated="10"/>
        </table:table-row>
        <table:table-row table:style-name="ro1">
          <table:table-cell office:value-type="float" office:value="60.779" calcext:value-type="float">
            <text:p>60,779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772.002" calcext:value-type="float">
            <text:p>1772,002</text:p>
          </table:table-cell>
          <table:table-cell office:value-type="float" office:value="1615.494" calcext:value-type="float">
            <text:p>1615,494</text:p>
          </table:table-cell>
          <table:table-cell table:number-columns-repeated="10"/>
        </table:table-row>
        <table:table-row table:style-name="ro1">
          <table:table-cell office:value-type="float" office:value="51.26" calcext:value-type="float">
            <text:p>51,26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1733.775" calcext:value-type="float">
            <text:p>1733,775</text:p>
          </table:table-cell>
          <table:table-cell office:value-type="float" office:value="1611.279" calcext:value-type="float">
            <text:p>1611,279</text:p>
          </table:table-cell>
          <table:table-cell table:number-columns-repeated="10"/>
        </table:table-row>
        <table:table-row table:style-name="ro1">
          <table:table-cell office:value-type="float" office:value="44.981" calcext:value-type="float">
            <text:p>44,981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2006.585" calcext:value-type="float">
            <text:p>2006,585</text:p>
          </table:table-cell>
          <table:table-cell office:value-type="float" office:value="1611.076" calcext:value-type="float">
            <text:p>1611,076</text:p>
          </table:table-cell>
          <table:table-cell table:number-columns-repeated="10"/>
        </table:table-row>
        <table:table-row table:style-name="ro1">
          <table:table-cell office:value-type="float" office:value="44.282" calcext:value-type="float">
            <text:p>44,28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862.914" calcext:value-type="float">
            <text:p>1862,914</text:p>
          </table:table-cell>
          <table:table-cell office:value-type="float" office:value="1607.32" calcext:value-type="float">
            <text:p>1607,32</text:p>
          </table:table-cell>
          <table:table-cell table:number-columns-repeated="10"/>
        </table:table-row>
        <table:table-row table:style-name="ro1">
          <table:table-cell office:value-type="float" office:value="46.005" calcext:value-type="float">
            <text:p>46,005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306.877" calcext:value-type="float">
            <text:p>2306,877</text:p>
          </table:table-cell>
          <table:table-cell office:value-type="float" office:value="1606.175" calcext:value-type="float">
            <text:p>1606,175</text:p>
          </table:table-cell>
          <table:table-cell table:number-columns-repeated="10"/>
        </table:table-row>
        <table:table-row table:style-name="ro1">
          <table:table-cell office:value-type="float" office:value="176.612" calcext:value-type="float">
            <text:p>176,612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1795.917" calcext:value-type="float">
            <text:p>1795,917</text:p>
          </table:table-cell>
          <table:table-cell office:value-type="float" office:value="1605.872" calcext:value-type="float">
            <text:p>1605,872</text:p>
          </table:table-cell>
          <table:table-cell table:number-columns-repeated="10"/>
        </table:table-row>
        <table:table-row table:style-name="ro1">
          <table:table-cell office:value-type="float" office:value="149.58" calcext:value-type="float">
            <text:p>149,58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float" office:value="2016.298" calcext:value-type="float">
            <text:p>2016,298</text:p>
          </table:table-cell>
          <table:table-cell office:value-type="float" office:value="1605.24" calcext:value-type="float">
            <text:p>1605,24</text:p>
          </table:table-cell>
          <table:table-cell table:number-columns-repeated="10"/>
        </table:table-row>
        <table:table-row table:style-name="ro1">
          <table:table-cell office:value-type="float" office:value="44.471" calcext:value-type="float">
            <text:p>44,471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2007.244" calcext:value-type="float">
            <text:p>2007,244</text:p>
          </table:table-cell>
          <table:table-cell office:value-type="float" office:value="1600.254" calcext:value-type="float">
            <text:p>1600,254</text:p>
          </table:table-cell>
          <table:table-cell table:number-columns-repeated="10"/>
        </table:table-row>
        <table:table-row table:style-name="ro1">
          <table:table-cell office:value-type="float" office:value="48.079" calcext:value-type="float">
            <text:p>48,079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788.6" calcext:value-type="float">
            <text:p>1788,6</text:p>
          </table:table-cell>
          <table:table-cell office:value-type="float" office:value="1596.565" calcext:value-type="float">
            <text:p>1596,565</text:p>
          </table:table-cell>
          <table:table-cell table:number-columns-repeated="10"/>
        </table:table-row>
        <table:table-row table:style-name="ro1">
          <table:table-cell office:value-type="float" office:value="47.943" calcext:value-type="float">
            <text:p>47,943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2007.351" calcext:value-type="float">
            <text:p>2007,351</text:p>
          </table:table-cell>
          <table:table-cell office:value-type="float" office:value="1572.659" calcext:value-type="float">
            <text:p>1572,659</text:p>
          </table:table-cell>
          <table:table-cell table:number-columns-repeated="10"/>
        </table:table-row>
        <table:table-row table:style-name="ro1">
          <table:table-cell office:value-type="float" office:value="68.766" calcext:value-type="float">
            <text:p>68,766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2008.174" calcext:value-type="float">
            <text:p>2008,174</text:p>
          </table:table-cell>
          <table:table-cell office:value-type="float" office:value="1567.715" calcext:value-type="float">
            <text:p>1567,715</text:p>
          </table:table-cell>
          <table:table-cell table:number-columns-repeated="10"/>
        </table:table-row>
        <table:table-row table:style-name="ro1">
          <table:table-cell office:value-type="float" office:value="54.103" calcext:value-type="float">
            <text:p>54,10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601.9" calcext:value-type="float">
            <text:p>1601,9</text:p>
          </table:table-cell>
          <table:table-cell office:value-type="float" office:value="1557.435" calcext:value-type="float">
            <text:p>1557,435</text:p>
          </table:table-cell>
          <table:table-cell table:number-columns-repeated="10"/>
        </table:table-row>
        <table:table-row table:style-name="ro1">
          <table:table-cell office:value-type="float" office:value="70.274" calcext:value-type="float">
            <text:p>70,274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1780.223" calcext:value-type="float">
            <text:p>1780,223</text:p>
          </table:table-cell>
          <table:table-cell office:value-type="float" office:value="1546.082" calcext:value-type="float">
            <text:p>1546,082</text:p>
          </table:table-cell>
          <table:table-cell table:number-columns-repeated="10"/>
        </table:table-row>
        <table:table-row table:style-name="ro1">
          <table:table-cell office:value-type="float" office:value="45.589" calcext:value-type="float">
            <text:p>45,589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1648.555" calcext:value-type="float">
            <text:p>1648,555</text:p>
          </table:table-cell>
          <table:table-cell office:value-type="float" office:value="1500.391" calcext:value-type="float">
            <text:p>1500,391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9.474" calcext:value-type="float">
            <text:p>49,474</text:p>
          </table:table-cell>
          <table:table-cell office:value-type="float" office:value="2.573" calcext:value-type="float">
            <text:p>2,573</text:p>
          </table:table-cell>
          <table:table-cell/>
          <table:table-cell office:value-type="float" office:value="1397.861" calcext:value-type="float">
            <text:p>1397,861</text:p>
          </table:table-cell>
          <table:table-cell office:value-type="float" office:value="1338.394" calcext:value-type="float">
            <text:p>1338,394</text:p>
          </table:table-cell>
          <table:table-cell/>
          <table:table-cell office:value-type="float" office:value="105961.07" calcext:value-type="float">
            <text:p>105961,07</text:p>
          </table:table-cell>
          <table:table-cell office:value-type="float" office:value="105805.741" calcext:value-type="float">
            <text:p>105805,741</text:p>
          </table:table-cell>
          <table:table-cell table:number-columns-repeated="5"/>
          <table:table-cell table:formula="of:=['PY37-256MB'.N7]-['PY37-256MB'.$L7]" office:value-type="float" office:value="-0.306724489795918" calcext:value-type="float">
            <text:p>-0,3067244898</text:p>
          </table:table-cell>
          <table:table-cell table:formula="of:=['PY37-256MB'.O7]-['PY37-256MB'.$L7]" office:value-type="float" office:value="0.464275510204081" calcext:value-type="float">
            <text:p>0,4642755102</text:p>
          </table:table-cell>
        </table:table-row>
        <table:table-row table:style-name="ro1">
          <table:table-cell office:value-type="float" office:value="50.798" calcext:value-type="float">
            <text:p>50,798</text:p>
          </table:table-cell>
          <table:table-cell office:value-type="float" office:value="2.211" calcext:value-type="float">
            <text:p>2,211</text:p>
          </table:table-cell>
          <table:table-cell/>
          <table:table-cell office:value-type="float" office:value="1304.762" calcext:value-type="float">
            <text:p>1304,762</text:p>
          </table:table-cell>
          <table:table-cell office:value-type="float" office:value="1257.225" calcext:value-type="float">
            <text:p>1257,225</text:p>
          </table:table-cell>
          <table:table-cell/>
          <table:table-cell office:value-type="float" office:value="105897.547" calcext:value-type="float">
            <text:p>105897,547</text:p>
          </table:table-cell>
          <table:table-cell office:value-type="float" office:value="105796.958" calcext:value-type="float">
            <text:p>105796,9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.773" calcext:value-type="float">
            <text:p>47,773</text:p>
          </table:table-cell>
          <table:table-cell office:value-type="float" office:value="1.851" calcext:value-type="float">
            <text:p>1,851</text:p>
          </table:table-cell>
          <table:table-cell office:value-type="string" calcext:value-type="string">
            <text:p>←</text:p>
          </table:table-cell>
          <table:table-cell office:value-type="float" office:value="1314.18" calcext:value-type="float">
            <text:p>1314,18</text:p>
          </table:table-cell>
          <table:table-cell office:value-type="float" office:value="1254.253" calcext:value-type="float">
            <text:p>1254,253</text:p>
          </table:table-cell>
          <table:table-cell/>
          <table:table-cell office:value-type="float" office:value="105942.564" calcext:value-type="float">
            <text:p>105942,564</text:p>
          </table:table-cell>
          <table:table-cell office:value-type="float" office:value="105715.475" calcext:value-type="float">
            <text:p>105715,4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7:.$B$104])" office:value-type="float" office:value="1.38672448979592" calcext:value-type="float">
            <text:p>1,3867244898</text:p>
          </table:table-cell>
          <table:table-cell table:formula="of:=STDEV(['PY37-256MB'.$B$7:.$B$104])" office:value-type="float" office:value="0.171726813775032" calcext:value-type="float">
            <text:p>0,1717268138</text:p>
          </table:table-cell>
          <table:table-cell table:formula="of:=MIN(['PY37-256MB'.$B$7:.$B$104])" office:value-type="float" office:value="1.08" calcext:value-type="float">
            <text:p>1,08</text:p>
          </table:table-cell>
          <table:table-cell table:formula="of:=MAX(['PY37-256MB'.$B$7:.$B$104])" office:value-type="float" office:value="1.851" calcext:value-type="float">
            <text:p>1,851</text:p>
          </table:table-cell>
        </table:table-row>
        <table:table-row table:style-name="ro1">
          <table:table-cell office:value-type="float" office:value="52.975" calcext:value-type="float">
            <text:p>52,975</text:p>
          </table:table-cell>
          <table:table-cell office:value-type="float" office:value="1.804" calcext:value-type="float">
            <text:p>1,804</text:p>
          </table:table-cell>
          <table:table-cell/>
          <table:table-cell office:value-type="float" office:value="1203.002" calcext:value-type="float">
            <text:p>1203,002</text:p>
          </table:table-cell>
          <table:table-cell office:value-type="float" office:value="1109.725" calcext:value-type="float">
            <text:p>1109,725</text:p>
          </table:table-cell>
          <table:table-cell/>
          <table:table-cell office:value-type="float" office:value="105647.611" calcext:value-type="float">
            <text:p>105647,611</text:p>
          </table:table-cell>
          <table:table-cell office:value-type="float" office:value="105390.194" calcext:value-type="float">
            <text:p>105390,1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10:.$E$104])" office:value-type="float" office:value="793.517073684211" calcext:value-type="float">
            <text:p>793,5170736842</text:p>
          </table:table-cell>
          <table:table-cell table:formula="of:=STDEV(['PY37-256MB'.$E$10:.$E$104])" office:value-type="float" office:value="71.7488771157212" calcext:value-type="float">
            <text:p>71,7488771157</text:p>
          </table:table-cell>
          <table:table-cell table:formula="of:=MIN(['PY37-256MB'.$E$10:.$E$104])" office:value-type="float" office:value="654.862" calcext:value-type="float">
            <text:p>654,862</text:p>
          </table:table-cell>
          <table:table-cell table:formula="of:=MAX(['PY37-256MB'.$E$10:.$E$104])" office:value-type="float" office:value="1009.963" calcext:value-type="float">
            <text:p>1009,963</text:p>
          </table:table-cell>
        </table:table-row>
        <table:table-row table:style-name="ro1">
          <table:table-cell office:value-type="float" office:value="48.836" calcext:value-type="float">
            <text:p>48,836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1110.431" calcext:value-type="float">
            <text:p>1110,431</text:p>
          </table:table-cell>
          <table:table-cell office:value-type="float" office:value="1057.887" calcext:value-type="float">
            <text:p>1057,887</text:p>
          </table:table-cell>
          <table:table-cell/>
          <table:table-cell office:value-type="float" office:value="104508.366" calcext:value-type="float">
            <text:p>104508,366</text:p>
          </table:table-cell>
          <table:table-cell office:value-type="float" office:value="104405.871" calcext:value-type="float">
            <text:p>104405,87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8])" office:value-type="float" office:value="105677.092" calcext:value-type="float">
            <text:p>105677,092</text:p>
          </table:table-cell>
          <table:table-cell table:formula="of:=STDEV(['PY37-256MB'.$H$5:.$H$8])" office:value-type="float" office:value="195.53528262183" calcext:value-type="float">
            <text:p>195,5352826218</text:p>
          </table:table-cell>
          <table:table-cell table:formula="of:=MIN(['PY37-256MB'.$H$5:.$H$8])" office:value-type="float" office:value="105390.194" calcext:value-type="float">
            <text:p>105390,194</text:p>
          </table:table-cell>
          <table:table-cell table:formula="of:=MAX(['PY37-256MB'.$H$5:.$H$8])" office:value-type="float" office:value="105805.741" calcext:value-type="float">
            <text:p>105805,741</text:p>
          </table:table-cell>
        </table:table-row>
        <table:table-row table:style-name="ro1">
          <table:table-cell office:value-type="float" office:value="50.171" calcext:value-type="float">
            <text:p>50,171</text:p>
          </table:table-cell>
          <table:table-cell office:value-type="float" office:value="1.781" calcext:value-type="float">
            <text:p>1,781</text:p>
          </table:table-cell>
          <table:table-cell/>
          <table:table-cell office:value-type="float" office:value="1094.211" calcext:value-type="float">
            <text:p>1094,211</text:p>
          </table:table-cell>
          <table:table-cell office:value-type="float" office:value="1009.963" calcext:value-type="float">
            <text:p>1009,963</text:p>
          </table:table-cell>
          <table:table-cell table:number-columns-repeated="10"/>
        </table:table-row>
        <table:table-row table:style-name="ro1">
          <table:table-cell office:value-type="float" office:value="49.081" calcext:value-type="float">
            <text:p>49,081</text:p>
          </table:table-cell>
          <table:table-cell office:value-type="float" office:value="1.771" calcext:value-type="float">
            <text:p>1,771</text:p>
          </table:table-cell>
          <table:table-cell/>
          <table:table-cell office:value-type="float" office:value="1095.414" calcext:value-type="float">
            <text:p>1095,414</text:p>
          </table:table-cell>
          <table:table-cell office:value-type="float" office:value="970.553" calcext:value-type="float">
            <text:p>970,553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1006.61" calcext:value-type="float">
            <text:p>1006,61</text:p>
          </table:table-cell>
          <table:table-cell office:value-type="float" office:value="960.66" calcext:value-type="float">
            <text:p>960,66</text:p>
          </table:table-cell>
          <table:table-cell table:number-columns-repeated="10"/>
        </table:table-row>
        <table:table-row table:style-name="ro1">
          <table:table-cell office:value-type="float" office:value="187.353" calcext:value-type="float">
            <text:p>187,353</text:p>
          </table:table-cell>
          <table:table-cell office:value-type="float" office:value="1.751" calcext:value-type="float">
            <text:p>1,751</text:p>
          </table:table-cell>
          <table:table-cell/>
          <table:table-cell office:value-type="float" office:value="1008.636" calcext:value-type="float">
            <text:p>1008,636</text:p>
          </table:table-cell>
          <table:table-cell office:value-type="float" office:value="957.376" calcext:value-type="float">
            <text:p>957,376</text:p>
          </table:table-cell>
          <table:table-cell table:number-columns-repeated="10"/>
        </table:table-row>
        <table:table-row table:style-name="ro1">
          <table:table-cell office:value-type="float" office:value="46.115" calcext:value-type="float">
            <text:p>46,115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997.988" calcext:value-type="float">
            <text:p>997,988</text:p>
          </table:table-cell>
          <table:table-cell office:value-type="float" office:value="947.427" calcext:value-type="float">
            <text:p>947,427</text:p>
          </table:table-cell>
          <table:table-cell table:number-columns-repeated="10"/>
        </table:table-row>
        <table:table-row table:style-name="ro1">
          <table:table-cell office:value-type="float" office:value="57.544" calcext:value-type="float">
            <text:p>57,544</text:p>
          </table:table-cell>
          <table:table-cell office:value-type="float" office:value="1.664" calcext:value-type="float">
            <text:p>1,664</text:p>
          </table:table-cell>
          <table:table-cell/>
          <table:table-cell office:value-type="float" office:value="997.331" calcext:value-type="float">
            <text:p>997,331</text:p>
          </table:table-cell>
          <table:table-cell office:value-type="float" office:value="945.258" calcext:value-type="float">
            <text:p>945,258</text:p>
          </table:table-cell>
          <table:table-cell table:number-columns-repeated="10"/>
        </table:table-row>
        <table:table-row table:style-name="ro1">
          <table:table-cell office:value-type="float" office:value="48.868" calcext:value-type="float">
            <text:p>48,868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1000.396" calcext:value-type="float">
            <text:p>1000,396</text:p>
          </table:table-cell>
          <table:table-cell office:value-type="float" office:value="917.046" calcext:value-type="float">
            <text:p>917,046</text:p>
          </table:table-cell>
          <table:table-cell table:number-columns-repeated="10"/>
        </table:table-row>
        <table:table-row table:style-name="ro1">
          <table:table-cell office:value-type="float" office:value="55.226" calcext:value-type="float">
            <text:p>55,226</text:p>
          </table:table-cell>
          <table:table-cell office:value-type="float" office:value="1.608" calcext:value-type="float">
            <text:p>1,608</text:p>
          </table:table-cell>
          <table:table-cell/>
          <table:table-cell office:value-type="float" office:value="1077.683" calcext:value-type="float">
            <text:p>1077,683</text:p>
          </table:table-cell>
          <table:table-cell office:value-type="float" office:value="912.169" calcext:value-type="float">
            <text:p>912,169</text:p>
          </table:table-cell>
          <table:table-cell table:number-columns-repeated="10"/>
        </table:table-row>
        <table:table-row table:style-name="ro1">
          <table:table-cell office:value-type="float" office:value="49.255" calcext:value-type="float">
            <text:p>49,255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988.015" calcext:value-type="float">
            <text:p>988,015</text:p>
          </table:table-cell>
          <table:table-cell office:value-type="float" office:value="903.843" calcext:value-type="float">
            <text:p>903,843</text:p>
          </table:table-cell>
          <table:table-cell table:number-columns-repeated="10"/>
        </table:table-row>
        <table:table-row table:style-name="ro1">
          <table:table-cell office:value-type="float" office:value="56.294" calcext:value-type="float">
            <text:p>56,294</text:p>
          </table:table-cell>
          <table:table-cell office:value-type="float" office:value="1.573" calcext:value-type="float">
            <text:p>1,573</text:p>
          </table:table-cell>
          <table:table-cell/>
          <table:table-cell office:value-type="float" office:value="988.842" calcext:value-type="float">
            <text:p>988,842</text:p>
          </table:table-cell>
          <table:table-cell office:value-type="float" office:value="903.505" calcext:value-type="float">
            <text:p>903,505</text:p>
          </table:table-cell>
          <table:table-cell table:number-columns-repeated="10"/>
        </table:table-row>
        <table:table-row table:style-name="ro1">
          <table:table-cell office:value-type="float" office:value="48.285" calcext:value-type="float">
            <text:p>48,285</text:p>
          </table:table-cell>
          <table:table-cell office:value-type="float" office:value="1.557" calcext:value-type="float">
            <text:p>1,557</text:p>
          </table:table-cell>
          <table:table-cell/>
          <table:table-cell office:value-type="float" office:value="989.321" calcext:value-type="float">
            <text:p>989,321</text:p>
          </table:table-cell>
          <table:table-cell office:value-type="float" office:value="903.332" calcext:value-type="float">
            <text:p>903,332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1010.575" calcext:value-type="float">
            <text:p>1010,575</text:p>
          </table:table-cell>
          <table:table-cell office:value-type="float" office:value="879.752" calcext:value-type="float">
            <text:p>879,752</text:p>
          </table:table-cell>
          <table:table-cell table:number-columns-repeated="10"/>
        </table:table-row>
        <table:table-row table:style-name="ro1">
          <table:table-cell office:value-type="float" office:value="48.142" calcext:value-type="float">
            <text:p>48,142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912.18" calcext:value-type="float">
            <text:p>912,18</text:p>
          </table:table-cell>
          <table:table-cell office:value-type="float" office:value="864.651" calcext:value-type="float">
            <text:p>864,651</text:p>
          </table:table-cell>
          <table:table-cell table:number-columns-repeated="10"/>
        </table:table-row>
        <table:table-row table:style-name="ro1">
          <table:table-cell office:value-type="float" office:value="54.203" calcext:value-type="float">
            <text:p>54,20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907.34" calcext:value-type="float">
            <text:p>907,34</text:p>
          </table:table-cell>
          <table:table-cell office:value-type="float" office:value="854.113" calcext:value-type="float">
            <text:p>854,113</text:p>
          </table:table-cell>
          <table:table-cell table:number-columns-repeated="10"/>
        </table:table-row>
        <table:table-row table:style-name="ro1">
          <table:table-cell office:value-type="float" office:value="47.719" calcext:value-type="float">
            <text:p>47,719</text:p>
          </table:table-cell>
          <table:table-cell office:value-type="float" office:value="1.501" calcext:value-type="float">
            <text:p>1,501</text:p>
          </table:table-cell>
          <table:table-cell/>
          <table:table-cell office:value-type="float" office:value="897.302" calcext:value-type="float">
            <text:p>897,302</text:p>
          </table:table-cell>
          <table:table-cell office:value-type="float" office:value="852.956" calcext:value-type="float">
            <text:p>852,956</text:p>
          </table:table-cell>
          <table:table-cell table:number-columns-repeated="10"/>
        </table:table-row>
        <table:table-row table:style-name="ro1">
          <table:table-cell office:value-type="float" office:value="48.352" calcext:value-type="float">
            <text:p>48,352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896.982" calcext:value-type="float">
            <text:p>896,982</text:p>
          </table:table-cell>
          <table:table-cell office:value-type="float" office:value="848.817" calcext:value-type="float">
            <text:p>848,817</text:p>
          </table:table-cell>
          <table:table-cell table:number-columns-repeated="10"/>
        </table:table-row>
        <table:table-row table:style-name="ro1">
          <table:table-cell office:value-type="float" office:value="52.671" calcext:value-type="float">
            <text:p>52,671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896.633" calcext:value-type="float">
            <text:p>896,633</text:p>
          </table:table-cell>
          <table:table-cell office:value-type="float" office:value="848.311" calcext:value-type="float">
            <text:p>848,311</text:p>
          </table:table-cell>
          <table:table-cell table:number-columns-repeated="10"/>
        </table:table-row>
        <table:table-row table:style-name="ro1">
          <table:table-cell office:value-type="float" office:value="56.952" calcext:value-type="float">
            <text:p>56,952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892.601" calcext:value-type="float">
            <text:p>892,601</text:p>
          </table:table-cell>
          <table:table-cell office:value-type="float" office:value="846.682" calcext:value-type="float">
            <text:p>846,682</text:p>
          </table:table-cell>
          <table:table-cell table:number-columns-repeated="10"/>
        </table:table-row>
        <table:table-row table:style-name="ro1">
          <table:table-cell office:value-type="float" office:value="60.653" calcext:value-type="float">
            <text:p>60,653</text:p>
          </table:table-cell>
          <table:table-cell office:value-type="float" office:value="1.479" calcext:value-type="float">
            <text:p>1,479</text:p>
          </table:table-cell>
          <table:table-cell/>
          <table:table-cell office:value-type="float" office:value="898.141" calcext:value-type="float">
            <text:p>898,141</text:p>
          </table:table-cell>
          <table:table-cell office:value-type="float" office:value="846.357" calcext:value-type="float">
            <text:p>846,357</text:p>
          </table:table-cell>
          <table:table-cell table:number-columns-repeated="10"/>
        </table:table-row>
        <table:table-row table:style-name="ro1">
          <table:table-cell office:value-type="float" office:value="50.794" calcext:value-type="float">
            <text:p>50,794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894.397" calcext:value-type="float">
            <text:p>894,397</text:p>
          </table:table-cell>
          <table:table-cell office:value-type="float" office:value="845.351" calcext:value-type="float">
            <text:p>845,351</text:p>
          </table:table-cell>
          <table:table-cell table:number-columns-repeated="10"/>
        </table:table-row>
        <table:table-row table:style-name="ro1">
          <table:table-cell office:value-type="float" office:value="46.979" calcext:value-type="float">
            <text:p>46,979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898.395" calcext:value-type="float">
            <text:p>898,395</text:p>
          </table:table-cell>
          <table:table-cell office:value-type="float" office:value="845.305" calcext:value-type="float">
            <text:p>845,305</text:p>
          </table:table-cell>
          <table:table-cell table:number-columns-repeated="10"/>
        </table:table-row>
        <table:table-row table:style-name="ro1">
          <table:table-cell office:value-type="float" office:value="67.549" calcext:value-type="float">
            <text:p>67,549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0.507" calcext:value-type="float">
            <text:p>890,507</text:p>
          </table:table-cell>
          <table:table-cell office:value-type="float" office:value="844.48" calcext:value-type="float">
            <text:p>844,48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4.424" calcext:value-type="float">
            <text:p>894,424</text:p>
          </table:table-cell>
          <table:table-cell office:value-type="float" office:value="844.448" calcext:value-type="float">
            <text:p>844,448</text:p>
          </table:table-cell>
          <table:table-cell table:number-columns-repeated="10"/>
        </table:table-row>
        <table:table-row table:style-name="ro1">
          <table:table-cell office:value-type="float" office:value="47.024" calcext:value-type="float">
            <text:p>47,024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1.4" calcext:value-type="float">
            <text:p>891,4</text:p>
          </table:table-cell>
          <table:table-cell office:value-type="float" office:value="843.7" calcext:value-type="float">
            <text:p>843,7</text:p>
          </table:table-cell>
          <table:table-cell table:number-columns-repeated="10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895.332" calcext:value-type="float">
            <text:p>895,332</text:p>
          </table:table-cell>
          <table:table-cell office:value-type="float" office:value="843.539" calcext:value-type="float">
            <text:p>843,539</text:p>
          </table:table-cell>
          <table:table-cell table:number-columns-repeated="10"/>
        </table:table-row>
        <table:table-row table:style-name="ro1">
          <table:table-cell office:value-type="float" office:value="46.862" calcext:value-type="float">
            <text:p>46,862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888.312" calcext:value-type="float">
            <text:p>888,312</text:p>
          </table:table-cell>
          <table:table-cell office:value-type="float" office:value="842.115" calcext:value-type="float">
            <text:p>842,115</text:p>
          </table:table-cell>
          <table:table-cell table:number-columns-repeated="10"/>
        </table:table-row>
        <table:table-row table:style-name="ro1">
          <table:table-cell office:value-type="float" office:value="48.069" calcext:value-type="float">
            <text:p>48,06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894.821" calcext:value-type="float">
            <text:p>894,821</text:p>
          </table:table-cell>
          <table:table-cell office:value-type="float" office:value="841.612" calcext:value-type="float">
            <text:p>841,612</text:p>
          </table:table-cell>
          <table:table-cell table:number-columns-repeated="10"/>
        </table:table-row>
        <table:table-row table:style-name="ro1">
          <table:table-cell office:value-type="float" office:value="46.096" calcext:value-type="float">
            <text:p>46,096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886.341" calcext:value-type="float">
            <text:p>886,341</text:p>
          </table:table-cell>
          <table:table-cell office:value-type="float" office:value="840.201" calcext:value-type="float">
            <text:p>840,201</text:p>
          </table:table-cell>
          <table:table-cell table:number-columns-repeated="10"/>
        </table:table-row>
        <table:table-row table:style-name="ro1">
          <table:table-cell office:value-type="float" office:value="50.79" calcext:value-type="float">
            <text:p>50,79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891.944" calcext:value-type="float">
            <text:p>891,944</text:p>
          </table:table-cell>
          <table:table-cell office:value-type="float" office:value="838.226" calcext:value-type="float">
            <text:p>838,226</text:p>
          </table:table-cell>
          <table:table-cell table:number-columns-repeated="10"/>
        </table:table-row>
        <table:table-row table:style-name="ro1">
          <table:table-cell office:value-type="float" office:value="48.288" calcext:value-type="float">
            <text:p>48,288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883.51" calcext:value-type="float">
            <text:p>883,51</text:p>
          </table:table-cell>
          <table:table-cell office:value-type="float" office:value="837.491" calcext:value-type="float">
            <text:p>837,491</text:p>
          </table:table-cell>
          <table:table-cell table:number-columns-repeated="10"/>
        </table:table-row>
        <table:table-row table:style-name="ro1">
          <table:table-cell office:value-type="float" office:value="203.967" calcext:value-type="float">
            <text:p>203,967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901.581" calcext:value-type="float">
            <text:p>901,581</text:p>
          </table:table-cell>
          <table:table-cell office:value-type="float" office:value="816.841" calcext:value-type="float">
            <text:p>816,841</text:p>
          </table:table-cell>
          <table:table-cell table:number-columns-repeated="10"/>
        </table:table-row>
        <table:table-row table:style-name="ro1">
          <table:table-cell office:value-type="float" office:value="46.878" calcext:value-type="float">
            <text:p>46,878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900.405" calcext:value-type="float">
            <text:p>900,405</text:p>
          </table:table-cell>
          <table:table-cell office:value-type="float" office:value="814.726" calcext:value-type="float">
            <text:p>814,726</text:p>
          </table:table-cell>
          <table:table-cell table:number-columns-repeated="10"/>
        </table:table-row>
        <table:table-row table:style-name="ro1">
          <table:table-cell office:value-type="float" office:value="47.085" calcext:value-type="float">
            <text:p>47,085</text:p>
          </table:table-cell>
          <table:table-cell office:value-type="float" office:value="1.417" calcext:value-type="float">
            <text:p>1,417</text:p>
          </table:table-cell>
          <table:table-cell/>
          <table:table-cell office:value-type="float" office:value="904.027" calcext:value-type="float">
            <text:p>904,027</text:p>
          </table:table-cell>
          <table:table-cell office:value-type="float" office:value="812.473" calcext:value-type="float">
            <text:p>812,473</text:p>
          </table:table-cell>
          <table:table-cell table:number-columns-repeated="10"/>
        </table:table-row>
        <table:table-row table:style-name="ro1">
          <table:table-cell office:value-type="float" office:value="46.395" calcext:value-type="float">
            <text:p>46,395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890.622" calcext:value-type="float">
            <text:p>890,622</text:p>
          </table:table-cell>
          <table:table-cell office:value-type="float" office:value="806.458" calcext:value-type="float">
            <text:p>806,458</text:p>
          </table:table-cell>
          <table:table-cell table:number-columns-repeated="10"/>
        </table:table-row>
        <table:table-row table:style-name="ro1">
          <table:table-cell office:value-type="float" office:value="54.111" calcext:value-type="float">
            <text:p>54,11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889.021" calcext:value-type="float">
            <text:p>889,021</text:p>
          </table:table-cell>
          <table:table-cell office:value-type="float" office:value="806.37" calcext:value-type="float">
            <text:p>806,37</text:p>
          </table:table-cell>
          <table:table-cell table:number-columns-repeated="10"/>
        </table:table-row>
        <table:table-row table:style-name="ro1">
          <table:table-cell office:value-type="float" office:value="48.419" calcext:value-type="float">
            <text:p>48,419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889.62" calcext:value-type="float">
            <text:p>889,62</text:p>
          </table:table-cell>
          <table:table-cell office:value-type="float" office:value="805.094" calcext:value-type="float">
            <text:p>805,094</text:p>
          </table:table-cell>
          <table:table-cell table:number-columns-repeated="10"/>
        </table:table-row>
        <table:table-row table:style-name="ro1">
          <table:table-cell office:value-type="float" office:value="54.163" calcext:value-type="float">
            <text:p>54,16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889.861" calcext:value-type="float">
            <text:p>889,861</text:p>
          </table:table-cell>
          <table:table-cell office:value-type="float" office:value="803.106" calcext:value-type="float">
            <text:p>803,106</text:p>
          </table:table-cell>
          <table:table-cell table:number-columns-repeated="10"/>
        </table:table-row>
        <table:table-row table:style-name="ro1">
          <table:table-cell office:value-type="float" office:value="48.325" calcext:value-type="float">
            <text:p>48,325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883.662" calcext:value-type="float">
            <text:p>883,662</text:p>
          </table:table-cell>
          <table:table-cell office:value-type="float" office:value="802.367" calcext:value-type="float">
            <text:p>802,367</text:p>
          </table:table-cell>
          <table:table-cell table:number-columns-repeated="10"/>
        </table:table-row>
        <table:table-row table:style-name="ro1">
          <table:table-cell office:value-type="float" office:value="49.078" calcext:value-type="float">
            <text:p>49,078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892.739" calcext:value-type="float">
            <text:p>892,739</text:p>
          </table:table-cell>
          <table:table-cell office:value-type="float" office:value="802.119" calcext:value-type="float">
            <text:p>802,119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83.272" calcext:value-type="float">
            <text:p>883,272</text:p>
          </table:table-cell>
          <table:table-cell office:value-type="float" office:value="801.853" calcext:value-type="float">
            <text:p>801,853</text:p>
          </table:table-cell>
          <table:table-cell table:number-columns-repeated="10"/>
        </table:table-row>
        <table:table-row table:style-name="ro1">
          <table:table-cell office:value-type="float" office:value="47.555" calcext:value-type="float">
            <text:p>47,555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812.11" calcext:value-type="float">
            <text:p>812,11</text:p>
          </table:table-cell>
          <table:table-cell office:value-type="float" office:value="767.913" calcext:value-type="float">
            <text:p>767,913</text:p>
          </table:table-cell>
          <table:table-cell table:number-columns-repeated="10"/>
        </table:table-row>
        <table:table-row table:style-name="ro1">
          <table:table-cell office:value-type="float" office:value="46.612" calcext:value-type="float">
            <text:p>46,61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811.836" calcext:value-type="float">
            <text:p>811,836</text:p>
          </table:table-cell>
          <table:table-cell office:value-type="float" office:value="766.968" calcext:value-type="float">
            <text:p>766,968</text:p>
          </table:table-cell>
          <table:table-cell table:number-columns-repeated="10"/>
        </table:table-row>
        <table:table-row table:style-name="ro1">
          <table:table-cell office:value-type="float" office:value="47.574" calcext:value-type="float">
            <text:p>47,574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814.196" calcext:value-type="float">
            <text:p>814,196</text:p>
          </table:table-cell>
          <table:table-cell office:value-type="float" office:value="766.529" calcext:value-type="float">
            <text:p>766,529</text:p>
          </table:table-cell>
          <table:table-cell table:number-columns-repeated="10"/>
        </table:table-row>
        <table:table-row table:style-name="ro1">
          <table:table-cell office:value-type="float" office:value="54.445" calcext:value-type="float">
            <text:p>54,445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94.455" calcext:value-type="float">
            <text:p>894,455</text:p>
          </table:table-cell>
          <table:table-cell office:value-type="float" office:value="766.209" calcext:value-type="float">
            <text:p>766,209</text:p>
          </table:table-cell>
          <table:table-cell table:number-columns-repeated="10"/>
        </table:table-row>
        <table:table-row table:style-name="ro1">
          <table:table-cell office:value-type="float" office:value="52.699" calcext:value-type="float">
            <text:p>52,699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11.104" calcext:value-type="float">
            <text:p>811,104</text:p>
          </table:table-cell>
          <table:table-cell office:value-type="float" office:value="764.52" calcext:value-type="float">
            <text:p>764,52</text:p>
          </table:table-cell>
          <table:table-cell table:number-columns-repeated="10"/>
        </table:table-row>
        <table:table-row table:style-name="ro1">
          <table:table-cell office:value-type="float" office:value="48.287" calcext:value-type="float">
            <text:p>48,287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812.336" calcext:value-type="float">
            <text:p>812,336</text:p>
          </table:table-cell>
          <table:table-cell office:value-type="float" office:value="763.491" calcext:value-type="float">
            <text:p>763,491</text:p>
          </table:table-cell>
          <table:table-cell table:number-columns-repeated="10"/>
        </table:table-row>
        <table:table-row table:style-name="ro1">
          <table:table-cell office:value-type="float" office:value="53.517" calcext:value-type="float">
            <text:p>53,517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807.142" calcext:value-type="float">
            <text:p>807,142</text:p>
          </table:table-cell>
          <table:table-cell office:value-type="float" office:value="762.154" calcext:value-type="float">
            <text:p>762,154</text:p>
          </table:table-cell>
          <table:table-cell table:number-columns-repeated="10"/>
        </table:table-row>
        <table:table-row table:style-name="ro1">
          <table:table-cell office:value-type="float" office:value="47.608" calcext:value-type="float">
            <text:p>47,608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806.883" calcext:value-type="float">
            <text:p>806,883</text:p>
          </table:table-cell>
          <table:table-cell office:value-type="float" office:value="762.1" calcext:value-type="float">
            <text:p>762,1</text:p>
          </table:table-cell>
          <table:table-cell table:number-columns-repeated="10"/>
        </table:table-row>
        <table:table-row table:style-name="ro1">
          <table:table-cell office:value-type="float" office:value="45.898" calcext:value-type="float">
            <text:p>45,898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807.679" calcext:value-type="float">
            <text:p>807,679</text:p>
          </table:table-cell>
          <table:table-cell office:value-type="float" office:value="761.899" calcext:value-type="float">
            <text:p>761,899</text:p>
          </table:table-cell>
          <table:table-cell table:number-columns-repeated="10"/>
        </table:table-row>
        <table:table-row table:style-name="ro1">
          <table:table-cell office:value-type="float" office:value="46.525" calcext:value-type="float">
            <text:p>46,525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6.479" calcext:value-type="float">
            <text:p>806,479</text:p>
          </table:table-cell>
          <table:table-cell office:value-type="float" office:value="760.889" calcext:value-type="float">
            <text:p>760,889</text:p>
          </table:table-cell>
          <table:table-cell table:number-columns-repeated="10"/>
        </table:table-row>
        <table:table-row table:style-name="ro1">
          <table:table-cell office:value-type="float" office:value="52.413" calcext:value-type="float">
            <text:p>52,413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8.23" calcext:value-type="float">
            <text:p>808,23</text:p>
          </table:table-cell>
          <table:table-cell office:value-type="float" office:value="760.867" calcext:value-type="float">
            <text:p>760,867</text:p>
          </table:table-cell>
          <table:table-cell table:number-columns-repeated="10"/>
        </table:table-row>
        <table:table-row table:style-name="ro1">
          <table:table-cell office:value-type="float" office:value="47.213" calcext:value-type="float">
            <text:p>47,21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810.217" calcext:value-type="float">
            <text:p>810,217</text:p>
          </table:table-cell>
          <table:table-cell office:value-type="float" office:value="760.201" calcext:value-type="float">
            <text:p>760,201</text:p>
          </table:table-cell>
          <table:table-cell table:number-columns-repeated="10"/>
        </table:table-row>
        <table:table-row table:style-name="ro1">
          <table:table-cell office:value-type="float" office:value="48.055" calcext:value-type="float">
            <text:p>48,055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10.744" calcext:value-type="float">
            <text:p>810,744</text:p>
          </table:table-cell>
          <table:table-cell office:value-type="float" office:value="759.414" calcext:value-type="float">
            <text:p>759,414</text:p>
          </table:table-cell>
          <table:table-cell table:number-columns-repeated="10"/>
        </table:table-row>
        <table:table-row table:style-name="ro1">
          <table:table-cell office:value-type="float" office:value="48.669" calcext:value-type="float">
            <text:p>48,669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03.559" calcext:value-type="float">
            <text:p>803,559</text:p>
          </table:table-cell>
          <table:table-cell office:value-type="float" office:value="758.941" calcext:value-type="float">
            <text:p>758,941</text:p>
          </table:table-cell>
          <table:table-cell table:number-columns-repeated="10"/>
        </table:table-row>
        <table:table-row table:style-name="ro1">
          <table:table-cell office:value-type="float" office:value="47.673" calcext:value-type="float">
            <text:p>47,673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805.829" calcext:value-type="float">
            <text:p>805,829</text:p>
          </table:table-cell>
          <table:table-cell office:value-type="float" office:value="758.004" calcext:value-type="float">
            <text:p>758,004</text:p>
          </table:table-cell>
          <table:table-cell table:number-columns-repeated="10"/>
        </table:table-row>
        <table:table-row table:style-name="ro1">
          <table:table-cell office:value-type="float" office:value="54.358" calcext:value-type="float">
            <text:p>54,358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831.241" calcext:value-type="float">
            <text:p>831,241</text:p>
          </table:table-cell>
          <table:table-cell office:value-type="float" office:value="757.882" calcext:value-type="float">
            <text:p>757,882</text:p>
          </table:table-cell>
          <table:table-cell table:number-columns-repeated="10"/>
        </table:table-row>
        <table:table-row table:style-name="ro1">
          <table:table-cell office:value-type="float" office:value="58.904" calcext:value-type="float">
            <text:p>58,904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804.001" calcext:value-type="float">
            <text:p>804,001</text:p>
          </table:table-cell>
          <table:table-cell office:value-type="float" office:value="757.323" calcext:value-type="float">
            <text:p>757,323</text:p>
          </table:table-cell>
          <table:table-cell table:number-columns-repeated="10"/>
        </table:table-row>
        <table:table-row table:style-name="ro1">
          <table:table-cell office:value-type="float" office:value="47.949" calcext:value-type="float">
            <text:p>47,949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803.612" calcext:value-type="float">
            <text:p>803,612</text:p>
          </table:table-cell>
          <table:table-cell office:value-type="float" office:value="756.693" calcext:value-type="float">
            <text:p>756,693</text:p>
          </table:table-cell>
          <table:table-cell table:number-columns-repeated="10"/>
        </table:table-row>
        <table:table-row table:style-name="ro1">
          <table:table-cell office:value-type="float" office:value="45.082" calcext:value-type="float">
            <text:p>45,082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805.942" calcext:value-type="float">
            <text:p>805,942</text:p>
          </table:table-cell>
          <table:table-cell office:value-type="float" office:value="756.23" calcext:value-type="float">
            <text:p>756,23</text:p>
          </table:table-cell>
          <table:table-cell table:number-columns-repeated="10"/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803.489" calcext:value-type="float">
            <text:p>803,489</text:p>
          </table:table-cell>
          <table:table-cell office:value-type="float" office:value="756.13" calcext:value-type="float">
            <text:p>756,13</text:p>
          </table:table-cell>
          <table:table-cell table:number-columns-repeated="10"/>
        </table:table-row>
        <table:table-row table:style-name="ro1">
          <table:table-cell office:value-type="float" office:value="50.684" calcext:value-type="float">
            <text:p>50,684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802.901" calcext:value-type="float">
            <text:p>802,901</text:p>
          </table:table-cell>
          <table:table-cell office:value-type="float" office:value="755.693" calcext:value-type="float">
            <text:p>755,693</text:p>
          </table:table-cell>
          <table:table-cell table:number-columns-repeated="10"/>
        </table:table-row>
        <table:table-row table:style-name="ro1">
          <table:table-cell office:value-type="float" office:value="48.559" calcext:value-type="float">
            <text:p>48,55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3.225" calcext:value-type="float">
            <text:p>803,225</text:p>
          </table:table-cell>
          <table:table-cell office:value-type="float" office:value="755.2" calcext:value-type="float">
            <text:p>755,2</text:p>
          </table:table-cell>
          <table:table-cell table:number-columns-repeated="10"/>
        </table:table-row>
        <table:table-row table:style-name="ro1">
          <table:table-cell office:value-type="float" office:value="46.54" calcext:value-type="float">
            <text:p>46,54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800.449" calcext:value-type="float">
            <text:p>800,449</text:p>
          </table:table-cell>
          <table:table-cell office:value-type="float" office:value="755.031" calcext:value-type="float">
            <text:p>755,031</text:p>
          </table:table-cell>
          <table:table-cell table:number-columns-repeated="10"/>
        </table:table-row>
        <table:table-row table:style-name="ro1">
          <table:table-cell office:value-type="float" office:value="48.021" calcext:value-type="float">
            <text:p>48,021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799.29" calcext:value-type="float">
            <text:p>799,29</text:p>
          </table:table-cell>
          <table:table-cell office:value-type="float" office:value="754.223" calcext:value-type="float">
            <text:p>754,223</text:p>
          </table:table-cell>
          <table:table-cell table:number-columns-repeated="10"/>
        </table:table-row>
        <table:table-row table:style-name="ro1">
          <table:table-cell office:value-type="float" office:value="48.531" calcext:value-type="float">
            <text:p>48,531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798.929" calcext:value-type="float">
            <text:p>798,929</text:p>
          </table:table-cell>
          <table:table-cell office:value-type="float" office:value="754.014" calcext:value-type="float">
            <text:p>754,014</text:p>
          </table:table-cell>
          <table:table-cell table:number-columns-repeated="10"/>
        </table:table-row>
        <table:table-row table:style-name="ro1">
          <table:table-cell office:value-type="float" office:value="54.09" calcext:value-type="float">
            <text:p>54,09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799.134" calcext:value-type="float">
            <text:p>799,134</text:p>
          </table:table-cell>
          <table:table-cell office:value-type="float" office:value="753.034" calcext:value-type="float">
            <text:p>753,034</text:p>
          </table:table-cell>
          <table:table-cell table:number-columns-repeated="10"/>
        </table:table-row>
        <table:table-row table:style-name="ro1">
          <table:table-cell office:value-type="float" office:value="47.108" calcext:value-type="float">
            <text:p>47,108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807.03" calcext:value-type="float">
            <text:p>807,03</text:p>
          </table:table-cell>
          <table:table-cell office:value-type="float" office:value="752.902" calcext:value-type="float">
            <text:p>752,902</text:p>
          </table:table-cell>
          <table:table-cell table:number-columns-repeated="10"/>
        </table:table-row>
        <table:table-row table:style-name="ro1">
          <table:table-cell office:value-type="float" office:value="55.768" calcext:value-type="float">
            <text:p>55,768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798.841" calcext:value-type="float">
            <text:p>798,841</text:p>
          </table:table-cell>
          <table:table-cell office:value-type="float" office:value="752.76" calcext:value-type="float">
            <text:p>752,76</text:p>
          </table:table-cell>
          <table:table-cell table:number-columns-repeated="10"/>
        </table:table-row>
        <table:table-row table:style-name="ro1">
          <table:table-cell office:value-type="float" office:value="47.543" calcext:value-type="float">
            <text:p>47,543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798.454" calcext:value-type="float">
            <text:p>798,454</text:p>
          </table:table-cell>
          <table:table-cell office:value-type="float" office:value="752.682" calcext:value-type="float">
            <text:p>752,682</text:p>
          </table:table-cell>
          <table:table-cell table:number-columns-repeated="10"/>
        </table:table-row>
        <table:table-row table:style-name="ro1">
          <table:table-cell office:value-type="float" office:value="46.572" calcext:value-type="float">
            <text:p>46,572</text:p>
          </table:table-cell>
          <table:table-cell office:value-type="float" office:value="1.265" calcext:value-type="float">
            <text:p>1,265</text:p>
          </table:table-cell>
          <table:table-cell/>
          <table:table-cell office:value-type="float" office:value="798.387" calcext:value-type="float">
            <text:p>798,387</text:p>
          </table:table-cell>
          <table:table-cell office:value-type="float" office:value="752.398" calcext:value-type="float">
            <text:p>752,398</text:p>
          </table:table-cell>
          <table:table-cell table:number-columns-repeated="10"/>
        </table:table-row>
        <table:table-row table:style-name="ro1">
          <table:table-cell office:value-type="float" office:value="52.221" calcext:value-type="float">
            <text:p>52,221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797.6" calcext:value-type="float">
            <text:p>797,6</text:p>
          </table:table-cell>
          <table:table-cell office:value-type="float" office:value="752.251" calcext:value-type="float">
            <text:p>752,251</text:p>
          </table:table-cell>
          <table:table-cell table:number-columns-repeated="10"/>
        </table:table-row>
        <table:table-row table:style-name="ro1">
          <table:table-cell office:value-type="float" office:value="51.97" calcext:value-type="float">
            <text:p>51,97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798.92" calcext:value-type="float">
            <text:p>798,92</text:p>
          </table:table-cell>
          <table:table-cell office:value-type="float" office:value="752.137" calcext:value-type="float">
            <text:p>752,137</text:p>
          </table:table-cell>
          <table:table-cell table:number-columns-repeated="10"/>
        </table:table-row>
        <table:table-row table:style-name="ro1">
          <table:table-cell office:value-type="float" office:value="46.92" calcext:value-type="float">
            <text:p>46,92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796.268" calcext:value-type="float">
            <text:p>796,268</text:p>
          </table:table-cell>
          <table:table-cell office:value-type="float" office:value="750.458" calcext:value-type="float">
            <text:p>750,458</text:p>
          </table:table-cell>
          <table:table-cell table:number-columns-repeated="10"/>
        </table:table-row>
        <table:table-row table:style-name="ro1">
          <table:table-cell office:value-type="float" office:value="53.351" calcext:value-type="float">
            <text:p>53,351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795.629" calcext:value-type="float">
            <text:p>795,629</text:p>
          </table:table-cell>
          <table:table-cell office:value-type="float" office:value="750.426" calcext:value-type="float">
            <text:p>750,426</text:p>
          </table:table-cell>
          <table:table-cell table:number-columns-repeated="10"/>
        </table:table-row>
        <table:table-row table:style-name="ro1">
          <table:table-cell office:value-type="float" office:value="49.596" calcext:value-type="float">
            <text:p>49,596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798.959" calcext:value-type="float">
            <text:p>798,959</text:p>
          </table:table-cell>
          <table:table-cell office:value-type="float" office:value="750.418" calcext:value-type="float">
            <text:p>750,418</text:p>
          </table:table-cell>
          <table:table-cell table:number-columns-repeated="10"/>
        </table:table-row>
        <table:table-row table:style-name="ro1">
          <table:table-cell office:value-type="float" office:value="46.947" calcext:value-type="float">
            <text:p>46,947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794.199" calcext:value-type="float">
            <text:p>794,199</text:p>
          </table:table-cell>
          <table:table-cell office:value-type="float" office:value="750.05" calcext:value-type="float">
            <text:p>750,05</text:p>
          </table:table-cell>
          <table:table-cell table:number-columns-repeated="10"/>
        </table:table-row>
        <table:table-row table:style-name="ro1">
          <table:table-cell office:value-type="float" office:value="52.599" calcext:value-type="float">
            <text:p>52,599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797.372" calcext:value-type="float">
            <text:p>797,372</text:p>
          </table:table-cell>
          <table:table-cell office:value-type="float" office:value="750.012" calcext:value-type="float">
            <text:p>750,012</text:p>
          </table:table-cell>
          <table:table-cell table:number-columns-repeated="10"/>
        </table:table-row>
        <table:table-row table:style-name="ro1">
          <table:table-cell office:value-type="float" office:value="55.805" calcext:value-type="float">
            <text:p>55,805</text:p>
          </table:table-cell>
          <table:table-cell office:value-type="float" office:value="1.232" calcext:value-type="float">
            <text:p>1,232</text:p>
          </table:table-cell>
          <table:table-cell/>
          <table:table-cell office:value-type="float" office:value="794.021" calcext:value-type="float">
            <text:p>794,021</text:p>
          </table:table-cell>
          <table:table-cell office:value-type="float" office:value="749.121" calcext:value-type="float">
            <text:p>749,121</text:p>
          </table:table-cell>
          <table:table-cell table:number-columns-repeated="10"/>
        </table:table-row>
        <table:table-row table:style-name="ro1">
          <table:table-cell office:value-type="float" office:value="52.985" calcext:value-type="float">
            <text:p>52,985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800.504" calcext:value-type="float">
            <text:p>800,504</text:p>
          </table:table-cell>
          <table:table-cell office:value-type="float" office:value="749.049" calcext:value-type="float">
            <text:p>749,049</text:p>
          </table:table-cell>
          <table:table-cell table:number-columns-repeated="10"/>
        </table:table-row>
        <table:table-row table:style-name="ro1">
          <table:table-cell office:value-type="float" office:value="47.783" calcext:value-type="float">
            <text:p>47,783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794.049" calcext:value-type="float">
            <text:p>794,049</text:p>
          </table:table-cell>
          <table:table-cell office:value-type="float" office:value="748.384" calcext:value-type="float">
            <text:p>748,384</text:p>
          </table:table-cell>
          <table:table-cell table:number-columns-repeated="10"/>
        </table:table-row>
        <table:table-row table:style-name="ro1">
          <table:table-cell office:value-type="float" office:value="47.396" calcext:value-type="float">
            <text:p>47,396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794.2" calcext:value-type="float">
            <text:p>794,2</text:p>
          </table:table-cell>
          <table:table-cell office:value-type="float" office:value="747.882" calcext:value-type="float">
            <text:p>747,882</text:p>
          </table:table-cell>
          <table:table-cell table:number-columns-repeated="10"/>
        </table:table-row>
        <table:table-row table:style-name="ro1">
          <table:table-cell office:value-type="float" office:value="51.994" calcext:value-type="float">
            <text:p>51,994</text:p>
          </table:table-cell>
          <table:table-cell office:value-type="float" office:value="1.221" calcext:value-type="float">
            <text:p>1,221</text:p>
          </table:table-cell>
          <table:table-cell/>
          <table:table-cell office:value-type="float" office:value="794.302" calcext:value-type="float">
            <text:p>794,302</text:p>
          </table:table-cell>
          <table:table-cell office:value-type="float" office:value="746.717" calcext:value-type="float">
            <text:p>746,717</text:p>
          </table:table-cell>
          <table:table-cell table:number-columns-repeated="10"/>
        </table:table-row>
        <table:table-row table:style-name="ro1">
          <table:table-cell office:value-type="float" office:value="54.859" calcext:value-type="float">
            <text:p>54,859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790.217" calcext:value-type="float">
            <text:p>790,217</text:p>
          </table:table-cell>
          <table:table-cell office:value-type="float" office:value="743.013" calcext:value-type="float">
            <text:p>743,013</text:p>
          </table:table-cell>
          <table:table-cell table:number-columns-repeated="10"/>
        </table:table-row>
        <table:table-row table:style-name="ro1">
          <table:table-cell office:value-type="float" office:value="47.638" calcext:value-type="float">
            <text:p>47,638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811.882" calcext:value-type="float">
            <text:p>811,882</text:p>
          </table:table-cell>
          <table:table-cell office:value-type="float" office:value="718.415" calcext:value-type="float">
            <text:p>718,415</text:p>
          </table:table-cell>
          <table:table-cell table:number-columns-repeated="10"/>
        </table:table-row>
        <table:table-row table:style-name="ro1">
          <table:table-cell office:value-type="float" office:value="49.166" calcext:value-type="float">
            <text:p>49,166</text:p>
          </table:table-cell>
          <table:table-cell office:value-type="float" office:value="1.193" calcext:value-type="float">
            <text:p>1,193</text:p>
          </table:table-cell>
          <table:table-cell/>
          <table:table-cell office:value-type="float" office:value="764.139" calcext:value-type="float">
            <text:p>764,139</text:p>
          </table:table-cell>
          <table:table-cell office:value-type="float" office:value="717.397" calcext:value-type="float">
            <text:p>717,397</text:p>
          </table:table-cell>
          <table:table-cell table:number-columns-repeated="10"/>
        </table:table-row>
        <table:table-row table:style-name="ro1">
          <table:table-cell office:value-type="float" office:value="53.047" calcext:value-type="float">
            <text:p>53,047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797.469" calcext:value-type="float">
            <text:p>797,469</text:p>
          </table:table-cell>
          <table:table-cell office:value-type="float" office:value="716.137" calcext:value-type="float">
            <text:p>716,137</text:p>
          </table:table-cell>
          <table:table-cell table:number-columns-repeated="10"/>
        </table:table-row>
        <table:table-row table:style-name="ro1">
          <table:table-cell office:value-type="float" office:value="53.723" calcext:value-type="float">
            <text:p>53,723</text:p>
          </table:table-cell>
          <table:table-cell office:value-type="float" office:value="1.183" calcext:value-type="float">
            <text:p>1,183</text:p>
          </table:table-cell>
          <table:table-cell/>
          <table:table-cell office:value-type="float" office:value="796.805" calcext:value-type="float">
            <text:p>796,805</text:p>
          </table:table-cell>
          <table:table-cell office:value-type="float" office:value="714.277" calcext:value-type="float">
            <text:p>714,277</text:p>
          </table:table-cell>
          <table:table-cell table:number-columns-repeated="10"/>
        </table:table-row>
        <table:table-row table:style-name="ro1">
          <table:table-cell office:value-type="float" office:value="46.76" calcext:value-type="float">
            <text:p>46,76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769.565" calcext:value-type="float">
            <text:p>769,565</text:p>
          </table:table-cell>
          <table:table-cell office:value-type="float" office:value="709.835" calcext:value-type="float">
            <text:p>709,835</text:p>
          </table:table-cell>
          <table:table-cell table:number-columns-repeated="10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787.434" calcext:value-type="float">
            <text:p>787,434</text:p>
          </table:table-cell>
          <table:table-cell office:value-type="float" office:value="708.996" calcext:value-type="float">
            <text:p>708,996</text:p>
          </table:table-cell>
          <table:table-cell table:number-columns-repeated="10"/>
        </table:table-row>
        <table:table-row table:style-name="ro1">
          <table:table-cell office:value-type="float" office:value="48.921" calcext:value-type="float">
            <text:p>48,921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791.911" calcext:value-type="float">
            <text:p>791,911</text:p>
          </table:table-cell>
          <table:table-cell office:value-type="float" office:value="708.242" calcext:value-type="float">
            <text:p>708,242</text:p>
          </table:table-cell>
          <table:table-cell table:number-columns-repeated="10"/>
        </table:table-row>
        <table:table-row table:style-name="ro1">
          <table:table-cell office:value-type="float" office:value="46.35" calcext:value-type="float">
            <text:p>46,35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791.833" calcext:value-type="float">
            <text:p>791,833</text:p>
          </table:table-cell>
          <table:table-cell office:value-type="float" office:value="707.847" calcext:value-type="float">
            <text:p>707,847</text:p>
          </table:table-cell>
          <table:table-cell table:number-columns-repeated="10"/>
        </table:table-row>
        <table:table-row table:style-name="ro1">
          <table:table-cell office:value-type="float" office:value="48.096" calcext:value-type="float">
            <text:p>48,096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18.322" calcext:value-type="float">
            <text:p>718,322</text:p>
          </table:table-cell>
          <table:table-cell office:value-type="float" office:value="672.807" calcext:value-type="float">
            <text:p>672,807</text:p>
          </table:table-cell>
          <table:table-cell table:number-columns-repeated="10"/>
        </table:table-row>
        <table:table-row table:style-name="ro1">
          <table:table-cell office:value-type="float" office:value="47.313" calcext:value-type="float">
            <text:p>47,313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715.946" calcext:value-type="float">
            <text:p>715,946</text:p>
          </table:table-cell>
          <table:table-cell office:value-type="float" office:value="671.252" calcext:value-type="float">
            <text:p>671,252</text:p>
          </table:table-cell>
          <table:table-cell table:number-columns-repeated="10"/>
        </table:table-row>
        <table:table-row table:style-name="ro1">
          <table:table-cell office:value-type="float" office:value="45.801" calcext:value-type="float">
            <text:p>45,801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715.126" calcext:value-type="float">
            <text:p>715,126</text:p>
          </table:table-cell>
          <table:table-cell office:value-type="float" office:value="671.197" calcext:value-type="float">
            <text:p>671,197</text:p>
          </table:table-cell>
          <table:table-cell table:number-columns-repeated="10"/>
        </table:table-row>
        <table:table-row table:style-name="ro1">
          <table:table-cell office:value-type="float" office:value="70.012" calcext:value-type="float">
            <text:p>70,01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700.064" calcext:value-type="float">
            <text:p>700,064</text:p>
          </table:table-cell>
          <table:table-cell office:value-type="float" office:value="654.862" calcext:value-type="float">
            <text:p>654,862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2.385" calcext:value-type="float">
            <text:p>52,385</text:p>
          </table:table-cell>
          <table:table-cell office:value-type="float" office:value="9.433" calcext:value-type="float">
            <text:p>9,433</text:p>
          </table:table-cell>
          <table:table-cell/>
          <table:table-cell office:value-type="float" office:value="2278.474" calcext:value-type="float">
            <text:p>2278,474</text:p>
          </table:table-cell>
          <table:table-cell office:value-type="float" office:value="491.071" calcext:value-type="float">
            <text:p>491,071</text:p>
          </table:table-cell>
          <table:table-cell/>
          <table:table-cell office:value-type="float" office:value="57670.216" calcext:value-type="float">
            <text:p>57670,216</text:p>
          </table:table-cell>
          <table:table-cell office:value-type="float" office:value="57326.763" calcext:value-type="float">
            <text:p>57326,763</text:p>
          </table:table-cell>
          <table:table-cell table:number-columns-repeated="5"/>
          <table:table-cell table:formula="of:=['PY37-512MB'.N7]-['PY37-512MB'.$L7]" office:value-type="float" office:value="-0.458282828282828" calcext:value-type="float">
            <text:p>-0,4582828283</text:p>
          </table:table-cell>
          <table:table-cell table:formula="of:=['PY37-512MB'.O7]-['PY37-512MB'.$L7]" office:value-type="float" office:value="1.38071717171717" calcext:value-type="float">
            <text:p>1,3807171717</text:p>
          </table:table-cell>
        </table:table-row>
        <table:table-row table:style-name="ro1">
          <table:table-cell office:value-type="float" office:value="52.813" calcext:value-type="float">
            <text:p>52,813</text:p>
          </table:table-cell>
          <table:table-cell office:value-type="float" office:value="2.824" calcext:value-type="float">
            <text:p>2,824</text:p>
          </table:table-cell>
          <table:table-cell office:value-type="string" calcext:value-type="string">
            <text:p>←</text:p>
          </table:table-cell>
          <table:table-cell office:value-type="float" office:value="519.811" calcext:value-type="float">
            <text:p>519,811</text:p>
          </table:table-cell>
          <table:table-cell office:value-type="float" office:value="465.924" calcext:value-type="float">
            <text:p>465,924</text:p>
          </table:table-cell>
          <table:table-cell/>
          <table:table-cell office:value-type="float" office:value="55815.71" calcext:value-type="float">
            <text:p>55815,71</text:p>
          </table:table-cell>
          <table:table-cell office:value-type="float" office:value="55745.214" calcext:value-type="float">
            <text:p>55745,21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3.841" calcext:value-type="float">
            <text:p>43,841</text:p>
          </table:table-cell>
          <table:table-cell office:value-type="float" office:value="2.802" calcext:value-type="float">
            <text:p>2,802</text:p>
          </table:table-cell>
          <table:table-cell/>
          <table:table-cell office:value-type="float" office:value="509.489" calcext:value-type="float">
            <text:p>509,489</text:p>
          </table:table-cell>
          <table:table-cell office:value-type="float" office:value="455.877" calcext:value-type="float">
            <text:p>455,877</text:p>
          </table:table-cell>
          <table:table-cell/>
          <table:table-cell office:value-type="float" office:value="55172.653" calcext:value-type="float">
            <text:p>55172,653</text:p>
          </table:table-cell>
          <table:table-cell office:value-type="float" office:value="55091.938" calcext:value-type="float">
            <text:p>55091,93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512MB'.$B$6:.$B$104])" office:value-type="float" office:value="1.44328282828283" calcext:value-type="float">
            <text:p>1,4432828283</text:p>
          </table:table-cell>
          <table:table-cell table:formula="of:=STDEV(['PY37-512MB'.$B$6:.$B$104])" office:value-type="float" office:value="0.389237743843959" calcext:value-type="float">
            <text:p>0,3892377438</text:p>
          </table:table-cell>
          <table:table-cell table:formula="of:=MIN(['PY37-512MB'.$B$6:.$B$104])" office:value-type="float" office:value="0.985" calcext:value-type="float">
            <text:p>0,985</text:p>
          </table:table-cell>
          <table:table-cell table:formula="of:=MAX(['PY37-512MB'.$B$6:.$B$104])" office:value-type="float" office:value="2.824" calcext:value-type="float">
            <text:p>2,824</text:p>
          </table:table-cell>
        </table:table-row>
        <table:table-row table:style-name="ro1">
          <table:table-cell office:value-type="float" office:value="48.991" calcext:value-type="float">
            <text:p>48,99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488.324" calcext:value-type="float">
            <text:p>488,324</text:p>
          </table:table-cell>
          <table:table-cell office:value-type="float" office:value="440.193" calcext:value-type="float">
            <text:p>440,193</text:p>
          </table:table-cell>
          <table:table-cell/>
          <table:table-cell office:value-type="float" office:value="54802.572" calcext:value-type="float">
            <text:p>54802,572</text:p>
          </table:table-cell>
          <table:table-cell office:value-type="float" office:value="54668.669" calcext:value-type="float">
            <text:p>54668,66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512MB'.$E$11:.$E$104])" office:value-type="float" office:value="358.231531914894" calcext:value-type="float">
            <text:p>358,2315319149</text:p>
          </table:table-cell>
          <table:table-cell table:formula="of:=STDEV(['PY37-512MB'.$E$11:.$E$104])" office:value-type="float" office:value="28.2784373321898" calcext:value-type="float">
            <text:p>28,2784373322</text:p>
          </table:table-cell>
          <table:table-cell table:formula="of:=MIN(['PY37-512MB'.$E$11:.$E$104])" office:value-type="float" office:value="279.97" calcext:value-type="float">
            <text:p>279,97</text:p>
          </table:table-cell>
          <table:table-cell table:formula="of:=MAX(['PY37-512MB'.$E$11:.$E$104])" office:value-type="float" office:value="417.861" calcext:value-type="float">
            <text:p>417,861</text:p>
          </table:table-cell>
        </table:table-row>
        <table:table-row table:style-name="ro1">
          <table:table-cell office:value-type="float" office:value="50.362" calcext:value-type="float">
            <text:p>50,362</text:p>
          </table:table-cell>
          <table:table-cell office:value-type="float" office:value="2.648" calcext:value-type="float">
            <text:p>2,648</text:p>
          </table:table-cell>
          <table:table-cell/>
          <table:table-cell office:value-type="float" office:value="485.985" calcext:value-type="float">
            <text:p>485,985</text:p>
          </table:table-cell>
          <table:table-cell office:value-type="float" office:value="433.796" calcext:value-type="float">
            <text:p>433,796</text:p>
          </table:table-cell>
          <table:table-cell/>
          <table:table-cell office:value-type="float" office:value="53882.99" calcext:value-type="float">
            <text:p>53882,99</text:p>
          </table:table-cell>
          <table:table-cell office:value-type="float" office:value="53820.578" calcext:value-type="float">
            <text:p>53820,578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PY37-512MB'.$H$9:.$H$38])" office:value-type="float" office:value="50644.7907333333" calcext:value-type="float">
            <text:p>50644,7907333333</text:p>
          </table:table-cell>
          <table:table-cell table:formula="of:=STDEV(['PY37-512MB'.$H$9:.$H$38])" office:value-type="float" office:value="1884.93028495694" calcext:value-type="float">
            <text:p>1884,930284957</text:p>
          </table:table-cell>
          <table:table-cell table:formula="of:=MIN(['PY37-512MB'.$H$9:.$H$38])" office:value-type="float" office:value="47231.35" calcext:value-type="float">
            <text:p>47231,35</text:p>
          </table:table-cell>
          <table:table-cell table:formula="of:=MAX(['PY37-512MB'.$H$9:.$H$104])" office:value-type="float" office:value="53820.578" calcext:value-type="float">
            <text:p>53820,578</text:p>
          </table:table-cell>
        </table:table-row>
        <table:table-row table:style-name="ro1">
          <table:table-cell office:value-type="float" office:value="50.539" calcext:value-type="float">
            <text:p>50,539</text:p>
          </table:table-cell>
          <table:table-cell office:value-type="float" office:value="2.563" calcext:value-type="float">
            <text:p>2,563</text:p>
          </table:table-cell>
          <table:table-cell/>
          <table:table-cell office:value-type="float" office:value="488.781" calcext:value-type="float">
            <text:p>488,781</text:p>
          </table:table-cell>
          <table:table-cell office:value-type="float" office:value="423.017" calcext:value-type="float">
            <text:p>423,017</text:p>
          </table:table-cell>
          <table:table-cell/>
          <table:table-cell office:value-type="float" office:value="53928.308" calcext:value-type="float">
            <text:p>53928,308</text:p>
          </table:table-cell>
          <table:table-cell office:value-type="float" office:value="53470.936" calcext:value-type="float">
            <text:p>53470,936</text:p>
          </table:table-cell>
          <table:table-cell table:number-columns-repeated="7"/>
        </table:table-row>
        <table:table-row table:style-name="ro1">
          <table:table-cell office:value-type="float" office:value="64.715" calcext:value-type="float">
            <text:p>64,715</text:p>
          </table:table-cell>
          <table:table-cell office:value-type="float" office:value="2.543" calcext:value-type="float">
            <text:p>2,543</text:p>
          </table:table-cell>
          <table:table-cell/>
          <table:table-cell office:value-type="float" office:value="463.672" calcext:value-type="float">
            <text:p>463,672</text:p>
          </table:table-cell>
          <table:table-cell office:value-type="float" office:value="417.861" calcext:value-type="float">
            <text:p>417,861</text:p>
          </table:table-cell>
          <table:table-cell/>
          <table:table-cell office:value-type="float" office:value="53662.159" calcext:value-type="float">
            <text:p>53662,159</text:p>
          </table:table-cell>
          <table:table-cell office:value-type="float" office:value="53451.941" calcext:value-type="float">
            <text:p>53451,941</text:p>
          </table:table-cell>
          <table:table-cell table:number-columns-repeated="7"/>
        </table:table-row>
        <table:table-row table:style-name="ro1">
          <table:table-cell office:value-type="float" office:value="49.826" calcext:value-type="float">
            <text:p>49,826</text:p>
          </table:table-cell>
          <table:table-cell office:value-type="float" office:value="2.383" calcext:value-type="float">
            <text:p>2,383</text:p>
          </table:table-cell>
          <table:table-cell/>
          <table:table-cell office:value-type="float" office:value="488.299" calcext:value-type="float">
            <text:p>488,299</text:p>
          </table:table-cell>
          <table:table-cell office:value-type="float" office:value="416.283" calcext:value-type="float">
            <text:p>416,283</text:p>
          </table:table-cell>
          <table:table-cell/>
          <table:table-cell office:value-type="float" office:value="53079.732" calcext:value-type="float">
            <text:p>53079,732</text:p>
          </table:table-cell>
          <table:table-cell office:value-type="float" office:value="53017.939" calcext:value-type="float">
            <text:p>53017,939</text:p>
          </table:table-cell>
          <table:table-cell table:number-columns-repeated="7"/>
        </table:table-row>
        <table:table-row table:style-name="ro1">
          <table:table-cell office:value-type="float" office:value="48.2" calcext:value-type="float">
            <text:p>48,2</text:p>
          </table:table-cell>
          <table:table-cell office:value-type="float" office:value="2.195" calcext:value-type="float">
            <text:p>2,195</text:p>
          </table:table-cell>
          <table:table-cell/>
          <table:table-cell office:value-type="float" office:value="477.788" calcext:value-type="float">
            <text:p>477,788</text:p>
          </table:table-cell>
          <table:table-cell office:value-type="float" office:value="410.88" calcext:value-type="float">
            <text:p>410,88</text:p>
          </table:table-cell>
          <table:table-cell/>
          <table:table-cell office:value-type="float" office:value="53124.973" calcext:value-type="float">
            <text:p>53124,973</text:p>
          </table:table-cell>
          <table:table-cell office:value-type="float" office:value="52888.126" calcext:value-type="float">
            <text:p>52888,126</text:p>
          </table:table-cell>
          <table:table-cell table:number-columns-repeated="7"/>
        </table:table-row>
        <table:table-row table:style-name="ro1">
          <table:table-cell office:value-type="float" office:value="46.853" calcext:value-type="float">
            <text:p>46,853</text:p>
          </table:table-cell>
          <table:table-cell office:value-type="float" office:value="1.813" calcext:value-type="float">
            <text:p>1,813</text:p>
          </table:table-cell>
          <table:table-cell/>
          <table:table-cell office:value-type="float" office:value="685.12" calcext:value-type="float">
            <text:p>685,12</text:p>
          </table:table-cell>
          <table:table-cell office:value-type="float" office:value="409.548" calcext:value-type="float">
            <text:p>409,548</text:p>
          </table:table-cell>
          <table:table-cell/>
          <table:table-cell office:value-type="float" office:value="52769.746" calcext:value-type="float">
            <text:p>52769,746</text:p>
          </table:table-cell>
          <table:table-cell office:value-type="float" office:value="52698.047" calcext:value-type="float">
            <text:p>52698,047</text:p>
          </table:table-cell>
          <table:table-cell table:number-columns-repeated="7"/>
        </table:table-row>
        <table:table-row table:style-name="ro1">
          <table:table-cell office:value-type="float" office:value="52.317" calcext:value-type="float">
            <text:p>52,317</text:p>
          </table:table-cell>
          <table:table-cell office:value-type="float" office:value="1.794" calcext:value-type="float">
            <text:p>1,794</text:p>
          </table:table-cell>
          <table:table-cell/>
          <table:table-cell office:value-type="float" office:value="474.848" calcext:value-type="float">
            <text:p>474,848</text:p>
          </table:table-cell>
          <table:table-cell office:value-type="float" office:value="409.347" calcext:value-type="float">
            <text:p>409,347</text:p>
          </table:table-cell>
          <table:table-cell/>
          <table:table-cell office:value-type="float" office:value="52177.355" calcext:value-type="float">
            <text:p>52177,355</text:p>
          </table:table-cell>
          <table:table-cell office:value-type="float" office:value="52112.01" calcext:value-type="float">
            <text:p>52112,01</text:p>
          </table:table-cell>
          <table:table-cell table:number-columns-repeated="7"/>
        </table:table-row>
        <table:table-row table:style-name="ro1">
          <table:table-cell office:value-type="float" office:value="54.588" calcext:value-type="float">
            <text:p>54,588</text:p>
          </table:table-cell>
          <table:table-cell office:value-type="float" office:value="1.755" calcext:value-type="float">
            <text:p>1,755</text:p>
          </table:table-cell>
          <table:table-cell/>
          <table:table-cell office:value-type="float" office:value="477.425" calcext:value-type="float">
            <text:p>477,425</text:p>
          </table:table-cell>
          <table:table-cell office:value-type="float" office:value="408.643" calcext:value-type="float">
            <text:p>408,643</text:p>
          </table:table-cell>
          <table:table-cell/>
          <table:table-cell office:value-type="float" office:value="52018.736" calcext:value-type="float">
            <text:p>52018,736</text:p>
          </table:table-cell>
          <table:table-cell office:value-type="float" office:value="51958.544" calcext:value-type="float">
            <text:p>51958,544</text:p>
          </table:table-cell>
          <table:table-cell table:number-columns-repeated="7"/>
        </table:table-row>
        <table:table-row table:style-name="ro1">
          <table:table-cell office:value-type="float" office:value="42.404" calcext:value-type="float">
            <text:p>42,404</text:p>
          </table:table-cell>
          <table:table-cell office:value-type="float" office:value="1.744" calcext:value-type="float">
            <text:p>1,744</text:p>
          </table:table-cell>
          <table:table-cell/>
          <table:table-cell office:value-type="float" office:value="594.483" calcext:value-type="float">
            <text:p>594,483</text:p>
          </table:table-cell>
          <table:table-cell office:value-type="float" office:value="404.002" calcext:value-type="float">
            <text:p>404,002</text:p>
          </table:table-cell>
          <table:table-cell/>
          <table:table-cell office:value-type="float" office:value="52373.894" calcext:value-type="float">
            <text:p>52373,894</text:p>
          </table:table-cell>
          <table:table-cell office:value-type="float" office:value="51950.154" calcext:value-type="float">
            <text:p>51950,154</text:p>
          </table:table-cell>
          <table:table-cell table:number-columns-repeated="7"/>
        </table:table-row>
        <table:table-row table:style-name="ro1">
          <table:table-cell office:value-type="float" office:value="44.865" calcext:value-type="float">
            <text:p>44,865</text:p>
          </table:table-cell>
          <table:table-cell office:value-type="float" office:value="1.741" calcext:value-type="float">
            <text:p>1,741</text:p>
          </table:table-cell>
          <table:table-cell/>
          <table:table-cell office:value-type="float" office:value="457.865" calcext:value-type="float">
            <text:p>457,865</text:p>
          </table:table-cell>
          <table:table-cell office:value-type="float" office:value="401.418" calcext:value-type="float">
            <text:p>401,418</text:p>
          </table:table-cell>
          <table:table-cell/>
          <table:table-cell office:value-type="float" office:value="52284.998" calcext:value-type="float">
            <text:p>52284,998</text:p>
          </table:table-cell>
          <table:table-cell office:value-type="float" office:value="51391.573" calcext:value-type="float">
            <text:p>51391,573</text:p>
          </table:table-cell>
          <table:table-cell table:number-columns-repeated="7"/>
        </table:table-row>
        <table:table-row table:style-name="ro1">
          <table:table-cell office:value-type="float" office:value="47.375" calcext:value-type="float">
            <text:p>47,375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476.856" calcext:value-type="float">
            <text:p>476,856</text:p>
          </table:table-cell>
          <table:table-cell office:value-type="float" office:value="399.281" calcext:value-type="float">
            <text:p>399,281</text:p>
          </table:table-cell>
          <table:table-cell/>
          <table:table-cell office:value-type="float" office:value="51835.127" calcext:value-type="float">
            <text:p>51835,127</text:p>
          </table:table-cell>
          <table:table-cell office:value-type="float" office:value="51343.846" calcext:value-type="float">
            <text:p>51343,846</text:p>
          </table:table-cell>
          <table:table-cell table:number-columns-repeated="7"/>
        </table:table-row>
        <table:table-row table:style-name="ro1">
          <table:table-cell office:value-type="float" office:value="49.113" calcext:value-type="float">
            <text:p>49,113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480.656" calcext:value-type="float">
            <text:p>480,656</text:p>
          </table:table-cell>
          <table:table-cell office:value-type="float" office:value="398.446" calcext:value-type="float">
            <text:p>398,446</text:p>
          </table:table-cell>
          <table:table-cell/>
          <table:table-cell office:value-type="float" office:value="51621.221" calcext:value-type="float">
            <text:p>51621,221</text:p>
          </table:table-cell>
          <table:table-cell office:value-type="float" office:value="51273.832" calcext:value-type="float">
            <text:p>51273,832</text:p>
          </table:table-cell>
          <table:table-cell table:number-columns-repeated="7"/>
        </table:table-row>
        <table:table-row table:style-name="ro1">
          <table:table-cell office:value-type="float" office:value="45.067" calcext:value-type="float">
            <text:p>45,067</text:p>
          </table:table-cell>
          <table:table-cell office:value-type="float" office:value="1.622" calcext:value-type="float">
            <text:p>1,622</text:p>
          </table:table-cell>
          <table:table-cell/>
          <table:table-cell office:value-type="float" office:value="452.347" calcext:value-type="float">
            <text:p>452,347</text:p>
          </table:table-cell>
          <table:table-cell office:value-type="float" office:value="397.527" calcext:value-type="float">
            <text:p>397,527</text:p>
          </table:table-cell>
          <table:table-cell/>
          <table:table-cell office:value-type="float" office:value="51075.741" calcext:value-type="float">
            <text:p>51075,741</text:p>
          </table:table-cell>
          <table:table-cell office:value-type="float" office:value="51014.438" calcext:value-type="float">
            <text:p>51014,438</text:p>
          </table:table-cell>
          <table:table-cell table:number-columns-repeated="7"/>
        </table:table-row>
        <table:table-row table:style-name="ro1">
          <table:table-cell office:value-type="float" office:value="44.693" calcext:value-type="float">
            <text:p>44,693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532.369" calcext:value-type="float">
            <text:p>532,369</text:p>
          </table:table-cell>
          <table:table-cell office:value-type="float" office:value="397.227" calcext:value-type="float">
            <text:p>397,227</text:p>
          </table:table-cell>
          <table:table-cell/>
          <table:table-cell office:value-type="float" office:value="51124.88" calcext:value-type="float">
            <text:p>51124,88</text:p>
          </table:table-cell>
          <table:table-cell office:value-type="float" office:value="50917.689" calcext:value-type="float">
            <text:p>50917,689</text:p>
          </table:table-cell>
          <table:table-cell table:number-columns-repeated="7"/>
        </table:table-row>
        <table:table-row table:style-name="ro1">
          <table:table-cell office:value-type="float" office:value="47.274" calcext:value-type="float">
            <text:p>47,274</text:p>
          </table:table-cell>
          <table:table-cell office:value-type="float" office:value="1.582" calcext:value-type="float">
            <text:p>1,582</text:p>
          </table:table-cell>
          <table:table-cell/>
          <table:table-cell office:value-type="float" office:value="447.242" calcext:value-type="float">
            <text:p>447,242</text:p>
          </table:table-cell>
          <table:table-cell office:value-type="float" office:value="396.531" calcext:value-type="float">
            <text:p>396,531</text:p>
          </table:table-cell>
          <table:table-cell/>
          <table:table-cell office:value-type="float" office:value="50757.629" calcext:value-type="float">
            <text:p>50757,629</text:p>
          </table:table-cell>
          <table:table-cell office:value-type="float" office:value="50683.42" calcext:value-type="float">
            <text:p>50683,42</text:p>
          </table:table-cell>
          <table:table-cell table:number-columns-repeated="7"/>
        </table:table-row>
        <table:table-row table:style-name="ro1">
          <table:table-cell office:value-type="float" office:value="40.902" calcext:value-type="float">
            <text:p>40,902</text:p>
          </table:table-cell>
          <table:table-cell office:value-type="float" office:value="1.572" calcext:value-type="float">
            <text:p>1,572</text:p>
          </table:table-cell>
          <table:table-cell/>
          <table:table-cell office:value-type="float" office:value="510.917" calcext:value-type="float">
            <text:p>510,917</text:p>
          </table:table-cell>
          <table:table-cell office:value-type="float" office:value="393.837" calcext:value-type="float">
            <text:p>393,837</text:p>
          </table:table-cell>
          <table:table-cell/>
          <table:table-cell office:value-type="float" office:value="51357.236" calcext:value-type="float">
            <text:p>51357,236</text:p>
          </table:table-cell>
          <table:table-cell office:value-type="float" office:value="50642.818" calcext:value-type="float">
            <text:p>50642,818</text:p>
          </table:table-cell>
          <table:table-cell table:number-columns-repeated="7"/>
        </table:table-row>
        <table:table-row table:style-name="ro1">
          <table:table-cell office:value-type="float" office:value="50.852" calcext:value-type="float">
            <text:p>50,852</text:p>
          </table:table-cell>
          <table:table-cell office:value-type="float" office:value="1.572" calcext:value-type="float">
            <text:p>1,572</text:p>
          </table:table-cell>
          <table:table-cell/>
          <table:table-cell office:value-type="float" office:value="444.57" calcext:value-type="float">
            <text:p>444,57</text:p>
          </table:table-cell>
          <table:table-cell office:value-type="float" office:value="390.261" calcext:value-type="float">
            <text:p>390,261</text:p>
          </table:table-cell>
          <table:table-cell/>
          <table:table-cell office:value-type="float" office:value="51204.633" calcext:value-type="float">
            <text:p>51204,633</text:p>
          </table:table-cell>
          <table:table-cell office:value-type="float" office:value="50544.205" calcext:value-type="float">
            <text:p>50544,205</text:p>
          </table:table-cell>
          <table:table-cell table:number-columns-repeated="7"/>
        </table:table-row>
        <table:table-row table:style-name="ro1">
          <table:table-cell office:value-type="float" office:value="54.823" calcext:value-type="float">
            <text:p>54,823</text:p>
          </table:table-cell>
          <table:table-cell office:value-type="float" office:value="1.564" calcext:value-type="float">
            <text:p>1,564</text:p>
          </table:table-cell>
          <table:table-cell/>
          <table:table-cell office:value-type="float" office:value="453.25" calcext:value-type="float">
            <text:p>453,25</text:p>
          </table:table-cell>
          <table:table-cell office:value-type="float" office:value="383.514" calcext:value-type="float">
            <text:p>383,514</text:p>
          </table:table-cell>
          <table:table-cell/>
          <table:table-cell office:value-type="float" office:value="50865.375" calcext:value-type="float">
            <text:p>50865,375</text:p>
          </table:table-cell>
          <table:table-cell office:value-type="float" office:value="50499.141" calcext:value-type="float">
            <text:p>50499,141</text:p>
          </table:table-cell>
          <table:table-cell table:number-columns-repeated="7"/>
        </table:table-row>
        <table:table-row table:style-name="ro1">
          <table:table-cell office:value-type="float" office:value="45.417" calcext:value-type="float">
            <text:p>45,417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682.437" calcext:value-type="float">
            <text:p>682,437</text:p>
          </table:table-cell>
          <table:table-cell office:value-type="float" office:value="381.477" calcext:value-type="float">
            <text:p>381,477</text:p>
          </table:table-cell>
          <table:table-cell/>
          <table:table-cell office:value-type="float" office:value="50382.2" calcext:value-type="float">
            <text:p>50382,2</text:p>
          </table:table-cell>
          <table:table-cell office:value-type="float" office:value="50129.019" calcext:value-type="float">
            <text:p>50129,019</text:p>
          </table:table-cell>
          <table:table-cell table:number-columns-repeated="7"/>
        </table:table-row>
        <table:table-row table:style-name="ro1">
          <table:table-cell office:value-type="float" office:value="44.432" calcext:value-type="float">
            <text:p>44,432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429.62" calcext:value-type="float">
            <text:p>429,62</text:p>
          </table:table-cell>
          <table:table-cell office:value-type="float" office:value="381.245" calcext:value-type="float">
            <text:p>381,245</text:p>
          </table:table-cell>
          <table:table-cell/>
          <table:table-cell office:value-type="float" office:value="50187.096" calcext:value-type="float">
            <text:p>50187,096</text:p>
          </table:table-cell>
          <table:table-cell office:value-type="float" office:value="50112.233" calcext:value-type="float">
            <text:p>50112,233</text:p>
          </table:table-cell>
          <table:table-cell table:number-columns-repeated="7"/>
        </table:table-row>
        <table:table-row table:style-name="ro1">
          <table:table-cell office:value-type="float" office:value="40.72" calcext:value-type="float">
            <text:p>40,72</text:p>
          </table:table-cell>
          <table:table-cell office:value-type="float" office:value="1.526" calcext:value-type="float">
            <text:p>1,526</text:p>
          </table:table-cell>
          <table:table-cell/>
          <table:table-cell office:value-type="float" office:value="427.514" calcext:value-type="float">
            <text:p>427,514</text:p>
          </table:table-cell>
          <table:table-cell office:value-type="float" office:value="380.898" calcext:value-type="float">
            <text:p>380,898</text:p>
          </table:table-cell>
          <table:table-cell/>
          <table:table-cell office:value-type="float" office:value="50774.82" calcext:value-type="float">
            <text:p>50774,82</text:p>
          </table:table-cell>
          <table:table-cell office:value-type="float" office:value="50062.438" calcext:value-type="float">
            <text:p>50062,438</text:p>
          </table:table-cell>
          <table:table-cell table:number-columns-repeated="7"/>
        </table:table-row>
        <table:table-row table:style-name="ro1">
          <table:table-cell office:value-type="float" office:value="43.358" calcext:value-type="float">
            <text:p>43,358</text:p>
          </table:table-cell>
          <table:table-cell office:value-type="float" office:value="1.522" calcext:value-type="float">
            <text:p>1,522</text:p>
          </table:table-cell>
          <table:table-cell/>
          <table:table-cell office:value-type="float" office:value="677.571" calcext:value-type="float">
            <text:p>677,571</text:p>
          </table:table-cell>
          <table:table-cell office:value-type="float" office:value="375.108" calcext:value-type="float">
            <text:p>375,108</text:p>
          </table:table-cell>
          <table:table-cell/>
          <table:table-cell office:value-type="float" office:value="50018.947" calcext:value-type="float">
            <text:p>50018,947</text:p>
          </table:table-cell>
          <table:table-cell office:value-type="float" office:value="49949.632" calcext:value-type="float">
            <text:p>49949,632</text:p>
          </table:table-cell>
          <table:table-cell table:number-columns-repeated="7"/>
        </table:table-row>
        <table:table-row table:style-name="ro1">
          <table:table-cell office:value-type="float" office:value="46.445" calcext:value-type="float">
            <text:p>46,445</text:p>
          </table:table-cell>
          <table:table-cell office:value-type="float" office:value="1.508" calcext:value-type="float">
            <text:p>1,508</text:p>
          </table:table-cell>
          <table:table-cell/>
          <table:table-cell office:value-type="float" office:value="589.915" calcext:value-type="float">
            <text:p>589,915</text:p>
          </table:table-cell>
          <table:table-cell office:value-type="float" office:value="374.297" calcext:value-type="float">
            <text:p>374,297</text:p>
          </table:table-cell>
          <table:table-cell/>
          <table:table-cell office:value-type="float" office:value="86091.708" calcext:value-type="float">
            <text:p>86091,708</text:p>
          </table:table-cell>
          <table:table-cell office:value-type="float" office:value="49544.347" calcext:value-type="float">
            <text:p>49544,347</text:p>
          </table:table-cell>
          <table:table-cell table:number-columns-repeated="7"/>
        </table:table-row>
        <table:table-row table:style-name="ro1">
          <table:table-cell office:value-type="float" office:value="57.492" calcext:value-type="float">
            <text:p>57,492</text:p>
          </table:table-cell>
          <table:table-cell office:value-type="float" office:value="1.504" calcext:value-type="float">
            <text:p>1,504</text:p>
          </table:table-cell>
          <table:table-cell/>
          <table:table-cell office:value-type="float" office:value="414.187" calcext:value-type="float">
            <text:p>414,187</text:p>
          </table:table-cell>
          <table:table-cell office:value-type="float" office:value="371.834" calcext:value-type="float">
            <text:p>371,834</text:p>
          </table:table-cell>
          <table:table-cell/>
          <table:table-cell office:value-type="float" office:value="49294.425" calcext:value-type="float">
            <text:p>49294,425</text:p>
          </table:table-cell>
          <table:table-cell office:value-type="float" office:value="49220.361" calcext:value-type="float">
            <text:p>49220,361</text:p>
          </table:table-cell>
          <table:table-cell table:number-columns-repeated="7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415.897" calcext:value-type="float">
            <text:p>415,897</text:p>
          </table:table-cell>
          <table:table-cell office:value-type="float" office:value="371.535" calcext:value-type="float">
            <text:p>371,535</text:p>
          </table:table-cell>
          <table:table-cell/>
          <table:table-cell office:value-type="float" office:value="48425.786" calcext:value-type="float">
            <text:p>48425,786</text:p>
          </table:table-cell>
          <table:table-cell office:value-type="float" office:value="48366.461" calcext:value-type="float">
            <text:p>48366,461</text:p>
          </table:table-cell>
          <table:table-cell table:number-columns-repeated="7"/>
        </table:table-row>
        <table:table-row table:style-name="ro1">
          <table:table-cell office:value-type="float" office:value="42.965" calcext:value-type="float">
            <text:p>42,965</text:p>
          </table:table-cell>
          <table:table-cell office:value-type="float" office:value="1.487" calcext:value-type="float">
            <text:p>1,487</text:p>
          </table:table-cell>
          <table:table-cell/>
          <table:table-cell office:value-type="float" office:value="420.985" calcext:value-type="float">
            <text:p>420,985</text:p>
          </table:table-cell>
          <table:table-cell office:value-type="float" office:value="371.377" calcext:value-type="float">
            <text:p>371,377</text:p>
          </table:table-cell>
          <table:table-cell/>
          <table:table-cell office:value-type="float" office:value="48210.274" calcext:value-type="float">
            <text:p>48210,274</text:p>
          </table:table-cell>
          <table:table-cell office:value-type="float" office:value="48040.224" calcext:value-type="float">
            <text:p>48040,224</text:p>
          </table:table-cell>
          <table:table-cell table:number-columns-repeated="7"/>
        </table:table-row>
        <table:table-row table:style-name="ro1">
          <table:table-cell office:value-type="float" office:value="44.576" calcext:value-type="float">
            <text:p>44,576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441.517" calcext:value-type="float">
            <text:p>441,517</text:p>
          </table:table-cell>
          <table:table-cell office:value-type="float" office:value="371.338" calcext:value-type="float">
            <text:p>371,338</text:p>
          </table:table-cell>
          <table:table-cell/>
          <table:table-cell office:value-type="float" office:value="48365.696" calcext:value-type="float">
            <text:p>48365,696</text:p>
          </table:table-cell>
          <table:table-cell office:value-type="float" office:value="47905.954" calcext:value-type="float">
            <text:p>47905,954</text:p>
          </table:table-cell>
          <table:table-cell table:number-columns-repeated="7"/>
        </table:table-row>
        <table:table-row table:style-name="ro1">
          <table:table-cell office:value-type="float" office:value="46.406" calcext:value-type="float">
            <text:p>46,406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478.657" calcext:value-type="float">
            <text:p>478,657</text:p>
          </table:table-cell>
          <table:table-cell office:value-type="float" office:value="371.149" calcext:value-type="float">
            <text:p>371,149</text:p>
          </table:table-cell>
          <table:table-cell/>
          <table:table-cell office:value-type="float" office:value="47794.071" calcext:value-type="float">
            <text:p>47794,071</text:p>
          </table:table-cell>
          <table:table-cell office:value-type="float" office:value="47716.522" calcext:value-type="float">
            <text:p>47716,522</text:p>
          </table:table-cell>
          <table:table-cell table:number-columns-repeated="7"/>
        </table:table-row>
        <table:table-row table:style-name="ro1">
          <table:table-cell office:value-type="float" office:value="45.501" calcext:value-type="float">
            <text:p>45,50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557.334" calcext:value-type="float">
            <text:p>557,334</text:p>
          </table:table-cell>
          <table:table-cell office:value-type="float" office:value="370.106" calcext:value-type="float">
            <text:p>370,106</text:p>
          </table:table-cell>
          <table:table-cell/>
          <table:table-cell office:value-type="float" office:value="48405.322" calcext:value-type="float">
            <text:p>48405,322</text:p>
          </table:table-cell>
          <table:table-cell office:value-type="float" office:value="47385.944" calcext:value-type="float">
            <text:p>47385,944</text:p>
          </table:table-cell>
          <table:table-cell table:number-columns-repeated="7"/>
        </table:table-row>
        <table:table-row table:style-name="ro1">
          <table:table-cell office:value-type="float" office:value="46.787" calcext:value-type="float">
            <text:p>46,787</text:p>
          </table:table-cell>
          <table:table-cell office:value-type="float" office:value="1.464" calcext:value-type="float">
            <text:p>1,464</text:p>
          </table:table-cell>
          <table:table-cell/>
          <table:table-cell office:value-type="float" office:value="415.405" calcext:value-type="float">
            <text:p>415,405</text:p>
          </table:table-cell>
          <table:table-cell office:value-type="float" office:value="369.381" calcext:value-type="float">
            <text:p>369,381</text:p>
          </table:table-cell>
          <table:table-cell/>
          <table:table-cell office:value-type="float" office:value="47301.169" calcext:value-type="float">
            <text:p>47301,169</text:p>
          </table:table-cell>
          <table:table-cell office:value-type="float" office:value="47231.35" calcext:value-type="float">
            <text:p>47231,35</text:p>
          </table:table-cell>
          <table:table-cell table:number-columns-repeated="7"/>
        </table:table-row>
        <table:table-row table:style-name="ro1">
          <table:table-cell office:value-type="float" office:value="44.036" calcext:value-type="float">
            <text:p>44,036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411.405" calcext:value-type="float">
            <text:p>411,405</text:p>
          </table:table-cell>
          <table:table-cell office:value-type="float" office:value="368.885" calcext:value-type="float">
            <text:p>368,885</text:p>
          </table:table-cell>
          <table:table-cell/>
          <table:table-cell office:value-type="float" office:value="23986.25" calcext:value-type="float">
            <text:p>23986,25</text:p>
          </table:table-cell>
          <table:table-cell office:value-type="float" office:value="21592.143" calcext:value-type="float">
            <text:p>21592,143</text:p>
          </table:table-cell>
          <table:table-cell table:number-columns-repeated="7"/>
        </table:table-row>
        <table:table-row table:style-name="ro1">
          <table:table-cell office:value-type="float" office:value="50.438" calcext:value-type="float">
            <text:p>50,438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551.915" calcext:value-type="float">
            <text:p>551,915</text:p>
          </table:table-cell>
          <table:table-cell office:value-type="float" office:value="366.823" calcext:value-type="float">
            <text:p>366,823</text:p>
          </table:table-cell>
          <table:table-cell table:number-columns-repeated="10"/>
        </table:table-row>
        <table:table-row table:style-name="ro1">
          <table:table-cell office:value-type="float" office:value="44.409" calcext:value-type="float">
            <text:p>44,409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408.675" calcext:value-type="float">
            <text:p>408,675</text:p>
          </table:table-cell>
          <table:table-cell office:value-type="float" office:value="366.324" calcext:value-type="float">
            <text:p>366,324</text:p>
          </table:table-cell>
          <table:table-cell table:number-columns-repeated="10"/>
        </table:table-row>
        <table:table-row table:style-name="ro1">
          <table:table-cell office:value-type="float" office:value="47.449" calcext:value-type="float">
            <text:p>47,449</text:p>
          </table:table-cell>
          <table:table-cell office:value-type="float" office:value="1.419" calcext:value-type="float">
            <text:p>1,419</text:p>
          </table:table-cell>
          <table:table-cell/>
          <table:table-cell office:value-type="float" office:value="653.859" calcext:value-type="float">
            <text:p>653,859</text:p>
          </table:table-cell>
          <table:table-cell office:value-type="float" office:value="366.258" calcext:value-type="float">
            <text:p>366,258</text:p>
          </table:table-cell>
          <table:table-cell table:number-columns-repeated="10"/>
        </table:table-row>
        <table:table-row table:style-name="ro1">
          <table:table-cell office:value-type="float" office:value="44.899" calcext:value-type="float">
            <text:p>44,899</text:p>
          </table:table-cell>
          <table:table-cell office:value-type="float" office:value="1.409" calcext:value-type="float">
            <text:p>1,409</text:p>
          </table:table-cell>
          <table:table-cell/>
          <table:table-cell office:value-type="float" office:value="407.447" calcext:value-type="float">
            <text:p>407,447</text:p>
          </table:table-cell>
          <table:table-cell office:value-type="float" office:value="364.517" calcext:value-type="float">
            <text:p>364,517</text:p>
          </table:table-cell>
          <table:table-cell table:number-columns-repeated="10"/>
        </table:table-row>
        <table:table-row table:style-name="ro1">
          <table:table-cell office:value-type="float" office:value="44.965" calcext:value-type="float">
            <text:p>44,965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404.538" calcext:value-type="float">
            <text:p>404,538</text:p>
          </table:table-cell>
          <table:table-cell office:value-type="float" office:value="363.759" calcext:value-type="float">
            <text:p>363,759</text:p>
          </table:table-cell>
          <table:table-cell table:number-columns-repeated="10"/>
        </table:table-row>
        <table:table-row table:style-name="ro1">
          <table:table-cell office:value-type="float" office:value="52.042" calcext:value-type="float">
            <text:p>52,042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406.104" calcext:value-type="float">
            <text:p>406,104</text:p>
          </table:table-cell>
          <table:table-cell office:value-type="float" office:value="363.182" calcext:value-type="float">
            <text:p>363,182</text:p>
          </table:table-cell>
          <table:table-cell table:number-columns-repeated="10"/>
        </table:table-row>
        <table:table-row table:style-name="ro1">
          <table:table-cell office:value-type="float" office:value="54.623" calcext:value-type="float">
            <text:p>54,623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408.203" calcext:value-type="float">
            <text:p>408,203</text:p>
          </table:table-cell>
          <table:table-cell office:value-type="float" office:value="360.984" calcext:value-type="float">
            <text:p>360,984</text:p>
          </table:table-cell>
          <table:table-cell table:number-columns-repeated="10"/>
        </table:table-row>
        <table:table-row table:style-name="ro1">
          <table:table-cell office:value-type="float" office:value="47.678" calcext:value-type="float">
            <text:p>47,678</text:p>
          </table:table-cell>
          <table:table-cell office:value-type="float" office:value="1.391" calcext:value-type="float">
            <text:p>1,391</text:p>
          </table:table-cell>
          <table:table-cell/>
          <table:table-cell office:value-type="float" office:value="408.202" calcext:value-type="float">
            <text:p>408,202</text:p>
          </table:table-cell>
          <table:table-cell office:value-type="float" office:value="360.199" calcext:value-type="float">
            <text:p>360,199</text:p>
          </table:table-cell>
          <table:table-cell table:number-columns-repeated="10"/>
        </table:table-row>
        <table:table-row table:style-name="ro1">
          <table:table-cell office:value-type="float" office:value="42.614" calcext:value-type="float">
            <text:p>42,614</text:p>
          </table:table-cell>
          <table:table-cell office:value-type="float" office:value="1.378" calcext:value-type="float">
            <text:p>1,378</text:p>
          </table:table-cell>
          <table:table-cell/>
          <table:table-cell office:value-type="float" office:value="463.35" calcext:value-type="float">
            <text:p>463,35</text:p>
          </table:table-cell>
          <table:table-cell office:value-type="float" office:value="359.375" calcext:value-type="float">
            <text:p>359,375</text:p>
          </table:table-cell>
          <table:table-cell table:number-columns-repeated="10"/>
        </table:table-row>
        <table:table-row table:style-name="ro1">
          <table:table-cell office:value-type="float" office:value="48.392" calcext:value-type="float">
            <text:p>48,392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407.61" calcext:value-type="float">
            <text:p>407,61</text:p>
          </table:table-cell>
          <table:table-cell office:value-type="float" office:value="358.73" calcext:value-type="float">
            <text:p>358,73</text:p>
          </table:table-cell>
          <table:table-cell table:number-columns-repeated="10"/>
        </table:table-row>
        <table:table-row table:style-name="ro1">
          <table:table-cell office:value-type="float" office:value="42.254" calcext:value-type="float">
            <text:p>42,254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410.066" calcext:value-type="float">
            <text:p>410,066</text:p>
          </table:table-cell>
          <table:table-cell office:value-type="float" office:value="358.476" calcext:value-type="float">
            <text:p>358,476</text:p>
          </table:table-cell>
          <table:table-cell table:number-columns-repeated="10"/>
        </table:table-row>
        <table:table-row table:style-name="ro1">
          <table:table-cell office:value-type="float" office:value="45.328" calcext:value-type="float">
            <text:p>45,328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485.896" calcext:value-type="float">
            <text:p>485,896</text:p>
          </table:table-cell>
          <table:table-cell office:value-type="float" office:value="358.353" calcext:value-type="float">
            <text:p>358,353</text:p>
          </table:table-cell>
          <table:table-cell table:number-columns-repeated="10"/>
        </table:table-row>
        <table:table-row table:style-name="ro1">
          <table:table-cell office:value-type="float" office:value="42.983" calcext:value-type="float">
            <text:p>42,983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398.757" calcext:value-type="float">
            <text:p>398,757</text:p>
          </table:table-cell>
          <table:table-cell office:value-type="float" office:value="358.091" calcext:value-type="float">
            <text:p>358,091</text:p>
          </table:table-cell>
          <table:table-cell table:number-columns-repeated="10"/>
        </table:table-row>
        <table:table-row table:style-name="ro1">
          <table:table-cell office:value-type="float" office:value="47.79" calcext:value-type="float">
            <text:p>47,79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403.25" calcext:value-type="float">
            <text:p>403,25</text:p>
          </table:table-cell>
          <table:table-cell office:value-type="float" office:value="357.737" calcext:value-type="float">
            <text:p>357,737</text:p>
          </table:table-cell>
          <table:table-cell table:number-columns-repeated="10"/>
        </table:table-row>
        <table:table-row table:style-name="ro1">
          <table:table-cell office:value-type="float" office:value="53.454" calcext:value-type="float">
            <text:p>53,454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411.076" calcext:value-type="float">
            <text:p>411,076</text:p>
          </table:table-cell>
          <table:table-cell office:value-type="float" office:value="357.329" calcext:value-type="float">
            <text:p>357,329</text:p>
          </table:table-cell>
          <table:table-cell table:number-columns-repeated="10"/>
        </table:table-row>
        <table:table-row table:style-name="ro1">
          <table:table-cell office:value-type="float" office:value="42.27" calcext:value-type="float">
            <text:p>42,27</text:p>
          </table:table-cell>
          <table:table-cell office:value-type="float" office:value="1.368" calcext:value-type="float">
            <text:p>1,368</text:p>
          </table:table-cell>
          <table:table-cell/>
          <table:table-cell office:value-type="float" office:value="410.45" calcext:value-type="float">
            <text:p>410,45</text:p>
          </table:table-cell>
          <table:table-cell office:value-type="float" office:value="357.256" calcext:value-type="float">
            <text:p>357,256</text:p>
          </table:table-cell>
          <table:table-cell table:number-columns-repeated="10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656.396" calcext:value-type="float">
            <text:p>656,396</text:p>
          </table:table-cell>
          <table:table-cell office:value-type="float" office:value="357.162" calcext:value-type="float">
            <text:p>357,162</text:p>
          </table:table-cell>
          <table:table-cell table:number-columns-repeated="10"/>
        </table:table-row>
        <table:table-row table:style-name="ro1">
          <table:table-cell office:value-type="float" office:value="41.941" calcext:value-type="float">
            <text:p>41,941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407.322" calcext:value-type="float">
            <text:p>407,322</text:p>
          </table:table-cell>
          <table:table-cell office:value-type="float" office:value="356.86" calcext:value-type="float">
            <text:p>356,86</text:p>
          </table:table-cell>
          <table:table-cell table:number-columns-repeated="10"/>
        </table:table-row>
        <table:table-row table:style-name="ro1">
          <table:table-cell office:value-type="float" office:value="50.827" calcext:value-type="float">
            <text:p>50,827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398.86" calcext:value-type="float">
            <text:p>398,86</text:p>
          </table:table-cell>
          <table:table-cell office:value-type="float" office:value="356.668" calcext:value-type="float">
            <text:p>356,668</text:p>
          </table:table-cell>
          <table:table-cell table:number-columns-repeated="10"/>
        </table:table-row>
        <table:table-row table:style-name="ro1">
          <table:table-cell office:value-type="float" office:value="48.525" calcext:value-type="float">
            <text:p>48,525</text:p>
          </table:table-cell>
          <table:table-cell office:value-type="float" office:value="1.341" calcext:value-type="float">
            <text:p>1,341</text:p>
          </table:table-cell>
          <table:table-cell/>
          <table:table-cell office:value-type="float" office:value="499.339" calcext:value-type="float">
            <text:p>499,339</text:p>
          </table:table-cell>
          <table:table-cell office:value-type="float" office:value="356.292" calcext:value-type="float">
            <text:p>356,292</text:p>
          </table:table-cell>
          <table:table-cell table:number-columns-repeated="10"/>
        </table:table-row>
        <table:table-row table:style-name="ro1">
          <table:table-cell office:value-type="float" office:value="58.341" calcext:value-type="float">
            <text:p>58,341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400.423" calcext:value-type="float">
            <text:p>400,423</text:p>
          </table:table-cell>
          <table:table-cell office:value-type="float" office:value="356.231" calcext:value-type="float">
            <text:p>356,231</text:p>
          </table:table-cell>
          <table:table-cell table:number-columns-repeated="10"/>
        </table:table-row>
        <table:table-row table:style-name="ro1">
          <table:table-cell office:value-type="float" office:value="43.862" calcext:value-type="float">
            <text:p>43,862</text:p>
          </table:table-cell>
          <table:table-cell office:value-type="float" office:value="1.321" calcext:value-type="float">
            <text:p>1,321</text:p>
          </table:table-cell>
          <table:table-cell/>
          <table:table-cell office:value-type="float" office:value="400.475" calcext:value-type="float">
            <text:p>400,475</text:p>
          </table:table-cell>
          <table:table-cell office:value-type="float" office:value="356.169" calcext:value-type="float">
            <text:p>356,169</text:p>
          </table:table-cell>
          <table:table-cell table:number-columns-repeated="10"/>
        </table:table-row>
        <table:table-row table:style-name="ro1">
          <table:table-cell office:value-type="float" office:value="52.778" calcext:value-type="float">
            <text:p>52,778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407.426" calcext:value-type="float">
            <text:p>407,426</text:p>
          </table:table-cell>
          <table:table-cell office:value-type="float" office:value="355.663" calcext:value-type="float">
            <text:p>355,663</text:p>
          </table:table-cell>
          <table:table-cell table:number-columns-repeated="10"/>
        </table:table-row>
        <table:table-row table:style-name="ro1">
          <table:table-cell office:value-type="float" office:value="46.842" calcext:value-type="float">
            <text:p>46,842</text:p>
          </table:table-cell>
          <table:table-cell office:value-type="float" office:value="1.312" calcext:value-type="float">
            <text:p>1,312</text:p>
          </table:table-cell>
          <table:table-cell/>
          <table:table-cell office:value-type="float" office:value="401.043" calcext:value-type="float">
            <text:p>401,043</text:p>
          </table:table-cell>
          <table:table-cell office:value-type="float" office:value="355.419" calcext:value-type="float">
            <text:p>355,419</text:p>
          </table:table-cell>
          <table:table-cell table:number-columns-repeated="10"/>
        </table:table-row>
        <table:table-row table:style-name="ro1">
          <table:table-cell office:value-type="float" office:value="63.309" calcext:value-type="float">
            <text:p>63,309</text:p>
          </table:table-cell>
          <table:table-cell office:value-type="float" office:value="1.309" calcext:value-type="float">
            <text:p>1,309</text:p>
          </table:table-cell>
          <table:table-cell/>
          <table:table-cell office:value-type="float" office:value="423.665" calcext:value-type="float">
            <text:p>423,665</text:p>
          </table:table-cell>
          <table:table-cell office:value-type="float" office:value="354.796" calcext:value-type="float">
            <text:p>354,796</text:p>
          </table:table-cell>
          <table:table-cell table:number-columns-repeated="10"/>
        </table:table-row>
        <table:table-row table:style-name="ro1">
          <table:table-cell office:value-type="float" office:value="43.437" calcext:value-type="float">
            <text:p>43,437</text:p>
          </table:table-cell>
          <table:table-cell office:value-type="float" office:value="1.291" calcext:value-type="float">
            <text:p>1,291</text:p>
          </table:table-cell>
          <table:table-cell/>
          <table:table-cell office:value-type="float" office:value="408.564" calcext:value-type="float">
            <text:p>408,564</text:p>
          </table:table-cell>
          <table:table-cell office:value-type="float" office:value="354.696" calcext:value-type="float">
            <text:p>354,696</text:p>
          </table:table-cell>
          <table:table-cell table:number-columns-repeated="10"/>
        </table:table-row>
        <table:table-row table:style-name="ro1">
          <table:table-cell office:value-type="float" office:value="45.469" calcext:value-type="float">
            <text:p>45,469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573.189" calcext:value-type="float">
            <text:p>573,189</text:p>
          </table:table-cell>
          <table:table-cell office:value-type="float" office:value="354.658" calcext:value-type="float">
            <text:p>354,658</text:p>
          </table:table-cell>
          <table:table-cell table:number-columns-repeated="10"/>
        </table:table-row>
        <table:table-row table:style-name="ro1">
          <table:table-cell office:value-type="float" office:value="42.902" calcext:value-type="float">
            <text:p>42,902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405.595" calcext:value-type="float">
            <text:p>405,595</text:p>
          </table:table-cell>
          <table:table-cell office:value-type="float" office:value="354.52" calcext:value-type="float">
            <text:p>354,52</text:p>
          </table:table-cell>
          <table:table-cell table:number-columns-repeated="10"/>
        </table:table-row>
        <table:table-row table:style-name="ro1">
          <table:table-cell office:value-type="float" office:value="42.994" calcext:value-type="float">
            <text:p>42,994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395.318" calcext:value-type="float">
            <text:p>395,318</text:p>
          </table:table-cell>
          <table:table-cell office:value-type="float" office:value="353.612" calcext:value-type="float">
            <text:p>353,612</text:p>
          </table:table-cell>
          <table:table-cell table:number-columns-repeated="10"/>
        </table:table-row>
        <table:table-row table:style-name="ro1">
          <table:table-cell office:value-type="float" office:value="44.121" calcext:value-type="float">
            <text:p>44,121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396.673" calcext:value-type="float">
            <text:p>396,673</text:p>
          </table:table-cell>
          <table:table-cell office:value-type="float" office:value="353.09" calcext:value-type="float">
            <text:p>353,09</text:p>
          </table:table-cell>
          <table:table-cell table:number-columns-repeated="10"/>
        </table:table-row>
        <table:table-row table:style-name="ro1">
          <table:table-cell office:value-type="float" office:value="43.44" calcext:value-type="float">
            <text:p>43,44</text:p>
          </table:table-cell>
          <table:table-cell office:value-type="float" office:value="1.262" calcext:value-type="float">
            <text:p>1,262</text:p>
          </table:table-cell>
          <table:table-cell/>
          <table:table-cell office:value-type="float" office:value="439.48" calcext:value-type="float">
            <text:p>439,48</text:p>
          </table:table-cell>
          <table:table-cell office:value-type="float" office:value="352.798" calcext:value-type="float">
            <text:p>352,798</text:p>
          </table:table-cell>
          <table:table-cell table:number-columns-repeated="10"/>
        </table:table-row>
        <table:table-row table:style-name="ro1">
          <table:table-cell office:value-type="float" office:value="41.39" calcext:value-type="float">
            <text:p>41,39</text:p>
          </table:table-cell>
          <table:table-cell office:value-type="float" office:value="1.259" calcext:value-type="float">
            <text:p>1,259</text:p>
          </table:table-cell>
          <table:table-cell/>
          <table:table-cell office:value-type="float" office:value="425.6" calcext:value-type="float">
            <text:p>425,6</text:p>
          </table:table-cell>
          <table:table-cell office:value-type="float" office:value="350.947" calcext:value-type="float">
            <text:p>350,947</text:p>
          </table:table-cell>
          <table:table-cell table:number-columns-repeated="10"/>
        </table:table-row>
        <table:table-row table:style-name="ro1">
          <table:table-cell office:value-type="float" office:value="40.694" calcext:value-type="float">
            <text:p>40,694</text:p>
          </table:table-cell>
          <table:table-cell office:value-type="float" office:value="1.243" calcext:value-type="float">
            <text:p>1,243</text:p>
          </table:table-cell>
          <table:table-cell/>
          <table:table-cell office:value-type="float" office:value="392.118" calcext:value-type="float">
            <text:p>392,118</text:p>
          </table:table-cell>
          <table:table-cell office:value-type="float" office:value="348.772" calcext:value-type="float">
            <text:p>348,772</text:p>
          </table:table-cell>
          <table:table-cell table:number-columns-repeated="10"/>
        </table:table-row>
        <table:table-row table:style-name="ro1">
          <table:table-cell office:value-type="float" office:value="1086.572" calcext:value-type="float">
            <text:p>1086,572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399.58" calcext:value-type="float">
            <text:p>399,58</text:p>
          </table:table-cell>
          <table:table-cell office:value-type="float" office:value="347.418" calcext:value-type="float">
            <text:p>347,418</text:p>
          </table:table-cell>
          <table:table-cell table:number-columns-repeated="10"/>
        </table:table-row>
        <table:table-row table:style-name="ro1">
          <table:table-cell office:value-type="float" office:value="52.05" calcext:value-type="float">
            <text:p>52,05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05.191" calcext:value-type="float">
            <text:p>405,191</text:p>
          </table:table-cell>
          <table:table-cell office:value-type="float" office:value="347.006" calcext:value-type="float">
            <text:p>347,006</text:p>
          </table:table-cell>
          <table:table-cell table:number-columns-repeated="10"/>
        </table:table-row>
        <table:table-row table:style-name="ro1">
          <table:table-cell office:value-type="float" office:value="42.562" calcext:value-type="float">
            <text:p>42,562</text:p>
          </table:table-cell>
          <table:table-cell office:value-type="float" office:value="1.222" calcext:value-type="float">
            <text:p>1,222</text:p>
          </table:table-cell>
          <table:table-cell/>
          <table:table-cell office:value-type="float" office:value="401.25" calcext:value-type="float">
            <text:p>401,25</text:p>
          </table:table-cell>
          <table:table-cell office:value-type="float" office:value="346.564" calcext:value-type="float">
            <text:p>346,564</text:p>
          </table:table-cell>
          <table:table-cell table:number-columns-repeated="10"/>
        </table:table-row>
        <table:table-row table:style-name="ro1">
          <table:table-cell office:value-type="float" office:value="43.423" calcext:value-type="float">
            <text:p>43,423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391.568" calcext:value-type="float">
            <text:p>391,568</text:p>
          </table:table-cell>
          <table:table-cell office:value-type="float" office:value="346.219" calcext:value-type="float">
            <text:p>346,219</text:p>
          </table:table-cell>
          <table:table-cell table:number-columns-repeated="10"/>
        </table:table-row>
        <table:table-row table:style-name="ro1">
          <table:table-cell office:value-type="float" office:value="54.196" calcext:value-type="float">
            <text:p>54,196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425.9" calcext:value-type="float">
            <text:p>425,9</text:p>
          </table:table-cell>
          <table:table-cell office:value-type="float" office:value="346.094" calcext:value-type="float">
            <text:p>346,094</text:p>
          </table:table-cell>
          <table:table-cell table:number-columns-repeated="10"/>
        </table:table-row>
        <table:table-row table:style-name="ro1">
          <table:table-cell office:value-type="float" office:value="48.716" calcext:value-type="float">
            <text:p>48,716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734.898" calcext:value-type="float">
            <text:p>734,898</text:p>
          </table:table-cell>
          <table:table-cell office:value-type="float" office:value="345.703" calcext:value-type="float">
            <text:p>345,703</text:p>
          </table:table-cell>
          <table:table-cell table:number-columns-repeated="10"/>
        </table:table-row>
        <table:table-row table:style-name="ro1">
          <table:table-cell office:value-type="float" office:value="49.584" calcext:value-type="float">
            <text:p>49,584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406.332" calcext:value-type="float">
            <text:p>406,332</text:p>
          </table:table-cell>
          <table:table-cell office:value-type="float" office:value="345.457" calcext:value-type="float">
            <text:p>345,457</text:p>
          </table:table-cell>
          <table:table-cell table:number-columns-repeated="10"/>
        </table:table-row>
        <table:table-row table:style-name="ro1">
          <table:table-cell office:value-type="float" office:value="43.664" calcext:value-type="float">
            <text:p>43,664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389.849" calcext:value-type="float">
            <text:p>389,849</text:p>
          </table:table-cell>
          <table:table-cell office:value-type="float" office:value="345.159" calcext:value-type="float">
            <text:p>345,159</text:p>
          </table:table-cell>
          <table:table-cell table:number-columns-repeated="10"/>
        </table:table-row>
        <table:table-row table:style-name="ro1">
          <table:table-cell office:value-type="float" office:value="52.732" calcext:value-type="float">
            <text:p>52,732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395.896" calcext:value-type="float">
            <text:p>395,896</text:p>
          </table:table-cell>
          <table:table-cell office:value-type="float" office:value="343.375" calcext:value-type="float">
            <text:p>343,375</text:p>
          </table:table-cell>
          <table:table-cell table:number-columns-repeated="10"/>
        </table:table-row>
        <table:table-row table:style-name="ro1">
          <table:table-cell office:value-type="float" office:value="44.245" calcext:value-type="float">
            <text:p>44,245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409.182" calcext:value-type="float">
            <text:p>409,182</text:p>
          </table:table-cell>
          <table:table-cell office:value-type="float" office:value="343.241" calcext:value-type="float">
            <text:p>343,241</text:p>
          </table:table-cell>
          <table:table-cell table:number-columns-repeated="10"/>
        </table:table-row>
        <table:table-row table:style-name="ro1">
          <table:table-cell office:value-type="float" office:value="40.225" calcext:value-type="float">
            <text:p>40,225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384.528" calcext:value-type="float">
            <text:p>384,528</text:p>
          </table:table-cell>
          <table:table-cell office:value-type="float" office:value="342.438" calcext:value-type="float">
            <text:p>342,438</text:p>
          </table:table-cell>
          <table:table-cell table:number-columns-repeated="10"/>
        </table:table-row>
        <table:table-row table:style-name="ro1">
          <table:table-cell office:value-type="float" office:value="54.735" calcext:value-type="float">
            <text:p>54,735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396.383" calcext:value-type="float">
            <text:p>396,383</text:p>
          </table:table-cell>
          <table:table-cell office:value-type="float" office:value="341.957" calcext:value-type="float">
            <text:p>341,957</text:p>
          </table:table-cell>
          <table:table-cell table:number-columns-repeated="10"/>
        </table:table-row>
        <table:table-row table:style-name="ro1">
          <table:table-cell office:value-type="float" office:value="41.993" calcext:value-type="float">
            <text:p>41,993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428.873" calcext:value-type="float">
            <text:p>428,873</text:p>
          </table:table-cell>
          <table:table-cell office:value-type="float" office:value="340.574" calcext:value-type="float">
            <text:p>340,574</text:p>
          </table:table-cell>
          <table:table-cell table:number-columns-repeated="10"/>
        </table:table-row>
        <table:table-row table:style-name="ro1">
          <table:table-cell office:value-type="float" office:value="41.307" calcext:value-type="float">
            <text:p>41,307</text:p>
          </table:table-cell>
          <table:table-cell office:value-type="float" office:value="1.157" calcext:value-type="float">
            <text:p>1,157</text:p>
          </table:table-cell>
          <table:table-cell/>
          <table:table-cell office:value-type="float" office:value="393.797" calcext:value-type="float">
            <text:p>393,797</text:p>
          </table:table-cell>
          <table:table-cell office:value-type="float" office:value="340.06" calcext:value-type="float">
            <text:p>340,06</text:p>
          </table:table-cell>
          <table:table-cell table:number-columns-repeated="10"/>
        </table:table-row>
        <table:table-row table:style-name="ro1">
          <table:table-cell office:value-type="float" office:value="43.727" calcext:value-type="float">
            <text:p>43,727</text:p>
          </table:table-cell>
          <table:table-cell office:value-type="float" office:value="1.154" calcext:value-type="float">
            <text:p>1,154</text:p>
          </table:table-cell>
          <table:table-cell/>
          <table:table-cell office:value-type="float" office:value="383.43" calcext:value-type="float">
            <text:p>383,43</text:p>
          </table:table-cell>
          <table:table-cell office:value-type="float" office:value="339.74" calcext:value-type="float">
            <text:p>339,74</text:p>
          </table:table-cell>
          <table:table-cell table:number-columns-repeated="10"/>
        </table:table-row>
        <table:table-row table:style-name="ro1">
          <table:table-cell office:value-type="float" office:value="43.949" calcext:value-type="float">
            <text:p>43,949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388.296" calcext:value-type="float">
            <text:p>388,296</text:p>
          </table:table-cell>
          <table:table-cell office:value-type="float" office:value="339.68" calcext:value-type="float">
            <text:p>339,68</text:p>
          </table:table-cell>
          <table:table-cell table:number-columns-repeated="10"/>
        </table:table-row>
        <table:table-row table:style-name="ro1">
          <table:table-cell office:value-type="float" office:value="47.147" calcext:value-type="float">
            <text:p>47,147</text:p>
          </table:table-cell>
          <table:table-cell office:value-type="float" office:value="1.151" calcext:value-type="float">
            <text:p>1,151</text:p>
          </table:table-cell>
          <table:table-cell/>
          <table:table-cell office:value-type="float" office:value="395.689" calcext:value-type="float">
            <text:p>395,689</text:p>
          </table:table-cell>
          <table:table-cell office:value-type="float" office:value="338.959" calcext:value-type="float">
            <text:p>338,959</text:p>
          </table:table-cell>
          <table:table-cell table:number-columns-repeated="10"/>
        </table:table-row>
        <table:table-row table:style-name="ro1">
          <table:table-cell office:value-type="float" office:value="42.05" calcext:value-type="float">
            <text:p>42,05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408.193" calcext:value-type="float">
            <text:p>408,193</text:p>
          </table:table-cell>
          <table:table-cell office:value-type="float" office:value="335.519" calcext:value-type="float">
            <text:p>335,519</text:p>
          </table:table-cell>
          <table:table-cell table:number-columns-repeated="10"/>
        </table:table-row>
        <table:table-row table:style-name="ro1">
          <table:table-cell office:value-type="float" office:value="53.963" calcext:value-type="float">
            <text:p>53,963</text:p>
          </table:table-cell>
          <table:table-cell office:value-type="float" office:value="1.145" calcext:value-type="float">
            <text:p>1,145</text:p>
          </table:table-cell>
          <table:table-cell/>
          <table:table-cell office:value-type="float" office:value="399.04" calcext:value-type="float">
            <text:p>399,04</text:p>
          </table:table-cell>
          <table:table-cell office:value-type="float" office:value="335.119" calcext:value-type="float">
            <text:p>335,119</text:p>
          </table:table-cell>
          <table:table-cell table:number-columns-repeated="10"/>
        </table:table-row>
        <table:table-row table:style-name="ro1">
          <table:table-cell office:value-type="float" office:value="43.931" calcext:value-type="float">
            <text:p>43,931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381.529" calcext:value-type="float">
            <text:p>381,529</text:p>
          </table:table-cell>
          <table:table-cell office:value-type="float" office:value="333.133" calcext:value-type="float">
            <text:p>333,133</text:p>
          </table:table-cell>
          <table:table-cell table:number-columns-repeated="10"/>
        </table:table-row>
        <table:table-row table:style-name="ro1">
          <table:table-cell office:value-type="float" office:value="40.286" calcext:value-type="float">
            <text:p>40,286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390.731" calcext:value-type="float">
            <text:p>390,731</text:p>
          </table:table-cell>
          <table:table-cell office:value-type="float" office:value="333.118" calcext:value-type="float">
            <text:p>333,118</text:p>
          </table:table-cell>
          <table:table-cell table:number-columns-repeated="10"/>
        </table:table-row>
        <table:table-row table:style-name="ro1">
          <table:table-cell office:value-type="float" office:value="41.867" calcext:value-type="float">
            <text:p>41,86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396.787" calcext:value-type="float">
            <text:p>396,787</text:p>
          </table:table-cell>
          <table:table-cell office:value-type="float" office:value="333.005" calcext:value-type="float">
            <text:p>333,005</text:p>
          </table:table-cell>
          <table:table-cell table:number-columns-repeated="10"/>
        </table:table-row>
        <table:table-row table:style-name="ro1">
          <table:table-cell office:value-type="float" office:value="40.712" calcext:value-type="float">
            <text:p>40,712</text:p>
          </table:table-cell>
          <table:table-cell office:value-type="float" office:value="1.129" calcext:value-type="float">
            <text:p>1,129</text:p>
          </table:table-cell>
          <table:table-cell/>
          <table:table-cell office:value-type="float" office:value="514.794" calcext:value-type="float">
            <text:p>514,794</text:p>
          </table:table-cell>
          <table:table-cell office:value-type="float" office:value="332.335" calcext:value-type="float">
            <text:p>332,335</text:p>
          </table:table-cell>
          <table:table-cell table:number-columns-repeated="10"/>
        </table:table-row>
        <table:table-row table:style-name="ro1">
          <table:table-cell office:value-type="float" office:value="43.581" calcext:value-type="float">
            <text:p>43,581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401.017" calcext:value-type="float">
            <text:p>401,017</text:p>
          </table:table-cell>
          <table:table-cell office:value-type="float" office:value="332.131" calcext:value-type="float">
            <text:p>332,131</text:p>
          </table:table-cell>
          <table:table-cell table:number-columns-repeated="10"/>
        </table:table-row>
        <table:table-row table:style-name="ro1">
          <table:table-cell office:value-type="float" office:value="43.22" calcext:value-type="float">
            <text:p>43,22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99.008" calcext:value-type="float">
            <text:p>399,008</text:p>
          </table:table-cell>
          <table:table-cell office:value-type="float" office:value="330.219" calcext:value-type="float">
            <text:p>330,219</text:p>
          </table:table-cell>
          <table:table-cell table:number-columns-repeated="10"/>
        </table:table-row>
        <table:table-row table:style-name="ro1">
          <table:table-cell office:value-type="float" office:value="42.08" calcext:value-type="float">
            <text:p>42,08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371.983" calcext:value-type="float">
            <text:p>371,983</text:p>
          </table:table-cell>
          <table:table-cell office:value-type="float" office:value="324.324" calcext:value-type="float">
            <text:p>324,324</text:p>
          </table:table-cell>
          <table:table-cell table:number-columns-repeated="10"/>
        </table:table-row>
        <table:table-row table:style-name="ro1">
          <table:table-cell office:value-type="float" office:value="44.055" calcext:value-type="float">
            <text:p>44,055</text:p>
          </table:table-cell>
          <table:table-cell office:value-type="float" office:value="1.081" calcext:value-type="float">
            <text:p>1,081</text:p>
          </table:table-cell>
          <table:table-cell/>
          <table:table-cell office:value-type="float" office:value="466.34" calcext:value-type="float">
            <text:p>466,34</text:p>
          </table:table-cell>
          <table:table-cell office:value-type="float" office:value="312.857" calcext:value-type="float">
            <text:p>312,857</text:p>
          </table:table-cell>
          <table:table-cell table:number-columns-repeated="10"/>
        </table:table-row>
        <table:table-row table:style-name="ro1">
          <table:table-cell office:value-type="float" office:value="45.739" calcext:value-type="float">
            <text:p>45,739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613.426" calcext:value-type="float">
            <text:p>613,426</text:p>
          </table:table-cell>
          <table:table-cell office:value-type="float" office:value="305.337" calcext:value-type="float">
            <text:p>305,337</text:p>
          </table:table-cell>
          <table:table-cell table:number-columns-repeated="10"/>
        </table:table-row>
        <table:table-row table:style-name="ro1">
          <table:table-cell office:value-type="float" office:value="43.075" calcext:value-type="float">
            <text:p>43,075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345.592" calcext:value-type="float">
            <text:p>345,592</text:p>
          </table:table-cell>
          <table:table-cell office:value-type="float" office:value="284.144" calcext:value-type="float">
            <text:p>284,144</text:p>
          </table:table-cell>
          <table:table-cell table:number-columns-repeated="10"/>
        </table:table-row>
        <table:table-row table:style-name="ro1">
          <table:table-cell office:value-type="float" office:value="42.355" calcext:value-type="float">
            <text:p>42,355</text:p>
          </table:table-cell>
          <table:table-cell office:value-type="float" office:value="1.047" calcext:value-type="float">
            <text:p>1,047</text:p>
          </table:table-cell>
          <table:table-cell/>
          <table:table-cell office:value-type="float" office:value="327.224" calcext:value-type="float">
            <text:p>327,224</text:p>
          </table:table-cell>
          <table:table-cell office:value-type="float" office:value="283.396" calcext:value-type="float">
            <text:p>283,396</text:p>
          </table:table-cell>
          <table:table-cell table:number-columns-repeated="10"/>
        </table:table-row>
        <table:table-row table:style-name="ro1">
          <table:table-cell office:value-type="float" office:value="49.283" calcext:value-type="float">
            <text:p>49,283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468.73" calcext:value-type="float">
            <text:p>468,73</text:p>
          </table:table-cell>
          <table:table-cell office:value-type="float" office:value="280.531" calcext:value-type="float">
            <text:p>280,531</text:p>
          </table:table-cell>
          <table:table-cell table:number-columns-repeated="10"/>
        </table:table-row>
        <table:table-row table:style-name="ro1">
          <table:table-cell office:value-type="float" office:value="52.262" calcext:value-type="float">
            <text:p>52,26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1038.265" calcext:value-type="float">
            <text:p>1038,265</text:p>
          </table:table-cell>
          <table:table-cell office:value-type="float" office:value="279.97" calcext:value-type="float">
            <text:p>279,97</text:p>
          </table:table-cell>
          <table:table-cell table:number-columns-repeated="10"/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73.623" calcext:value-type="float">
            <text:p>173,623</text:p>
          </table:table-cell>
          <table:table-cell office:value-type="float" office:value="3.378" calcext:value-type="float">
            <text:p>3,378</text:p>
          </table:table-cell>
          <table:table-cell/>
          <table:table-cell office:value-type="float" office:value="318.696" calcext:value-type="float">
            <text:p>318,696</text:p>
          </table:table-cell>
          <table:table-cell office:value-type="float" office:value="268.893" calcext:value-type="float">
            <text:p>268,893</text:p>
          </table:table-cell>
          <table:table-cell/>
          <table:table-cell office:value-type="float" office:value="33208.626" calcext:value-type="float">
            <text:p>33208,626</text:p>
          </table:table-cell>
          <table:table-cell office:value-type="float" office:value="31890.36" calcext:value-type="float">
            <text:p>31890,36</text:p>
          </table:table-cell>
          <table:table-cell table:number-columns-repeated="7"/>
        </table:table-row>
        <table:table-row table:style-name="ro1">
          <table:table-cell office:value-type="float" office:value="124.669" calcext:value-type="float">
            <text:p>124,669</text:p>
          </table:table-cell>
          <table:table-cell office:value-type="float" office:value="2.891" calcext:value-type="float">
            <text:p>2,891</text:p>
          </table:table-cell>
          <table:table-cell/>
          <table:table-cell office:value-type="float" office:value="294.395" calcext:value-type="float">
            <text:p>294,395</text:p>
          </table:table-cell>
          <table:table-cell office:value-type="float" office:value="251.505" calcext:value-type="float">
            <text:p>251,505</text:p>
          </table:table-cell>
          <table:table-cell/>
          <table:table-cell office:value-type="float" office:value="32213.965" calcext:value-type="float">
            <text:p>32213,965</text:p>
          </table:table-cell>
          <table:table-cell office:value-type="float" office:value="31881.176" calcext:value-type="float">
            <text:p>31881,17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72.154" calcext:value-type="float">
            <text:p>272,154</text:p>
          </table:table-cell>
          <table:table-cell office:value-type="float" office:value="2.635" calcext:value-type="float">
            <text:p>2,635</text:p>
          </table:table-cell>
          <table:table-cell/>
          <table:table-cell office:value-type="float" office:value="292.787" calcext:value-type="float">
            <text:p>292,787</text:p>
          </table:table-cell>
          <table:table-cell office:value-type="float" office:value="248.944" calcext:value-type="float">
            <text:p>248,944</text:p>
          </table:table-cell>
          <table:table-cell/>
          <table:table-cell office:value-type="float" office:value="29433.529" calcext:value-type="float">
            <text:p>29433,529</text:p>
          </table:table-cell>
          <table:table-cell office:value-type="float" office:value="29360.753" calcext:value-type="float">
            <text:p>29360,7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024MB'.$B$9:.$B$104])" office:value-type="float" office:value="1.37915625" calcext:value-type="float">
            <text:p>1,37915625</text:p>
          </table:table-cell>
          <table:table-cell table:formula="of:=STDEV(['PY37-1024MB'.$B$9:.$B$104])" office:value-type="float" office:value="0.208758653303156" calcext:value-type="float">
            <text:p>0,2087586533</text:p>
          </table:table-cell>
          <table:table-cell table:formula="of:=MIN(['PY37-1024MB'.$B$9:.$B$104])" office:value-type="float" office:value="0.954" calcext:value-type="float">
            <text:p>0,954</text:p>
          </table:table-cell>
          <table:table-cell table:formula="of:=MAX(['PY37-1024MB'.$B$9:.$B$104])" office:value-type="float" office:value="1.985" calcext:value-type="float">
            <text:p>1,985</text:p>
          </table:table-cell>
        </table:table-row>
        <table:table-row table:style-name="ro1">
          <table:table-cell office:value-type="float" office:value="221.921" calcext:value-type="float">
            <text:p>221,921</text:p>
          </table:table-cell>
          <table:table-cell office:value-type="float" office:value="2.438" calcext:value-type="float">
            <text:p>2,438</text:p>
          </table:table-cell>
          <table:table-cell/>
          <table:table-cell office:value-type="float" office:value="289.675" calcext:value-type="float">
            <text:p>289,675</text:p>
          </table:table-cell>
          <table:table-cell office:value-type="float" office:value="245.832" calcext:value-type="float">
            <text:p>245,832</text:p>
          </table:table-cell>
          <table:table-cell/>
          <table:table-cell office:value-type="float" office:value="29106.624" calcext:value-type="float">
            <text:p>29106,624</text:p>
          </table:table-cell>
          <table:table-cell office:value-type="float" office:value="28901.744" calcext:value-type="float">
            <text:p>28901,7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024MB'.$E$7:.$E$104])" office:value-type="float" office:value="205.965479591837" calcext:value-type="float">
            <text:p>205,9654795918</text:p>
          </table:table-cell>
          <table:table-cell table:formula="of:=STDEV(['PY37-1024MB'.$E$7:.$E$104])" office:value-type="float" office:value="18.7251290666162" calcext:value-type="float">
            <text:p>18,7251290666</text:p>
          </table:table-cell>
          <table:table-cell table:formula="of:=MIN(['PY37-1024MB'.$E$7:.$E$104])" office:value-type="float" office:value="174.298" calcext:value-type="float">
            <text:p>174,298</text:p>
          </table:table-cell>
          <table:table-cell table:formula="of:=MAX(['PY37-1024MB'.$E$7:.$E$104])" office:value-type="float" office:value="248.944" calcext:value-type="float">
            <text:p>248,944</text:p>
          </table:table-cell>
        </table:table-row>
        <table:table-row table:style-name="ro1">
          <table:table-cell office:value-type="float" office:value="189.286" calcext:value-type="float">
            <text:p>189,286</text:p>
          </table:table-cell>
          <table:table-cell office:value-type="float" office:value="1.985" calcext:value-type="float">
            <text:p>1,985</text:p>
          </table:table-cell>
          <table:table-cell office:value-type="string" calcext:value-type="string">
            <text:p>←</text:p>
          </table:table-cell>
          <table:table-cell office:value-type="float" office:value="287.986" calcext:value-type="float">
            <text:p>287,986</text:p>
          </table:table-cell>
          <table:table-cell office:value-type="float" office:value="245.791" calcext:value-type="float">
            <text:p>245,791</text:p>
          </table:table-cell>
          <table:table-cell/>
          <table:table-cell office:value-type="float" office:value="28917.642" calcext:value-type="float">
            <text:p>28917,642</text:p>
          </table:table-cell>
          <table:table-cell office:value-type="float" office:value="28814.021" calcext:value-type="float">
            <text:p>28814,02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024MB'.$H$5:.$H$37])" office:value-type="float" office:value="27551.998030303" calcext:value-type="float">
            <text:p>27551,998030303</text:p>
          </table:table-cell>
          <table:table-cell table:formula="of:=STDEV(['PY37-1024MB'.$H$5:.$H$37])" office:value-type="float" office:value="1590.49466256155" calcext:value-type="float">
            <text:p>1590,4946625616</text:p>
          </table:table-cell>
          <table:table-cell table:formula="of:=MIN(['PY37-1024MB'.$H$5:.$H$36])" office:value-type="float" office:value="25186.32" calcext:value-type="float">
            <text:p>25186,32</text:p>
          </table:table-cell>
          <table:table-cell table:formula="of:=MAX(['PY37-1024MB'.$H$5:.$H$104])" office:value-type="float" office:value="31890.36" calcext:value-type="float">
            <text:p>31890,36</text:p>
          </table:table-cell>
        </table:table-row>
        <table:table-row table:style-name="ro1">
          <table:table-cell office:value-type="float" office:value="115.629" calcext:value-type="float">
            <text:p>115,629</text:p>
          </table:table-cell>
          <table:table-cell office:value-type="float" office:value="1.855" calcext:value-type="float">
            <text:p>1,855</text:p>
          </table:table-cell>
          <table:table-cell/>
          <table:table-cell office:value-type="float" office:value="287.145" calcext:value-type="float">
            <text:p>287,145</text:p>
          </table:table-cell>
          <table:table-cell office:value-type="float" office:value="241.891" calcext:value-type="float">
            <text:p>241,891</text:p>
          </table:table-cell>
          <table:table-cell/>
          <table:table-cell office:value-type="float" office:value="30061.14" calcext:value-type="float">
            <text:p>30061,14</text:p>
          </table:table-cell>
          <table:table-cell office:value-type="float" office:value="28787.943" calcext:value-type="float">
            <text:p>28787,943</text:p>
          </table:table-cell>
          <table:table-cell table:number-columns-repeated="7"/>
        </table:table-row>
        <table:table-row table:style-name="ro1">
          <table:table-cell office:value-type="float" office:value="176.189" calcext:value-type="float">
            <text:p>176,189</text:p>
          </table:table-cell>
          <table:table-cell office:value-type="float" office:value="1.845" calcext:value-type="float">
            <text:p>1,845</text:p>
          </table:table-cell>
          <table:table-cell/>
          <table:table-cell office:value-type="float" office:value="283.933" calcext:value-type="float">
            <text:p>283,933</text:p>
          </table:table-cell>
          <table:table-cell office:value-type="float" office:value="241.002" calcext:value-type="float">
            <text:p>241,002</text:p>
          </table:table-cell>
          <table:table-cell/>
          <table:table-cell office:value-type="float" office:value="29585.404" calcext:value-type="float">
            <text:p>29585,404</text:p>
          </table:table-cell>
          <table:table-cell office:value-type="float" office:value="28769.234" calcext:value-type="float">
            <text:p>28769,234</text:p>
          </table:table-cell>
          <table:table-cell table:number-columns-repeated="7"/>
        </table:table-row>
        <table:table-row table:style-name="ro1">
          <table:table-cell office:value-type="float" office:value="601.877" calcext:value-type="float">
            <text:p>601,877</text:p>
          </table:table-cell>
          <table:table-cell office:value-type="float" office:value="1.831" calcext:value-type="float">
            <text:p>1,831</text:p>
          </table:table-cell>
          <table:table-cell/>
          <table:table-cell office:value-type="float" office:value="343.104" calcext:value-type="float">
            <text:p>343,104</text:p>
          </table:table-cell>
          <table:table-cell office:value-type="float" office:value="237.17" calcext:value-type="float">
            <text:p>237,17</text:p>
          </table:table-cell>
          <table:table-cell/>
          <table:table-cell office:value-type="float" office:value="31516.635" calcext:value-type="float">
            <text:p>31516,635</text:p>
          </table:table-cell>
          <table:table-cell office:value-type="float" office:value="28574.312" calcext:value-type="float">
            <text:p>28574,312</text:p>
          </table:table-cell>
          <table:table-cell table:number-columns-repeated="7"/>
        </table:table-row>
        <table:table-row table:style-name="ro1">
          <table:table-cell office:value-type="float" office:value="162.162" calcext:value-type="float">
            <text:p>162,162</text:p>
          </table:table-cell>
          <table:table-cell office:value-type="float" office:value="1.799" calcext:value-type="float">
            <text:p>1,799</text:p>
          </table:table-cell>
          <table:table-cell/>
          <table:table-cell office:value-type="float" office:value="282.833" calcext:value-type="float">
            <text:p>282,833</text:p>
          </table:table-cell>
          <table:table-cell office:value-type="float" office:value="236.042" calcext:value-type="float">
            <text:p>236,042</text:p>
          </table:table-cell>
          <table:table-cell/>
          <table:table-cell office:value-type="float" office:value="28497.662" calcext:value-type="float">
            <text:p>28497,662</text:p>
          </table:table-cell>
          <table:table-cell office:value-type="float" office:value="28434.871" calcext:value-type="float">
            <text:p>28434,871</text:p>
          </table:table-cell>
          <table:table-cell table:number-columns-repeated="7"/>
        </table:table-row>
        <table:table-row table:style-name="ro1">
          <table:table-cell office:value-type="float" office:value="139.797" calcext:value-type="float">
            <text:p>139,797</text:p>
          </table:table-cell>
          <table:table-cell office:value-type="float" office:value="1.762" calcext:value-type="float">
            <text:p>1,762</text:p>
          </table:table-cell>
          <table:table-cell/>
          <table:table-cell office:value-type="float" office:value="283.044" calcext:value-type="float">
            <text:p>283,044</text:p>
          </table:table-cell>
          <table:table-cell office:value-type="float" office:value="235.562" calcext:value-type="float">
            <text:p>235,562</text:p>
          </table:table-cell>
          <table:table-cell/>
          <table:table-cell office:value-type="float" office:value="28510.849" calcext:value-type="float">
            <text:p>28510,849</text:p>
          </table:table-cell>
          <table:table-cell office:value-type="float" office:value="28425.579" calcext:value-type="float">
            <text:p>28425,579</text:p>
          </table:table-cell>
          <table:table-cell table:number-columns-repeated="7"/>
        </table:table-row>
        <table:table-row table:style-name="ro1">
          <table:table-cell office:value-type="float" office:value="156.69" calcext:value-type="float">
            <text:p>156,69</text:p>
          </table:table-cell>
          <table:table-cell office:value-type="float" office:value="1.758" calcext:value-type="float">
            <text:p>1,758</text:p>
          </table:table-cell>
          <table:table-cell/>
          <table:table-cell office:value-type="float" office:value="286.607" calcext:value-type="float">
            <text:p>286,607</text:p>
          </table:table-cell>
          <table:table-cell office:value-type="float" office:value="235.402" calcext:value-type="float">
            <text:p>235,402</text:p>
          </table:table-cell>
          <table:table-cell/>
          <table:table-cell office:value-type="float" office:value="28929.291" calcext:value-type="float">
            <text:p>28929,291</text:p>
          </table:table-cell>
          <table:table-cell office:value-type="float" office:value="28425.47" calcext:value-type="float">
            <text:p>28425,47</text:p>
          </table:table-cell>
          <table:table-cell table:number-columns-repeated="7"/>
        </table:table-row>
        <table:table-row table:style-name="ro1">
          <table:table-cell office:value-type="float" office:value="140.13" calcext:value-type="float">
            <text:p>140,13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280.958" calcext:value-type="float">
            <text:p>280,958</text:p>
          </table:table-cell>
          <table:table-cell office:value-type="float" office:value="234.433" calcext:value-type="float">
            <text:p>234,433</text:p>
          </table:table-cell>
          <table:table-cell/>
          <table:table-cell office:value-type="float" office:value="28775.05" calcext:value-type="float">
            <text:p>28775,05</text:p>
          </table:table-cell>
          <table:table-cell office:value-type="float" office:value="28402.689" calcext:value-type="float">
            <text:p>28402,689</text:p>
          </table:table-cell>
          <table:table-cell table:number-columns-repeated="7"/>
        </table:table-row>
        <table:table-row table:style-name="ro1">
          <table:table-cell office:value-type="float" office:value="198.661" calcext:value-type="float">
            <text:p>198,661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481.455" calcext:value-type="float">
            <text:p>481,455</text:p>
          </table:table-cell>
          <table:table-cell office:value-type="float" office:value="233.608" calcext:value-type="float">
            <text:p>233,608</text:p>
          </table:table-cell>
          <table:table-cell/>
          <table:table-cell office:value-type="float" office:value="28940.683" calcext:value-type="float">
            <text:p>28940,683</text:p>
          </table:table-cell>
          <table:table-cell office:value-type="float" office:value="27971.073" calcext:value-type="float">
            <text:p>27971,073</text:p>
          </table:table-cell>
          <table:table-cell table:number-columns-repeated="7"/>
        </table:table-row>
        <table:table-row table:style-name="ro1">
          <table:table-cell office:value-type="float" office:value="5926.361" calcext:value-type="float">
            <text:p>5926,361</text:p>
          </table:table-cell>
          <table:table-cell office:value-type="float" office:value="1.691" calcext:value-type="float">
            <text:p>1,691</text:p>
          </table:table-cell>
          <table:table-cell/>
          <table:table-cell office:value-type="float" office:value="281.905" calcext:value-type="float">
            <text:p>281,905</text:p>
          </table:table-cell>
          <table:table-cell office:value-type="float" office:value="233.394" calcext:value-type="float">
            <text:p>233,394</text:p>
          </table:table-cell>
          <table:table-cell/>
          <table:table-cell office:value-type="float" office:value="28429.498" calcext:value-type="float">
            <text:p>28429,498</text:p>
          </table:table-cell>
          <table:table-cell office:value-type="float" office:value="27661.16" calcext:value-type="float">
            <text:p>27661,16</text:p>
          </table:table-cell>
          <table:table-cell table:number-columns-repeated="7"/>
        </table:table-row>
        <table:table-row table:style-name="ro1">
          <table:table-cell office:value-type="float" office:value="150.324" calcext:value-type="float">
            <text:p>150,324</text:p>
          </table:table-cell>
          <table:table-cell office:value-type="float" office:value="1.676" calcext:value-type="float">
            <text:p>1,676</text:p>
          </table:table-cell>
          <table:table-cell/>
          <table:table-cell office:value-type="float" office:value="394.073" calcext:value-type="float">
            <text:p>394,073</text:p>
          </table:table-cell>
          <table:table-cell office:value-type="float" office:value="230.377" calcext:value-type="float">
            <text:p>230,377</text:p>
          </table:table-cell>
          <table:table-cell/>
          <table:table-cell office:value-type="float" office:value="27617.059" calcext:value-type="float">
            <text:p>27617,059</text:p>
          </table:table-cell>
          <table:table-cell office:value-type="float" office:value="27400.903" calcext:value-type="float">
            <text:p>27400,903</text:p>
          </table:table-cell>
          <table:table-cell table:number-columns-repeated="7"/>
        </table:table-row>
        <table:table-row table:style-name="ro1">
          <table:table-cell office:value-type="float" office:value="198.366" calcext:value-type="float">
            <text:p>198,366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274.694" calcext:value-type="float">
            <text:p>274,694</text:p>
          </table:table-cell>
          <table:table-cell office:value-type="float" office:value="228.496" calcext:value-type="float">
            <text:p>228,496</text:p>
          </table:table-cell>
          <table:table-cell/>
          <table:table-cell office:value-type="float" office:value="27652.646" calcext:value-type="float">
            <text:p>27652,646</text:p>
          </table:table-cell>
          <table:table-cell office:value-type="float" office:value="27265.131" calcext:value-type="float">
            <text:p>27265,131</text:p>
          </table:table-cell>
          <table:table-cell table:number-columns-repeated="7"/>
        </table:table-row>
        <table:table-row table:style-name="ro1">
          <table:table-cell office:value-type="float" office:value="207.165" calcext:value-type="float">
            <text:p>207,165</text:p>
          </table:table-cell>
          <table:table-cell office:value-type="float" office:value="1.667" calcext:value-type="float">
            <text:p>1,667</text:p>
          </table:table-cell>
          <table:table-cell/>
          <table:table-cell office:value-type="float" office:value="271.683" calcext:value-type="float">
            <text:p>271,683</text:p>
          </table:table-cell>
          <table:table-cell office:value-type="float" office:value="225.879" calcext:value-type="float">
            <text:p>225,879</text:p>
          </table:table-cell>
          <table:table-cell/>
          <table:table-cell office:value-type="float" office:value="27295.417" calcext:value-type="float">
            <text:p>27295,417</text:p>
          </table:table-cell>
          <table:table-cell office:value-type="float" office:value="27236.194" calcext:value-type="float">
            <text:p>27236,194</text:p>
          </table:table-cell>
          <table:table-cell table:number-columns-repeated="7"/>
        </table:table-row>
        <table:table-row table:style-name="ro1">
          <table:table-cell office:value-type="float" office:value="175.08" calcext:value-type="float">
            <text:p>175,08</text:p>
          </table:table-cell>
          <table:table-cell office:value-type="float" office:value="1.614" calcext:value-type="float">
            <text:p>1,614</text:p>
          </table:table-cell>
          <table:table-cell/>
          <table:table-cell office:value-type="float" office:value="306.871" calcext:value-type="float">
            <text:p>306,871</text:p>
          </table:table-cell>
          <table:table-cell office:value-type="float" office:value="224.805" calcext:value-type="float">
            <text:p>224,805</text:p>
          </table:table-cell>
          <table:table-cell/>
          <table:table-cell office:value-type="float" office:value="27202.145" calcext:value-type="float">
            <text:p>27202,145</text:p>
          </table:table-cell>
          <table:table-cell office:value-type="float" office:value="27073.357" calcext:value-type="float">
            <text:p>27073,357</text:p>
          </table:table-cell>
          <table:table-cell table:number-columns-repeated="7"/>
        </table:table-row>
        <table:table-row table:style-name="ro1">
          <table:table-cell office:value-type="float" office:value="306.017" calcext:value-type="float">
            <text:p>306,017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270.256" calcext:value-type="float">
            <text:p>270,256</text:p>
          </table:table-cell>
          <table:table-cell office:value-type="float" office:value="224.621" calcext:value-type="float">
            <text:p>224,621</text:p>
          </table:table-cell>
          <table:table-cell/>
          <table:table-cell office:value-type="float" office:value="27372.872" calcext:value-type="float">
            <text:p>27372,872</text:p>
          </table:table-cell>
          <table:table-cell office:value-type="float" office:value="26892.12" calcext:value-type="float">
            <text:p>26892,12</text:p>
          </table:table-cell>
          <table:table-cell table:number-columns-repeated="7"/>
        </table:table-row>
        <table:table-row table:style-name="ro1">
          <table:table-cell office:value-type="float" office:value="288.033" calcext:value-type="float">
            <text:p>288,033</text:p>
          </table:table-cell>
          <table:table-cell office:value-type="float" office:value="1.597" calcext:value-type="float">
            <text:p>1,597</text:p>
          </table:table-cell>
          <table:table-cell/>
          <table:table-cell office:value-type="float" office:value="271.35" calcext:value-type="float">
            <text:p>271,35</text:p>
          </table:table-cell>
          <table:table-cell office:value-type="float" office:value="224.544" calcext:value-type="float">
            <text:p>224,544</text:p>
          </table:table-cell>
          <table:table-cell/>
          <table:table-cell office:value-type="float" office:value="26803.657" calcext:value-type="float">
            <text:p>26803,657</text:p>
          </table:table-cell>
          <table:table-cell office:value-type="float" office:value="26737.907" calcext:value-type="float">
            <text:p>26737,907</text:p>
          </table:table-cell>
          <table:table-cell table:number-columns-repeated="7"/>
        </table:table-row>
        <table:table-row table:style-name="ro1">
          <table:table-cell office:value-type="float" office:value="709.682" calcext:value-type="float">
            <text:p>709,682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269.325" calcext:value-type="float">
            <text:p>269,325</text:p>
          </table:table-cell>
          <table:table-cell office:value-type="float" office:value="223.241" calcext:value-type="float">
            <text:p>223,241</text:p>
          </table:table-cell>
          <table:table-cell/>
          <table:table-cell office:value-type="float" office:value="26782.115" calcext:value-type="float">
            <text:p>26782,115</text:p>
          </table:table-cell>
          <table:table-cell office:value-type="float" office:value="26665.813" calcext:value-type="float">
            <text:p>26665,813</text:p>
          </table:table-cell>
          <table:table-cell table:number-columns-repeated="7"/>
        </table:table-row>
        <table:table-row table:style-name="ro1">
          <table:table-cell office:value-type="float" office:value="95.852" calcext:value-type="float">
            <text:p>95,852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269.14" calcext:value-type="float">
            <text:p>269,14</text:p>
          </table:table-cell>
          <table:table-cell office:value-type="float" office:value="223.007" calcext:value-type="float">
            <text:p>223,007</text:p>
          </table:table-cell>
          <table:table-cell/>
          <table:table-cell office:value-type="float" office:value="26727.208" calcext:value-type="float">
            <text:p>26727,208</text:p>
          </table:table-cell>
          <table:table-cell office:value-type="float" office:value="26628.925" calcext:value-type="float">
            <text:p>26628,925</text:p>
          </table:table-cell>
          <table:table-cell table:number-columns-repeated="7"/>
        </table:table-row>
        <table:table-row table:style-name="ro1">
          <table:table-cell office:value-type="float" office:value="861.021" calcext:value-type="float">
            <text:p>861,021</text:p>
          </table:table-cell>
          <table:table-cell office:value-type="float" office:value="1.552" calcext:value-type="float">
            <text:p>1,552</text:p>
          </table:table-cell>
          <table:table-cell/>
          <table:table-cell office:value-type="float" office:value="270.192" calcext:value-type="float">
            <text:p>270,192</text:p>
          </table:table-cell>
          <table:table-cell office:value-type="float" office:value="222.794" calcext:value-type="float">
            <text:p>222,794</text:p>
          </table:table-cell>
          <table:table-cell/>
          <table:table-cell office:value-type="float" office:value="26693.433" calcext:value-type="float">
            <text:p>26693,433</text:p>
          </table:table-cell>
          <table:table-cell office:value-type="float" office:value="26626.519" calcext:value-type="float">
            <text:p>26626,519</text:p>
          </table:table-cell>
          <table:table-cell table:number-columns-repeated="7"/>
        </table:table-row>
        <table:table-row table:style-name="ro1">
          <table:table-cell office:value-type="float" office:value="202.478" calcext:value-type="float">
            <text:p>202,478</text:p>
          </table:table-cell>
          <table:table-cell office:value-type="float" office:value="1.537" calcext:value-type="float">
            <text:p>1,537</text:p>
          </table:table-cell>
          <table:table-cell/>
          <table:table-cell office:value-type="float" office:value="282.028" calcext:value-type="float">
            <text:p>282,028</text:p>
          </table:table-cell>
          <table:table-cell office:value-type="float" office:value="222.59" calcext:value-type="float">
            <text:p>222,59</text:p>
          </table:table-cell>
          <table:table-cell/>
          <table:table-cell office:value-type="float" office:value="26538.858" calcext:value-type="float">
            <text:p>26538,858</text:p>
          </table:table-cell>
          <table:table-cell office:value-type="float" office:value="26478.921" calcext:value-type="float">
            <text:p>26478,921</text:p>
          </table:table-cell>
          <table:table-cell table:number-columns-repeated="7"/>
        </table:table-row>
        <table:table-row table:style-name="ro1">
          <table:table-cell office:value-type="float" office:value="227.64" calcext:value-type="float">
            <text:p>227,64</text:p>
          </table:table-cell>
          <table:table-cell office:value-type="float" office:value="1.526" calcext:value-type="float">
            <text:p>1,526</text:p>
          </table:table-cell>
          <table:table-cell/>
          <table:table-cell office:value-type="float" office:value="270.287" calcext:value-type="float">
            <text:p>270,287</text:p>
          </table:table-cell>
          <table:table-cell office:value-type="float" office:value="221.278" calcext:value-type="float">
            <text:p>221,278</text:p>
          </table:table-cell>
          <table:table-cell/>
          <table:table-cell office:value-type="float" office:value="26449.448" calcext:value-type="float">
            <text:p>26449,448</text:p>
          </table:table-cell>
          <table:table-cell office:value-type="float" office:value="26390.825" calcext:value-type="float">
            <text:p>26390,825</text:p>
          </table:table-cell>
          <table:table-cell table:number-columns-repeated="7"/>
        </table:table-row>
        <table:table-row table:style-name="ro1">
          <table:table-cell office:value-type="float" office:value="732.084" calcext:value-type="float">
            <text:p>732,084</text:p>
          </table:table-cell>
          <table:table-cell office:value-type="float" office:value="1.525" calcext:value-type="float">
            <text:p>1,525</text:p>
          </table:table-cell>
          <table:table-cell/>
          <table:table-cell office:value-type="float" office:value="270.149" calcext:value-type="float">
            <text:p>270,149</text:p>
          </table:table-cell>
          <table:table-cell office:value-type="float" office:value="221.181" calcext:value-type="float">
            <text:p>221,181</text:p>
          </table:table-cell>
          <table:table-cell/>
          <table:table-cell office:value-type="float" office:value="26438.838" calcext:value-type="float">
            <text:p>26438,838</text:p>
          </table:table-cell>
          <table:table-cell office:value-type="float" office:value="26380.963" calcext:value-type="float">
            <text:p>26380,963</text:p>
          </table:table-cell>
          <table:table-cell table:number-columns-repeated="7"/>
        </table:table-row>
        <table:table-row table:style-name="ro1">
          <table:table-cell office:value-type="float" office:value="200.954" calcext:value-type="float">
            <text:p>200,954</text:p>
          </table:table-cell>
          <table:table-cell office:value-type="float" office:value="1.514" calcext:value-type="float">
            <text:p>1,514</text:p>
          </table:table-cell>
          <table:table-cell/>
          <table:table-cell office:value-type="float" office:value="274.358" calcext:value-type="float">
            <text:p>274,358</text:p>
          </table:table-cell>
          <table:table-cell office:value-type="float" office:value="219.448" calcext:value-type="float">
            <text:p>219,448</text:p>
          </table:table-cell>
          <table:table-cell/>
          <table:table-cell office:value-type="float" office:value="26416.158" calcext:value-type="float">
            <text:p>26416,158</text:p>
          </table:table-cell>
          <table:table-cell office:value-type="float" office:value="26345.252" calcext:value-type="float">
            <text:p>26345,252</text:p>
          </table:table-cell>
          <table:table-cell table:number-columns-repeated="7"/>
        </table:table-row>
        <table:table-row table:style-name="ro1">
          <table:table-cell office:value-type="float" office:value="96.423" calcext:value-type="float">
            <text:p>96,423</text:p>
          </table:table-cell>
          <table:table-cell office:value-type="float" office:value="1.503" calcext:value-type="float">
            <text:p>1,503</text:p>
          </table:table-cell>
          <table:table-cell/>
          <table:table-cell office:value-type="float" office:value="264.455" calcext:value-type="float">
            <text:p>264,455</text:p>
          </table:table-cell>
          <table:table-cell office:value-type="float" office:value="219.226" calcext:value-type="float">
            <text:p>219,226</text:p>
          </table:table-cell>
          <table:table-cell/>
          <table:table-cell office:value-type="float" office:value="26338.494" calcext:value-type="float">
            <text:p>26338,494</text:p>
          </table:table-cell>
          <table:table-cell office:value-type="float" office:value="26275.219" calcext:value-type="float">
            <text:p>26275,219</text:p>
          </table:table-cell>
          <table:table-cell table:number-columns-repeated="7"/>
        </table:table-row>
        <table:table-row table:style-name="ro1">
          <table:table-cell office:value-type="float" office:value="201.691" calcext:value-type="float">
            <text:p>201,691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263.918" calcext:value-type="float">
            <text:p>263,918</text:p>
          </table:table-cell>
          <table:table-cell office:value-type="float" office:value="219.122" calcext:value-type="float">
            <text:p>219,122</text:p>
          </table:table-cell>
          <table:table-cell/>
          <table:table-cell office:value-type="float" office:value="26392.392" calcext:value-type="float">
            <text:p>26392,392</text:p>
          </table:table-cell>
          <table:table-cell office:value-type="float" office:value="26136.173" calcext:value-type="float">
            <text:p>26136,173</text:p>
          </table:table-cell>
          <table:table-cell table:number-columns-repeated="7"/>
        </table:table-row>
        <table:table-row table:style-name="ro1">
          <table:table-cell office:value-type="float" office:value="160.541" calcext:value-type="float">
            <text:p>160,541</text:p>
          </table:table-cell>
          <table:table-cell office:value-type="float" office:value="1.468" calcext:value-type="float">
            <text:p>1,468</text:p>
          </table:table-cell>
          <table:table-cell/>
          <table:table-cell office:value-type="float" office:value="266.064" calcext:value-type="float">
            <text:p>266,064</text:p>
          </table:table-cell>
          <table:table-cell office:value-type="float" office:value="218.549" calcext:value-type="float">
            <text:p>218,549</text:p>
          </table:table-cell>
          <table:table-cell/>
          <table:table-cell office:value-type="float" office:value="26190.443" calcext:value-type="float">
            <text:p>26190,443</text:p>
          </table:table-cell>
          <table:table-cell office:value-type="float" office:value="26122.377" calcext:value-type="float">
            <text:p>26122,377</text:p>
          </table:table-cell>
          <table:table-cell table:number-columns-repeated="7"/>
        </table:table-row>
        <table:table-row table:style-name="ro1">
          <table:table-cell office:value-type="float" office:value="171.395" calcext:value-type="float">
            <text:p>171,395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266.446" calcext:value-type="float">
            <text:p>266,446</text:p>
          </table:table-cell>
          <table:table-cell office:value-type="float" office:value="217.977" calcext:value-type="float">
            <text:p>217,977</text:p>
          </table:table-cell>
          <table:table-cell/>
          <table:table-cell office:value-type="float" office:value="26856.988" calcext:value-type="float">
            <text:p>26856,988</text:p>
          </table:table-cell>
          <table:table-cell office:value-type="float" office:value="26117.179" calcext:value-type="float">
            <text:p>26117,179</text:p>
          </table:table-cell>
          <table:table-cell table:number-columns-repeated="7"/>
        </table:table-row>
        <table:table-row table:style-name="ro1">
          <table:table-cell office:value-type="float" office:value="1346.419" calcext:value-type="float">
            <text:p>1346,419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63.115" calcext:value-type="float">
            <text:p>263,115</text:p>
          </table:table-cell>
          <table:table-cell office:value-type="float" office:value="217.733" calcext:value-type="float">
            <text:p>217,733</text:p>
          </table:table-cell>
          <table:table-cell/>
          <table:table-cell office:value-type="float" office:value="25243.387" calcext:value-type="float">
            <text:p>25243,387</text:p>
          </table:table-cell>
          <table:table-cell office:value-type="float" office:value="25186.32" calcext:value-type="float">
            <text:p>25186,32</text:p>
          </table:table-cell>
          <table:table-cell table:number-columns-repeated="7"/>
        </table:table-row>
        <table:table-row table:style-name="ro1">
          <table:table-cell office:value-type="float" office:value="127.685" calcext:value-type="float">
            <text:p>127,685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259.714" calcext:value-type="float">
            <text:p>259,714</text:p>
          </table:table-cell>
          <table:table-cell office:value-type="float" office:value="217.581" calcext:value-type="float">
            <text:p>217,581</text:p>
          </table:table-cell>
          <table:table-cell/>
          <table:table-cell office:value-type="float" office:value="25014.933" calcext:value-type="float">
            <text:p>25014,933</text:p>
          </table:table-cell>
          <table:table-cell office:value-type="float" office:value="24955.452" calcext:value-type="float">
            <text:p>24955,452</text:p>
          </table:table-cell>
          <table:table-cell table:number-columns-repeated="7"/>
        </table:table-row>
        <table:table-row table:style-name="ro1">
          <table:table-cell office:value-type="float" office:value="222.503" calcext:value-type="float">
            <text:p>222,503</text:p>
          </table:table-cell>
          <table:table-cell office:value-type="float" office:value="1.461" calcext:value-type="float">
            <text:p>1,461</text:p>
          </table:table-cell>
          <table:table-cell/>
          <table:table-cell office:value-type="float" office:value="266.251" calcext:value-type="float">
            <text:p>266,251</text:p>
          </table:table-cell>
          <table:table-cell office:value-type="float" office:value="216.024" calcext:value-type="float">
            <text:p>216,024</text:p>
          </table:table-cell>
          <table:table-cell/>
          <table:table-cell office:value-type="float" office:value="24996.366" calcext:value-type="float">
            <text:p>24996,366</text:p>
          </table:table-cell>
          <table:table-cell office:value-type="float" office:value="24878.753" calcext:value-type="float">
            <text:p>24878,753</text:p>
          </table:table-cell>
          <table:table-cell table:number-columns-repeated="7"/>
        </table:table-row>
        <table:table-row table:style-name="ro1">
          <table:table-cell office:value-type="float" office:value="230.041" calcext:value-type="float">
            <text:p>230,041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268.858" calcext:value-type="float">
            <text:p>268,858</text:p>
          </table:table-cell>
          <table:table-cell office:value-type="float" office:value="215.232" calcext:value-type="float">
            <text:p>215,232</text:p>
          </table:table-cell>
          <table:table-cell/>
          <table:table-cell office:value-type="float" office:value="20127.166" calcext:value-type="float">
            <text:p>20127,166</text:p>
          </table:table-cell>
          <table:table-cell office:value-type="float" office:value="17978.054" calcext:value-type="float">
            <text:p>17978,054</text:p>
          </table:table-cell>
          <table:table-cell table:number-columns-repeated="7"/>
        </table:table-row>
        <table:table-row table:style-name="ro1">
          <table:table-cell office:value-type="float" office:value="165.555" calcext:value-type="float">
            <text:p>165,555</text:p>
          </table:table-cell>
          <table:table-cell office:value-type="float" office:value="1.447" calcext:value-type="float">
            <text:p>1,447</text:p>
          </table:table-cell>
          <table:table-cell/>
          <table:table-cell office:value-type="float" office:value="260.327" calcext:value-type="float">
            <text:p>260,327</text:p>
          </table:table-cell>
          <table:table-cell office:value-type="float" office:value="212.58" calcext:value-type="float">
            <text:p>212,58</text:p>
          </table:table-cell>
          <table:table-cell table:number-columns-repeated="10"/>
        </table:table-row>
        <table:table-row table:style-name="ro1">
          <table:table-cell office:value-type="float" office:value="163.781" calcext:value-type="float">
            <text:p>163,781</text:p>
          </table:table-cell>
          <table:table-cell office:value-type="float" office:value="1.429" calcext:value-type="float">
            <text:p>1,429</text:p>
          </table:table-cell>
          <table:table-cell/>
          <table:table-cell office:value-type="float" office:value="254.211" calcext:value-type="float">
            <text:p>254,211</text:p>
          </table:table-cell>
          <table:table-cell office:value-type="float" office:value="211.416" calcext:value-type="float">
            <text:p>211,416</text:p>
          </table:table-cell>
          <table:table-cell table:number-columns-repeated="10"/>
        </table:table-row>
        <table:table-row table:style-name="ro1">
          <table:table-cell office:value-type="float" office:value="168.735" calcext:value-type="float">
            <text:p>168,735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57.054" calcext:value-type="float">
            <text:p>257,054</text:p>
          </table:table-cell>
          <table:table-cell office:value-type="float" office:value="211.378" calcext:value-type="float">
            <text:p>211,378</text:p>
          </table:table-cell>
          <table:table-cell table:number-columns-repeated="10"/>
        </table:table-row>
        <table:table-row table:style-name="ro1">
          <table:table-cell office:value-type="float" office:value="889.959" calcext:value-type="float">
            <text:p>889,959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53.192" calcext:value-type="float">
            <text:p>253,192</text:p>
          </table:table-cell>
          <table:table-cell office:value-type="float" office:value="211.274" calcext:value-type="float">
            <text:p>211,274</text:p>
          </table:table-cell>
          <table:table-cell table:number-columns-repeated="10"/>
        </table:table-row>
        <table:table-row table:style-name="ro1">
          <table:table-cell office:value-type="float" office:value="238.021" calcext:value-type="float">
            <text:p>238,021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254.418" calcext:value-type="float">
            <text:p>254,418</text:p>
          </table:table-cell>
          <table:table-cell office:value-type="float" office:value="211.234" calcext:value-type="float">
            <text:p>211,234</text:p>
          </table:table-cell>
          <table:table-cell table:number-columns-repeated="10"/>
        </table:table-row>
        <table:table-row table:style-name="ro1">
          <table:table-cell office:value-type="float" office:value="131.893" calcext:value-type="float">
            <text:p>131,893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256.563" calcext:value-type="float">
            <text:p>256,563</text:p>
          </table:table-cell>
          <table:table-cell office:value-type="float" office:value="209.968" calcext:value-type="float">
            <text:p>209,968</text:p>
          </table:table-cell>
          <table:table-cell table:number-columns-repeated="10"/>
        </table:table-row>
        <table:table-row table:style-name="ro1">
          <table:table-cell office:value-type="float" office:value="645.348" calcext:value-type="float">
            <text:p>645,348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283.125" calcext:value-type="float">
            <text:p>283,125</text:p>
          </table:table-cell>
          <table:table-cell office:value-type="float" office:value="209.89" calcext:value-type="float">
            <text:p>209,89</text:p>
          </table:table-cell>
          <table:table-cell table:number-columns-repeated="10"/>
        </table:table-row>
        <table:table-row table:style-name="ro1">
          <table:table-cell office:value-type="float" office:value="161.901" calcext:value-type="float">
            <text:p>161,901</text:p>
          </table:table-cell>
          <table:table-cell office:value-type="float" office:value="1.374" calcext:value-type="float">
            <text:p>1,374</text:p>
          </table:table-cell>
          <table:table-cell/>
          <table:table-cell office:value-type="float" office:value="257.535" calcext:value-type="float">
            <text:p>257,535</text:p>
          </table:table-cell>
          <table:table-cell office:value-type="float" office:value="209.339" calcext:value-type="float">
            <text:p>209,339</text:p>
          </table:table-cell>
          <table:table-cell table:number-columns-repeated="10"/>
        </table:table-row>
        <table:table-row table:style-name="ro1">
          <table:table-cell office:value-type="float" office:value="206.623" calcext:value-type="float">
            <text:p>206,623</text:p>
          </table:table-cell>
          <table:table-cell office:value-type="float" office:value="1.373" calcext:value-type="float">
            <text:p>1,373</text:p>
          </table:table-cell>
          <table:table-cell/>
          <table:table-cell office:value-type="float" office:value="258.3" calcext:value-type="float">
            <text:p>258,3</text:p>
          </table:table-cell>
          <table:table-cell office:value-type="float" office:value="208.977" calcext:value-type="float">
            <text:p>208,977</text:p>
          </table:table-cell>
          <table:table-cell table:number-columns-repeated="10"/>
        </table:table-row>
        <table:table-row table:style-name="ro1">
          <table:table-cell office:value-type="float" office:value="305.429" calcext:value-type="float">
            <text:p>305,429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253.729" calcext:value-type="float">
            <text:p>253,729</text:p>
          </table:table-cell>
          <table:table-cell office:value-type="float" office:value="207.456" calcext:value-type="float">
            <text:p>207,456</text:p>
          </table:table-cell>
          <table:table-cell table:number-columns-repeated="10"/>
        </table:table-row>
        <table:table-row table:style-name="ro1">
          <table:table-cell office:value-type="float" office:value="106.694" calcext:value-type="float">
            <text:p>106,694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250.506" calcext:value-type="float">
            <text:p>250,506</text:p>
          </table:table-cell>
          <table:table-cell office:value-type="float" office:value="206.885" calcext:value-type="float">
            <text:p>206,885</text:p>
          </table:table-cell>
          <table:table-cell table:number-columns-repeated="10"/>
        </table:table-row>
        <table:table-row table:style-name="ro1">
          <table:table-cell office:value-type="float" office:value="132.681" calcext:value-type="float">
            <text:p>132,681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254.415" calcext:value-type="float">
            <text:p>254,415</text:p>
          </table:table-cell>
          <table:table-cell office:value-type="float" office:value="205.03" calcext:value-type="float">
            <text:p>205,03</text:p>
          </table:table-cell>
          <table:table-cell table:number-columns-repeated="10"/>
        </table:table-row>
        <table:table-row table:style-name="ro1">
          <table:table-cell office:value-type="float" office:value="158.422" calcext:value-type="float">
            <text:p>158,422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248.157" calcext:value-type="float">
            <text:p>248,157</text:p>
          </table:table-cell>
          <table:table-cell office:value-type="float" office:value="204.713" calcext:value-type="float">
            <text:p>204,713</text:p>
          </table:table-cell>
          <table:table-cell table:number-columns-repeated="10"/>
        </table:table-row>
        <table:table-row table:style-name="ro1">
          <table:table-cell office:value-type="float" office:value="245.021" calcext:value-type="float">
            <text:p>245,021</text:p>
          </table:table-cell>
          <table:table-cell office:value-type="float" office:value="1.349" calcext:value-type="float">
            <text:p>1,349</text:p>
          </table:table-cell>
          <table:table-cell/>
          <table:table-cell office:value-type="float" office:value="293.903" calcext:value-type="float">
            <text:p>293,903</text:p>
          </table:table-cell>
          <table:table-cell office:value-type="float" office:value="203.751" calcext:value-type="float">
            <text:p>203,751</text:p>
          </table:table-cell>
          <table:table-cell table:number-columns-repeated="10"/>
        </table:table-row>
        <table:table-row table:style-name="ro1">
          <table:table-cell office:value-type="float" office:value="158.859" calcext:value-type="float">
            <text:p>158,859</text:p>
          </table:table-cell>
          <table:table-cell office:value-type="float" office:value="1.345" calcext:value-type="float">
            <text:p>1,345</text:p>
          </table:table-cell>
          <table:table-cell/>
          <table:table-cell office:value-type="float" office:value="245.036" calcext:value-type="float">
            <text:p>245,036</text:p>
          </table:table-cell>
          <table:table-cell office:value-type="float" office:value="203.317" calcext:value-type="float">
            <text:p>203,317</text:p>
          </table:table-cell>
          <table:table-cell table:number-columns-repeated="10"/>
        </table:table-row>
        <table:table-row table:style-name="ro1">
          <table:table-cell office:value-type="float" office:value="265.276" calcext:value-type="float">
            <text:p>265,276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248.509" calcext:value-type="float">
            <text:p>248,509</text:p>
          </table:table-cell>
          <table:table-cell office:value-type="float" office:value="203.279" calcext:value-type="float">
            <text:p>203,279</text:p>
          </table:table-cell>
          <table:table-cell table:number-columns-repeated="10"/>
        </table:table-row>
        <table:table-row table:style-name="ro1">
          <table:table-cell office:value-type="float" office:value="143.68" calcext:value-type="float">
            <text:p>143,6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45.631" calcext:value-type="float">
            <text:p>245,631</text:p>
          </table:table-cell>
          <table:table-cell office:value-type="float" office:value="203.113" calcext:value-type="float">
            <text:p>203,113</text:p>
          </table:table-cell>
          <table:table-cell table:number-columns-repeated="10"/>
        </table:table-row>
        <table:table-row table:style-name="ro1">
          <table:table-cell office:value-type="float" office:value="147.507" calcext:value-type="float">
            <text:p>147,507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245.408" calcext:value-type="float">
            <text:p>245,408</text:p>
          </table:table-cell>
          <table:table-cell office:value-type="float" office:value="202.675" calcext:value-type="float">
            <text:p>202,675</text:p>
          </table:table-cell>
          <table:table-cell table:number-columns-repeated="10"/>
        </table:table-row>
        <table:table-row table:style-name="ro1">
          <table:table-cell office:value-type="float" office:value="300.601" calcext:value-type="float">
            <text:p>300,601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252.992" calcext:value-type="float">
            <text:p>252,992</text:p>
          </table:table-cell>
          <table:table-cell office:value-type="float" office:value="202.176" calcext:value-type="float">
            <text:p>202,176</text:p>
          </table:table-cell>
          <table:table-cell table:number-columns-repeated="10"/>
        </table:table-row>
        <table:table-row table:style-name="ro1">
          <table:table-cell office:value-type="float" office:value="244.015" calcext:value-type="float">
            <text:p>244,015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252.782" calcext:value-type="float">
            <text:p>252,782</text:p>
          </table:table-cell>
          <table:table-cell office:value-type="float" office:value="201.995" calcext:value-type="float">
            <text:p>201,995</text:p>
          </table:table-cell>
          <table:table-cell table:number-columns-repeated="10"/>
        </table:table-row>
        <table:table-row table:style-name="ro1">
          <table:table-cell office:value-type="float" office:value="226.255" calcext:value-type="float">
            <text:p>226,255</text:p>
          </table:table-cell>
          <table:table-cell office:value-type="float" office:value="1.327" calcext:value-type="float">
            <text:p>1,327</text:p>
          </table:table-cell>
          <table:table-cell/>
          <table:table-cell office:value-type="float" office:value="246.308" calcext:value-type="float">
            <text:p>246,308</text:p>
          </table:table-cell>
          <table:table-cell office:value-type="float" office:value="201.939" calcext:value-type="float">
            <text:p>201,939</text:p>
          </table:table-cell>
          <table:table-cell table:number-columns-repeated="10"/>
        </table:table-row>
        <table:table-row table:style-name="ro1">
          <table:table-cell office:value-type="float" office:value="143.201" calcext:value-type="float">
            <text:p>143,201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49.455" calcext:value-type="float">
            <text:p>249,455</text:p>
          </table:table-cell>
          <table:table-cell office:value-type="float" office:value="201.933" calcext:value-type="float">
            <text:p>201,933</text:p>
          </table:table-cell>
          <table:table-cell table:number-columns-repeated="10"/>
        </table:table-row>
        <table:table-row table:style-name="ro1">
          <table:table-cell office:value-type="float" office:value="1333.449" calcext:value-type="float">
            <text:p>1333,449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248.639" calcext:value-type="float">
            <text:p>248,639</text:p>
          </table:table-cell>
          <table:table-cell office:value-type="float" office:value="201.684" calcext:value-type="float">
            <text:p>201,684</text:p>
          </table:table-cell>
          <table:table-cell table:number-columns-repeated="10"/>
        </table:table-row>
        <table:table-row table:style-name="ro1">
          <table:table-cell office:value-type="float" office:value="133.204" calcext:value-type="float">
            <text:p>133,204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45.482" calcext:value-type="float">
            <text:p>245,482</text:p>
          </table:table-cell>
          <table:table-cell office:value-type="float" office:value="200.517" calcext:value-type="float">
            <text:p>200,517</text:p>
          </table:table-cell>
          <table:table-cell table:number-columns-repeated="10"/>
        </table:table-row>
        <table:table-row table:style-name="ro1">
          <table:table-cell office:value-type="float" office:value="253.067" calcext:value-type="float">
            <text:p>253,067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264.18" calcext:value-type="float">
            <text:p>264,18</text:p>
          </table:table-cell>
          <table:table-cell office:value-type="float" office:value="200.449" calcext:value-type="float">
            <text:p>200,449</text:p>
          </table:table-cell>
          <table:table-cell table:number-columns-repeated="10"/>
        </table:table-row>
        <table:table-row table:style-name="ro1">
          <table:table-cell office:value-type="float" office:value="112.683" calcext:value-type="float">
            <text:p>112,683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254.592" calcext:value-type="float">
            <text:p>254,592</text:p>
          </table:table-cell>
          <table:table-cell office:value-type="float" office:value="200.229" calcext:value-type="float">
            <text:p>200,229</text:p>
          </table:table-cell>
          <table:table-cell table:number-columns-repeated="10"/>
        </table:table-row>
        <table:table-row table:style-name="ro1">
          <table:table-cell office:value-type="float" office:value="166.215" calcext:value-type="float">
            <text:p>166,215</text:p>
          </table:table-cell>
          <table:table-cell office:value-type="float" office:value="1.311" calcext:value-type="float">
            <text:p>1,311</text:p>
          </table:table-cell>
          <table:table-cell/>
          <table:table-cell office:value-type="float" office:value="241.823" calcext:value-type="float">
            <text:p>241,823</text:p>
          </table:table-cell>
          <table:table-cell office:value-type="float" office:value="199.148" calcext:value-type="float">
            <text:p>199,148</text:p>
          </table:table-cell>
          <table:table-cell table:number-columns-repeated="10"/>
        </table:table-row>
        <table:table-row table:style-name="ro1">
          <table:table-cell office:value-type="float" office:value="206.451" calcext:value-type="float">
            <text:p>206,451</text:p>
          </table:table-cell>
          <table:table-cell office:value-type="float" office:value="1.301" calcext:value-type="float">
            <text:p>1,301</text:p>
          </table:table-cell>
          <table:table-cell/>
          <table:table-cell office:value-type="float" office:value="242.802" calcext:value-type="float">
            <text:p>242,802</text:p>
          </table:table-cell>
          <table:table-cell office:value-type="float" office:value="197.339" calcext:value-type="float">
            <text:p>197,339</text:p>
          </table:table-cell>
          <table:table-cell table:number-columns-repeated="10"/>
        </table:table-row>
        <table:table-row table:style-name="ro1">
          <table:table-cell office:value-type="float" office:value="835.294" calcext:value-type="float">
            <text:p>835,294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44.357" calcext:value-type="float">
            <text:p>244,357</text:p>
          </table:table-cell>
          <table:table-cell office:value-type="float" office:value="196.964" calcext:value-type="float">
            <text:p>196,964</text:p>
          </table:table-cell>
          <table:table-cell table:number-columns-repeated="10"/>
        </table:table-row>
        <table:table-row table:style-name="ro1">
          <table:table-cell office:value-type="float" office:value="425.697" calcext:value-type="float">
            <text:p>425,697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239.04" calcext:value-type="float">
            <text:p>239,04</text:p>
          </table:table-cell>
          <table:table-cell office:value-type="float" office:value="195.448" calcext:value-type="float">
            <text:p>195,448</text:p>
          </table:table-cell>
          <table:table-cell table:number-columns-repeated="10"/>
        </table:table-row>
        <table:table-row table:style-name="ro1">
          <table:table-cell office:value-type="float" office:value="842.97" calcext:value-type="float">
            <text:p>842,97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239.342" calcext:value-type="float">
            <text:p>239,342</text:p>
          </table:table-cell>
          <table:table-cell office:value-type="float" office:value="193.461" calcext:value-type="float">
            <text:p>193,461</text:p>
          </table:table-cell>
          <table:table-cell table:number-columns-repeated="10"/>
        </table:table-row>
        <table:table-row table:style-name="ro1">
          <table:table-cell office:value-type="float" office:value="1883.021" calcext:value-type="float">
            <text:p>1883,021</text:p>
          </table:table-cell>
          <table:table-cell office:value-type="float" office:value="1.287" calcext:value-type="float">
            <text:p>1,287</text:p>
          </table:table-cell>
          <table:table-cell/>
          <table:table-cell office:value-type="float" office:value="237.001" calcext:value-type="float">
            <text:p>237,001</text:p>
          </table:table-cell>
          <table:table-cell office:value-type="float" office:value="193.252" calcext:value-type="float">
            <text:p>193,252</text:p>
          </table:table-cell>
          <table:table-cell table:number-columns-repeated="10"/>
        </table:table-row>
        <table:table-row table:style-name="ro1">
          <table:table-cell office:value-type="float" office:value="146.623" calcext:value-type="float">
            <text:p>146,623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254.516" calcext:value-type="float">
            <text:p>254,516</text:p>
          </table:table-cell>
          <table:table-cell office:value-type="float" office:value="193.025" calcext:value-type="float">
            <text:p>193,025</text:p>
          </table:table-cell>
          <table:table-cell table:number-columns-repeated="10"/>
        </table:table-row>
        <table:table-row table:style-name="ro1">
          <table:table-cell office:value-type="float" office:value="628.303" calcext:value-type="float">
            <text:p>628,303</text:p>
          </table:table-cell>
          <table:table-cell office:value-type="float" office:value="1.281" calcext:value-type="float">
            <text:p>1,281</text:p>
          </table:table-cell>
          <table:table-cell/>
          <table:table-cell office:value-type="float" office:value="237.121" calcext:value-type="float">
            <text:p>237,121</text:p>
          </table:table-cell>
          <table:table-cell office:value-type="float" office:value="192.659" calcext:value-type="float">
            <text:p>192,659</text:p>
          </table:table-cell>
          <table:table-cell table:number-columns-repeated="10"/>
        </table:table-row>
        <table:table-row table:style-name="ro1">
          <table:table-cell office:value-type="float" office:value="256.631" calcext:value-type="float">
            <text:p>256,631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440.215" calcext:value-type="float">
            <text:p>440,215</text:p>
          </table:table-cell>
          <table:table-cell office:value-type="float" office:value="192.135" calcext:value-type="float">
            <text:p>192,135</text:p>
          </table:table-cell>
          <table:table-cell table:number-columns-repeated="10"/>
        </table:table-row>
        <table:table-row table:style-name="ro1">
          <table:table-cell office:value-type="float" office:value="185.885" calcext:value-type="float">
            <text:p>185,885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34.158" calcext:value-type="float">
            <text:p>234,158</text:p>
          </table:table-cell>
          <table:table-cell office:value-type="float" office:value="191.655" calcext:value-type="float">
            <text:p>191,655</text:p>
          </table:table-cell>
          <table:table-cell table:number-columns-repeated="10"/>
        </table:table-row>
        <table:table-row table:style-name="ro1">
          <table:table-cell office:value-type="float" office:value="199.799" calcext:value-type="float">
            <text:p>199,799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233.447" calcext:value-type="float">
            <text:p>233,447</text:p>
          </table:table-cell>
          <table:table-cell office:value-type="float" office:value="191.586" calcext:value-type="float">
            <text:p>191,586</text:p>
          </table:table-cell>
          <table:table-cell table:number-columns-repeated="10"/>
        </table:table-row>
        <table:table-row table:style-name="ro1">
          <table:table-cell office:value-type="float" office:value="130.799" calcext:value-type="float">
            <text:p>130,799</text:p>
          </table:table-cell>
          <table:table-cell office:value-type="float" office:value="1.249" calcext:value-type="float">
            <text:p>1,249</text:p>
          </table:table-cell>
          <table:table-cell/>
          <table:table-cell office:value-type="float" office:value="265.264" calcext:value-type="float">
            <text:p>265,264</text:p>
          </table:table-cell>
          <table:table-cell office:value-type="float" office:value="191.556" calcext:value-type="float">
            <text:p>191,556</text:p>
          </table:table-cell>
          <table:table-cell table:number-columns-repeated="10"/>
        </table:table-row>
        <table:table-row table:style-name="ro1">
          <table:table-cell office:value-type="float" office:value="96.026" calcext:value-type="float">
            <text:p>96,026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235.734" calcext:value-type="float">
            <text:p>235,734</text:p>
          </table:table-cell>
          <table:table-cell office:value-type="float" office:value="191.482" calcext:value-type="float">
            <text:p>191,482</text:p>
          </table:table-cell>
          <table:table-cell table:number-columns-repeated="10"/>
        </table:table-row>
        <table:table-row table:style-name="ro1">
          <table:table-cell office:value-type="float" office:value="227.41" calcext:value-type="float">
            <text:p>227,41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232.107" calcext:value-type="float">
            <text:p>232,107</text:p>
          </table:table-cell>
          <table:table-cell office:value-type="float" office:value="191.002" calcext:value-type="float">
            <text:p>191,002</text:p>
          </table:table-cell>
          <table:table-cell table:number-columns-repeated="10"/>
        </table:table-row>
        <table:table-row table:style-name="ro1">
          <table:table-cell office:value-type="float" office:value="256.035" calcext:value-type="float">
            <text:p>256,035</text:p>
          </table:table-cell>
          <table:table-cell office:value-type="float" office:value="1.232" calcext:value-type="float">
            <text:p>1,232</text:p>
          </table:table-cell>
          <table:table-cell/>
          <table:table-cell office:value-type="float" office:value="233.563" calcext:value-type="float">
            <text:p>233,563</text:p>
          </table:table-cell>
          <table:table-cell office:value-type="float" office:value="190.686" calcext:value-type="float">
            <text:p>190,686</text:p>
          </table:table-cell>
          <table:table-cell table:number-columns-repeated="10"/>
        </table:table-row>
        <table:table-row table:style-name="ro1">
          <table:table-cell office:value-type="float" office:value="307.04" calcext:value-type="float">
            <text:p>307,04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233.665" calcext:value-type="float">
            <text:p>233,665</text:p>
          </table:table-cell>
          <table:table-cell office:value-type="float" office:value="190.037" calcext:value-type="float">
            <text:p>190,037</text:p>
          </table:table-cell>
          <table:table-cell table:number-columns-repeated="10"/>
        </table:table-row>
        <table:table-row table:style-name="ro1">
          <table:table-cell office:value-type="float" office:value="515.38" calcext:value-type="float">
            <text:p>515,38</text:p>
          </table:table-cell>
          <table:table-cell office:value-type="float" office:value="1.21" calcext:value-type="float">
            <text:p>1,21</text:p>
          </table:table-cell>
          <table:table-cell/>
          <table:table-cell office:value-type="float" office:value="235.863" calcext:value-type="float">
            <text:p>235,863</text:p>
          </table:table-cell>
          <table:table-cell office:value-type="float" office:value="189.851" calcext:value-type="float">
            <text:p>189,851</text:p>
          </table:table-cell>
          <table:table-cell table:number-columns-repeated="10"/>
        </table:table-row>
        <table:table-row table:style-name="ro1">
          <table:table-cell office:value-type="float" office:value="226.352" calcext:value-type="float">
            <text:p>226,352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33.821" calcext:value-type="float">
            <text:p>233,821</text:p>
          </table:table-cell>
          <table:table-cell office:value-type="float" office:value="189.544" calcext:value-type="float">
            <text:p>189,544</text:p>
          </table:table-cell>
          <table:table-cell table:number-columns-repeated="10"/>
        </table:table-row>
        <table:table-row table:style-name="ro1">
          <table:table-cell office:value-type="float" office:value="177.343" calcext:value-type="float">
            <text:p>177,343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239.48" calcext:value-type="float">
            <text:p>239,48</text:p>
          </table:table-cell>
          <table:table-cell office:value-type="float" office:value="188.127" calcext:value-type="float">
            <text:p>188,127</text:p>
          </table:table-cell>
          <table:table-cell table:number-columns-repeated="10"/>
        </table:table-row>
        <table:table-row table:style-name="ro1">
          <table:table-cell office:value-type="float" office:value="139.317" calcext:value-type="float">
            <text:p>139,317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233.07" calcext:value-type="float">
            <text:p>233,07</text:p>
          </table:table-cell>
          <table:table-cell office:value-type="float" office:value="187.757" calcext:value-type="float">
            <text:p>187,757</text:p>
          </table:table-cell>
          <table:table-cell table:number-columns-repeated="10"/>
        </table:table-row>
        <table:table-row table:style-name="ro1">
          <table:table-cell office:value-type="float" office:value="127.221" calcext:value-type="float">
            <text:p>127,221</text:p>
          </table:table-cell>
          <table:table-cell office:value-type="float" office:value="1.191" calcext:value-type="float">
            <text:p>1,191</text:p>
          </table:table-cell>
          <table:table-cell/>
          <table:table-cell office:value-type="float" office:value="229.98" calcext:value-type="float">
            <text:p>229,98</text:p>
          </table:table-cell>
          <table:table-cell office:value-type="float" office:value="187.547" calcext:value-type="float">
            <text:p>187,547</text:p>
          </table:table-cell>
          <table:table-cell table:number-columns-repeated="10"/>
        </table:table-row>
        <table:table-row table:style-name="ro1">
          <table:table-cell office:value-type="float" office:value="306.6" calcext:value-type="float">
            <text:p>306,6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251.75" calcext:value-type="float">
            <text:p>251,75</text:p>
          </table:table-cell>
          <table:table-cell office:value-type="float" office:value="186.99" calcext:value-type="float">
            <text:p>186,99</text:p>
          </table:table-cell>
          <table:table-cell table:number-columns-repeated="10"/>
        </table:table-row>
        <table:table-row table:style-name="ro1">
          <table:table-cell office:value-type="float" office:value="173.239" calcext:value-type="float">
            <text:p>173,239</text:p>
          </table:table-cell>
          <table:table-cell office:value-type="float" office:value="1.182" calcext:value-type="float">
            <text:p>1,182</text:p>
          </table:table-cell>
          <table:table-cell/>
          <table:table-cell office:value-type="float" office:value="228.838" calcext:value-type="float">
            <text:p>228,838</text:p>
          </table:table-cell>
          <table:table-cell office:value-type="float" office:value="186.104" calcext:value-type="float">
            <text:p>186,104</text:p>
          </table:table-cell>
          <table:table-cell table:number-columns-repeated="10"/>
        </table:table-row>
        <table:table-row table:style-name="ro1">
          <table:table-cell office:value-type="float" office:value="154.664" calcext:value-type="float">
            <text:p>154,664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236.275" calcext:value-type="float">
            <text:p>236,275</text:p>
          </table:table-cell>
          <table:table-cell office:value-type="float" office:value="185.971" calcext:value-type="float">
            <text:p>185,971</text:p>
          </table:table-cell>
          <table:table-cell table:number-columns-repeated="10"/>
        </table:table-row>
        <table:table-row table:style-name="ro1">
          <table:table-cell office:value-type="float" office:value="147.867" calcext:value-type="float">
            <text:p>147,867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309.786" calcext:value-type="float">
            <text:p>309,786</text:p>
          </table:table-cell>
          <table:table-cell office:value-type="float" office:value="185.718" calcext:value-type="float">
            <text:p>185,718</text:p>
          </table:table-cell>
          <table:table-cell table:number-columns-repeated="10"/>
        </table:table-row>
        <table:table-row table:style-name="ro1">
          <table:table-cell office:value-type="float" office:value="323.045" calcext:value-type="float">
            <text:p>323,045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233.858" calcext:value-type="float">
            <text:p>233,858</text:p>
          </table:table-cell>
          <table:table-cell office:value-type="float" office:value="185.655" calcext:value-type="float">
            <text:p>185,655</text:p>
          </table:table-cell>
          <table:table-cell table:number-columns-repeated="10"/>
        </table:table-row>
        <table:table-row table:style-name="ro1">
          <table:table-cell office:value-type="float" office:value="116.959" calcext:value-type="float">
            <text:p>116,959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231.104" calcext:value-type="float">
            <text:p>231,104</text:p>
          </table:table-cell>
          <table:table-cell office:value-type="float" office:value="185.508" calcext:value-type="float">
            <text:p>185,508</text:p>
          </table:table-cell>
          <table:table-cell table:number-columns-repeated="10"/>
        </table:table-row>
        <table:table-row table:style-name="ro1">
          <table:table-cell office:value-type="float" office:value="223.016" calcext:value-type="float">
            <text:p>223,016</text:p>
          </table:table-cell>
          <table:table-cell office:value-type="float" office:value="1.161" calcext:value-type="float">
            <text:p>1,161</text:p>
          </table:table-cell>
          <table:table-cell/>
          <table:table-cell office:value-type="float" office:value="395.096" calcext:value-type="float">
            <text:p>395,096</text:p>
          </table:table-cell>
          <table:table-cell office:value-type="float" office:value="185.415" calcext:value-type="float">
            <text:p>185,415</text:p>
          </table:table-cell>
          <table:table-cell table:number-columns-repeated="10"/>
        </table:table-row>
        <table:table-row table:style-name="ro1">
          <table:table-cell office:value-type="float" office:value="182.526" calcext:value-type="float">
            <text:p>182,526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228.117" calcext:value-type="float">
            <text:p>228,117</text:p>
          </table:table-cell>
          <table:table-cell office:value-type="float" office:value="185.01" calcext:value-type="float">
            <text:p>185,01</text:p>
          </table:table-cell>
          <table:table-cell table:number-columns-repeated="10"/>
        </table:table-row>
        <table:table-row table:style-name="ro1">
          <table:table-cell office:value-type="float" office:value="140.686" calcext:value-type="float">
            <text:p>140,686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31.492" calcext:value-type="float">
            <text:p>231,492</text:p>
          </table:table-cell>
          <table:table-cell office:value-type="float" office:value="184.328" calcext:value-type="float">
            <text:p>184,328</text:p>
          </table:table-cell>
          <table:table-cell table:number-columns-repeated="10"/>
        </table:table-row>
        <table:table-row table:style-name="ro1">
          <table:table-cell office:value-type="float" office:value="150.521" calcext:value-type="float">
            <text:p>150,521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229.52" calcext:value-type="float">
            <text:p>229,52</text:p>
          </table:table-cell>
          <table:table-cell office:value-type="float" office:value="183.263" calcext:value-type="float">
            <text:p>183,263</text:p>
          </table:table-cell>
          <table:table-cell table:number-columns-repeated="10"/>
        </table:table-row>
        <table:table-row table:style-name="ro1">
          <table:table-cell office:value-type="float" office:value="215.082" calcext:value-type="float">
            <text:p>215,082</text:p>
          </table:table-cell>
          <table:table-cell office:value-type="float" office:value="1.139" calcext:value-type="float">
            <text:p>1,139</text:p>
          </table:table-cell>
          <table:table-cell/>
          <table:table-cell office:value-type="float" office:value="229.557" calcext:value-type="float">
            <text:p>229,557</text:p>
          </table:table-cell>
          <table:table-cell office:value-type="float" office:value="182.042" calcext:value-type="float">
            <text:p>182,042</text:p>
          </table:table-cell>
          <table:table-cell table:number-columns-repeated="10"/>
        </table:table-row>
        <table:table-row table:style-name="ro1">
          <table:table-cell office:value-type="float" office:value="215.121" calcext:value-type="float">
            <text:p>215,121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224.503" calcext:value-type="float">
            <text:p>224,503</text:p>
          </table:table-cell>
          <table:table-cell office:value-type="float" office:value="181.976" calcext:value-type="float">
            <text:p>181,976</text:p>
          </table:table-cell>
          <table:table-cell table:number-columns-repeated="10"/>
        </table:table-row>
        <table:table-row table:style-name="ro1">
          <table:table-cell office:value-type="float" office:value="115.944" calcext:value-type="float">
            <text:p>115,944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226.24" calcext:value-type="float">
            <text:p>226,24</text:p>
          </table:table-cell>
          <table:table-cell office:value-type="float" office:value="178.536" calcext:value-type="float">
            <text:p>178,536</text:p>
          </table:table-cell>
          <table:table-cell table:number-columns-repeated="10"/>
        </table:table-row>
        <table:table-row table:style-name="ro1">
          <table:table-cell office:value-type="float" office:value="222.706" calcext:value-type="float">
            <text:p>222,706</text:p>
          </table:table-cell>
          <table:table-cell office:value-type="float" office:value="1.097" calcext:value-type="float">
            <text:p>1,097</text:p>
          </table:table-cell>
          <table:table-cell/>
          <table:table-cell office:value-type="float" office:value="225.87" calcext:value-type="float">
            <text:p>225,87</text:p>
          </table:table-cell>
          <table:table-cell office:value-type="float" office:value="178.251" calcext:value-type="float">
            <text:p>178,251</text:p>
          </table:table-cell>
          <table:table-cell table:number-columns-repeated="10"/>
        </table:table-row>
        <table:table-row table:style-name="ro1">
          <table:table-cell office:value-type="float" office:value="111.334" calcext:value-type="float">
            <text:p>111,334</text:p>
          </table:table-cell>
          <table:table-cell office:value-type="float" office:value="1.096" calcext:value-type="float">
            <text:p>1,096</text:p>
          </table:table-cell>
          <table:table-cell/>
          <table:table-cell office:value-type="float" office:value="320.153" calcext:value-type="float">
            <text:p>320,153</text:p>
          </table:table-cell>
          <table:table-cell office:value-type="float" office:value="177.942" calcext:value-type="float">
            <text:p>177,942</text:p>
          </table:table-cell>
          <table:table-cell table:number-columns-repeated="10"/>
        </table:table-row>
        <table:table-row table:style-name="ro1">
          <table:table-cell office:value-type="float" office:value="852.701" calcext:value-type="float">
            <text:p>852,701</text:p>
          </table:table-cell>
          <table:table-cell office:value-type="float" office:value="1.044" calcext:value-type="float">
            <text:p>1,044</text:p>
          </table:table-cell>
          <table:table-cell/>
          <table:table-cell office:value-type="float" office:value="219.867" calcext:value-type="float">
            <text:p>219,867</text:p>
          </table:table-cell>
          <table:table-cell office:value-type="float" office:value="177.781" calcext:value-type="float">
            <text:p>177,781</text:p>
          </table:table-cell>
          <table:table-cell table:number-columns-repeated="10"/>
        </table:table-row>
        <table:table-row table:style-name="ro1">
          <table:table-cell office:value-type="float" office:value="651.98" calcext:value-type="float">
            <text:p>651,98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222.744" calcext:value-type="float">
            <text:p>222,744</text:p>
          </table:table-cell>
          <table:table-cell office:value-type="float" office:value="175.595" calcext:value-type="float">
            <text:p>175,595</text:p>
          </table:table-cell>
          <table:table-cell table:number-columns-repeated="10"/>
        </table:table-row>
        <table:table-row table:style-name="ro1">
          <table:table-cell office:value-type="float" office:value="194.363" calcext:value-type="float">
            <text:p>194,363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552.65" calcext:value-type="float">
            <text:p>552,65</text:p>
          </table:table-cell>
          <table:table-cell office:value-type="float" office:value="174.298" calcext:value-type="float">
            <text:p>174,298</text:p>
          </table:table-cell>
          <table:table-cell table:number-columns-repeated="10"/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'PY37-2048MB'.N7]-['PY37-2048MB'.$L7]" office:value-type="string" office:string-value="" calcext:value-type="error">
            <text:p>#DIV/0!</text:p>
          </table:table-cell>
          <table:table-cell table:formula="of:=['PY37-2048MB'.O7]-['PY37-2048MB'.$L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AVERAGE(['PY37-2048MB'.$B$5:.$B$104])" office:value-type="string" office:string-value="" calcext:value-type="error">
            <text:p>#DIV/0!</text:p>
          </table:table-cell>
          <table:table-cell table:formula="of:=STDEV(['PY37-2048MB'.$B$5:.$B$104])" office:value-type="string" office:string-value="" calcext:value-type="error">
            <text:p>#DIV/0!</text:p>
          </table:table-cell>
          <table:table-cell table:formula="of:=MIN(['PY37-2048MB'.$B$5:.$B$104])" office:value-type="float" office:value="0" calcext:value-type="float">
            <text:p>0</text:p>
          </table:table-cell>
          <table:table-cell table:formula="of:=MAX(['PY37-2048MB'.$B$5:.$B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AVERAGE(['PY37-2048MB'.$E$6:.$E$104])" office:value-type="string" office:string-value="" calcext:value-type="error">
            <text:p>#DIV/0!</text:p>
          </table:table-cell>
          <table:table-cell table:formula="of:=STDEV(['PY37-2048MB'.$E$6:.$E$104])" office:value-type="string" office:string-value="" calcext:value-type="error">
            <text:p>#DIV/0!</text:p>
          </table:table-cell>
          <table:table-cell table:formula="of:=MIN(['PY37-2048MB'.$E$5:.$E$104])" office:value-type="float" office:value="0" calcext:value-type="float">
            <text:p>0</text:p>
          </table:table-cell>
          <table:table-cell table:formula="of:=MAX(['PY37-2048MB'.$E$5:.$E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AVERAGE(['PY37-2048MB'.$H$5:.$H$104])" office:value-type="string" office:string-value="" calcext:value-type="error">
            <text:p>#DIV/0!</text:p>
          </table:table-cell>
          <table:table-cell table:formula="of:=STDEV(['PY37-2048MB'.$H$5:.$H$104])" office:value-type="string" office:string-value="" calcext:value-type="error">
            <text:p>#DIV/0!</text:p>
          </table:table-cell>
          <table:table-cell table:formula="of:=MIN(['PY37-2048MB'.$H$5:.$H$104])" office:value-type="float" office:value="0" calcext:value-type="float">
            <text:p>0</text:p>
          </table:table-cell>
          <table:table-cell table:formula="of:=MAX(['PY37-2048MB'.$H$5:.$H$104])" office:value-type="float" office:value="0" calcext:value-type="float">
            <text:p>0</text:p>
          </table:table-cell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G5:'PY37-128MB'.H1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G5:'PY37-256MB'.H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G5:'PY37-512MB'.H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G5:'PY37-1024MB'.H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D5:'PY37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9:42:23.96416833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10:39:06.474321630</dc:date>
    <meta:editing-duration>PT7H24M21S</meta:editing-duration>
    <meta:editing-cycles>24</meta:editing-cycles>
    <meta:generator>LibreOffice/5.1.6.2$Linux_X86_64 LibreOffice_project/10m0$Build-2</meta:generator>
    <meta:document-statistic meta:table-count="6" meta:cell-count="1951" meta:object-count="0"/>
  </office:meta>
</office:document-meta>
</file>